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left"/>
    </style:style>
    <style:style style:name="Tabla1.A" style:family="table-column">
      <style:table-column-properties style:column-width="0.219cm"/>
    </style:style>
    <style:style style:name="Tabla1.B" style:family="table-column">
      <style:table-column-properties style:column-width="16.782cm"/>
    </style:style>
    <style:style style:name="Tabla1.A1" style:family="table-cell">
      <style:table-cell-properties style:vertical-align="middle" fo:padding="0.049cm" fo:border="none"/>
    </style:style>
    <style:style style:name="Tabla2" style:family="table">
      <style:table-properties style:width="65.467cm" table:align="left"/>
    </style:style>
    <style:style style:name="Tabla2.A" style:family="table-column">
      <style:table-column-properties style:column-width="0.219cm"/>
    </style:style>
    <style:style style:name="Tabla2.B" style:family="table-column">
      <style:table-column-properties style:column-width="65.248cm"/>
    </style:style>
    <style:style style:name="Tabla2.A1" style:family="table-cell">
      <style:table-cell-properties style:vertical-align="middle" fo:padding="0.049cm" fo:border="none"/>
    </style:style>
    <style:style style:name="Tabla3" style:family="table">
      <style:table-properties style:width="15.753cm" fo:margin-left="1.247cm" table:align="left"/>
    </style:style>
    <style:style style:name="Tabla3.A" style:family="table-column">
      <style:table-column-properties style:column-width="0.219cm"/>
    </style:style>
    <style:style style:name="Tabla3.B" style:family="table-column">
      <style:table-column-properties style:column-width="15.535cm"/>
    </style:style>
    <style:style style:name="Tabla3.A1" style:family="table-cell">
      <style:table-cell-properties style:vertical-align="middle" fo:padding="0.049cm" fo:border="none"/>
    </style:style>
    <style:style style:name="Tabla4" style:family="table">
      <style:table-properties style:width="17cm" table:align="left"/>
    </style:style>
    <style:style style:name="Tabla4.A" style:family="table-column">
      <style:table-column-properties style:column-width="0.219cm"/>
    </style:style>
    <style:style style:name="Tabla4.B" style:family="table-column">
      <style:table-column-properties style:column-width="16.782cm"/>
    </style:style>
    <style:style style:name="Tabla4.A1" style:family="table-cell">
      <style:table-cell-properties style:vertical-align="middle" fo:padding="0.049cm" fo:border="none"/>
    </style:style>
    <style:style style:name="Tabla5" style:family="table">
      <style:table-properties style:width="17cm" table:align="left"/>
    </style:style>
    <style:style style:name="Tabla5.A" style:family="table-column">
      <style:table-column-properties style:column-width="0.219cm"/>
    </style:style>
    <style:style style:name="Tabla5.B" style:family="table-column">
      <style:table-column-properties style:column-width="16.782cm"/>
    </style:style>
    <style:style style:name="Tabla5.A1" style:family="table-cell">
      <style:table-cell-properties style:vertical-align="middle" fo:padding="0.049cm" fo:border="none"/>
    </style:style>
    <style:style style:name="Tabla6" style:family="table">
      <style:table-properties style:width="10.162cm" table:align="left"/>
    </style:style>
    <style:style style:name="Tabla6.A" style:family="table-column">
      <style:table-column-properties style:column-width="0.219cm"/>
    </style:style>
    <style:style style:name="Tabla6.B" style:family="table-column">
      <style:table-column-properties style:column-width="9.943cm"/>
    </style:style>
    <style:style style:name="Tabla6.A1" style:family="table-cell">
      <style:table-cell-properties style:vertical-align="middle" fo:padding="0.049cm" fo:border="none"/>
    </style:style>
    <style:style style:name="Tabla7" style:family="table">
      <style:table-properties style:width="12.654cm" table:align="left"/>
    </style:style>
    <style:style style:name="Tabla7.A" style:family="table-column">
      <style:table-column-properties style:column-width="0.219cm"/>
    </style:style>
    <style:style style:name="Tabla7.B" style:family="table-column">
      <style:table-column-properties style:column-width="12.435cm"/>
    </style:style>
    <style:style style:name="Tabla7.A1" style:family="table-cell">
      <style:table-cell-properties style:vertical-align="middle" fo:padding="0.049cm" fo:border="none"/>
    </style:style>
    <style:style style:name="Tabla8" style:family="table">
      <style:table-properties style:width="13.684cm" table:align="left"/>
    </style:style>
    <style:style style:name="Tabla8.A" style:family="table-column">
      <style:table-column-properties style:column-width="0.219cm"/>
    </style:style>
    <style:style style:name="Tabla8.B" style:family="table-column">
      <style:table-column-properties style:column-width="13.466cm"/>
    </style:style>
    <style:style style:name="Tabla8.A1" style:family="table-cell">
      <style:table-cell-properties style:vertical-align="middle" fo:padding="0.049cm" fo:border="none"/>
    </style:style>
    <style:style style:name="Tabla9" style:family="table">
      <style:table-properties style:width="17cm" table:align="left"/>
    </style:style>
    <style:style style:name="Tabla9.A" style:family="table-column">
      <style:table-column-properties style:column-width="0.219cm"/>
    </style:style>
    <style:style style:name="Tabla9.B" style:family="table-column">
      <style:table-column-properties style:column-width="16.782cm"/>
    </style:style>
    <style:style style:name="Tabla9.A1" style:family="table-cell">
      <style:table-cell-properties style:vertical-align="middle" fo:padding="0.049cm" fo:border="none"/>
    </style:style>
    <style:style style:name="Tabla10" style:family="table">
      <style:table-properties style:width="17cm" table:align="left"/>
    </style:style>
    <style:style style:name="Tabla10.A" style:family="table-column">
      <style:table-column-properties style:column-width="0.219cm"/>
    </style:style>
    <style:style style:name="Tabla10.B" style:family="table-column">
      <style:table-column-properties style:column-width="16.782cm"/>
    </style:style>
    <style:style style:name="Tabla10.A1" style:family="table-cell">
      <style:table-cell-properties style:vertical-align="middle" fo:padding="0.049cm" fo:border="none"/>
    </style:style>
    <style:style style:name="Tabla11" style:family="table">
      <style:table-properties style:width="17cm" table:align="left"/>
    </style:style>
    <style:style style:name="Tabla11.A" style:family="table-column">
      <style:table-column-properties style:column-width="0.219cm"/>
    </style:style>
    <style:style style:name="Tabla11.B" style:family="table-column">
      <style:table-column-properties style:column-width="16.782cm"/>
    </style:style>
    <style:style style:name="Tabla11.A1" style:family="table-cell">
      <style:table-cell-properties style:vertical-align="middle" fo:padding="0.049cm" fo:border="none"/>
    </style:style>
    <style:style style:name="Tabla12" style:family="table">
      <style:table-properties style:width="8.451cm" table:align="left"/>
    </style:style>
    <style:style style:name="Tabla12.A" style:family="table-column">
      <style:table-column-properties style:column-width="0.219cm"/>
    </style:style>
    <style:style style:name="Tabla12.B" style:family="table-column">
      <style:table-column-properties style:column-width="8.232cm"/>
    </style:style>
    <style:style style:name="Tabla12.A1" style:family="table-cell">
      <style:table-cell-properties style:vertical-align="middle" fo:padding="0.049cm" fo:border="none"/>
    </style:style>
    <style:style style:name="Tabla13" style:family="table">
      <style:table-properties style:width="17cm" table:align="left"/>
    </style:style>
    <style:style style:name="Tabla13.A" style:family="table-column">
      <style:table-column-properties style:column-width="0.219cm"/>
    </style:style>
    <style:style style:name="Tabla13.B" style:family="table-column">
      <style:table-column-properties style:column-width="16.782cm"/>
    </style:style>
    <style:style style:name="Tabla13.A1" style:family="table-cell">
      <style:table-cell-properties style:vertical-align="middle" fo:padding="0.049cm" fo:border="none"/>
    </style:style>
    <style:style style:name="Tabla14" style:family="table">
      <style:table-properties style:width="6.953cm" table:align="left"/>
    </style:style>
    <style:style style:name="Tabla14.A" style:family="table-column">
      <style:table-column-properties style:column-width="0.219cm"/>
    </style:style>
    <style:style style:name="Tabla14.B" style:family="table-column">
      <style:table-column-properties style:column-width="6.735cm"/>
    </style:style>
    <style:style style:name="Tabla14.A1" style:family="table-cell">
      <style:table-cell-properties style:vertical-align="middle" fo:padding="0.049cm" fo:border="none"/>
    </style:style>
    <style:style style:name="Tabla15" style:family="table">
      <style:table-properties style:width="9.47cm" table:align="left"/>
    </style:style>
    <style:style style:name="Tabla15.A" style:family="table-column">
      <style:table-column-properties style:column-width="0.219cm"/>
    </style:style>
    <style:style style:name="Tabla15.B" style:family="table-column">
      <style:table-column-properties style:column-width="9.252cm"/>
    </style:style>
    <style:style style:name="Tabla15.A1" style:family="table-cell">
      <style:table-cell-properties style:vertical-align="middle" fo:padding="0.049cm" fo:border="none"/>
    </style:style>
    <style:style style:name="Tabla16" style:family="table">
      <style:table-properties style:width="17cm" table:align="left"/>
    </style:style>
    <style:style style:name="Tabla16.A" style:family="table-column">
      <style:table-column-properties style:column-width="0.219cm"/>
    </style:style>
    <style:style style:name="Tabla16.B" style:family="table-column">
      <style:table-column-properties style:column-width="16.782cm"/>
    </style:style>
    <style:style style:name="Tabla16.A1" style:family="table-cell">
      <style:table-cell-properties style:vertical-align="middle" fo:padding="0.049cm" fo:border="none"/>
    </style:style>
    <style:style style:name="Tabla17" style:family="table">
      <style:table-properties style:width="17cm" table:align="left"/>
    </style:style>
    <style:style style:name="Tabla17.A" style:family="table-column">
      <style:table-column-properties style:column-width="0.219cm"/>
    </style:style>
    <style:style style:name="Tabla17.B" style:family="table-column">
      <style:table-column-properties style:column-width="16.782cm"/>
    </style:style>
    <style:style style:name="Tabla17.A1" style:family="table-cell">
      <style:table-cell-properties style:vertical-align="middle" fo:padding="0.049cm" fo:border="none"/>
    </style:style>
    <style:style style:name="Tabla18" style:family="table">
      <style:table-properties style:width="14.409cm" table:align="left"/>
    </style:style>
    <style:style style:name="Tabla18.A" style:family="table-column">
      <style:table-column-properties style:column-width="0.219cm"/>
    </style:style>
    <style:style style:name="Tabla18.B" style:family="table-column">
      <style:table-column-properties style:column-width="14.19cm"/>
    </style:style>
    <style:style style:name="Tabla18.A1" style:family="table-cell">
      <style:table-cell-properties style:vertical-align="middle" fo:padding="0.049cm" fo:border="none"/>
    </style:style>
    <style:style style:name="Tabla19" style:family="table">
      <style:table-properties style:width="7.855cm" table:align="left"/>
    </style:style>
    <style:style style:name="Tabla19.A" style:family="table-column">
      <style:table-column-properties style:column-width="0.219cm"/>
    </style:style>
    <style:style style:name="Tabla19.B" style:family="table-column">
      <style:table-column-properties style:column-width="7.636cm"/>
    </style:style>
    <style:style style:name="Tabla19.A1" style:family="table-cell">
      <style:table-cell-properties style:vertical-align="middle" fo:padding="0.049cm" fo:border="none"/>
    </style:style>
    <style:style style:name="Tabla20" style:family="table">
      <style:table-properties style:width="10.017cm" table:align="left"/>
    </style:style>
    <style:style style:name="Tabla20.A" style:family="table-column">
      <style:table-column-properties style:column-width="0.219cm"/>
    </style:style>
    <style:style style:name="Tabla20.B" style:family="table-column">
      <style:table-column-properties style:column-width="9.798cm"/>
    </style:style>
    <style:style style:name="Tabla20.A1" style:family="table-cell">
      <style:table-cell-properties style:vertical-align="middle" fo:padding="0.049cm" fo:border="none"/>
    </style:style>
    <style:style style:name="Tabla21" style:family="table">
      <style:table-properties style:width="8.576cm" table:align="left"/>
    </style:style>
    <style:style style:name="Tabla21.A" style:family="table-column">
      <style:table-column-properties style:column-width="0.219cm"/>
    </style:style>
    <style:style style:name="Tabla21.B" style:family="table-column">
      <style:table-column-properties style:column-width="8.357cm"/>
    </style:style>
    <style:style style:name="Tabla21.A1" style:family="table-cell">
      <style:table-cell-properties style:vertical-align="middle" fo:padding="0.049cm" fo:border="none"/>
    </style:style>
    <style:style style:name="Tabla22" style:family="table">
      <style:table-properties style:width="17cm" table:align="left"/>
    </style:style>
    <style:style style:name="Tabla22.A" style:family="table-column">
      <style:table-column-properties style:column-width="0.219cm"/>
    </style:style>
    <style:style style:name="Tabla22.B" style:family="table-column">
      <style:table-column-properties style:column-width="16.782cm"/>
    </style:style>
    <style:style style:name="Tabla22.A1" style:family="table-cell">
      <style:table-cell-properties style:vertical-align="middle" fo:padding="0.049cm" fo:border="none"/>
    </style:style>
    <style:style style:name="Tabla23" style:family="table">
      <style:table-properties style:width="9.41cm" table:align="left"/>
    </style:style>
    <style:style style:name="Tabla23.A" style:family="table-column">
      <style:table-column-properties style:column-width="0.219cm"/>
    </style:style>
    <style:style style:name="Tabla23.B" style:family="table-column">
      <style:table-column-properties style:column-width="9.192cm"/>
    </style:style>
    <style:style style:name="Tabla23.A1" style:family="table-cell">
      <style:table-cell-properties style:vertical-align="middle" fo:padding="0.049cm" fo:border="none"/>
    </style:style>
    <style:style style:name="Tabla24" style:family="table">
      <style:table-properties style:width="17cm" table:align="left"/>
    </style:style>
    <style:style style:name="Tabla24.A" style:family="table-column">
      <style:table-column-properties style:column-width="0.219cm"/>
    </style:style>
    <style:style style:name="Tabla24.B" style:family="table-column">
      <style:table-column-properties style:column-width="16.782cm"/>
    </style:style>
    <style:style style:name="Tabla24.A1" style:family="table-cell">
      <style:table-cell-properties style:vertical-align="middle" fo:padding="0.049cm" fo:border="none"/>
    </style:style>
    <style:style style:name="Tabla25" style:family="table">
      <style:table-properties style:width="14.219cm" table:align="left"/>
    </style:style>
    <style:style style:name="Tabla25.A" style:family="table-column">
      <style:table-column-properties style:column-width="0.219cm"/>
    </style:style>
    <style:style style:name="Tabla25.B" style:family="table-column">
      <style:table-column-properties style:column-width="14cm"/>
    </style:style>
    <style:style style:name="Tabla25.A1" style:family="table-cell">
      <style:table-cell-properties style:vertical-align="middle" fo:padding="0.049cm" fo:border="none"/>
    </style:style>
    <style:style style:name="Tabla26" style:family="table">
      <style:table-properties style:width="17cm" table:align="left"/>
    </style:style>
    <style:style style:name="Tabla26.A" style:family="table-column">
      <style:table-column-properties style:column-width="0.219cm"/>
    </style:style>
    <style:style style:name="Tabla26.B" style:family="table-column">
      <style:table-column-properties style:column-width="16.782cm"/>
    </style:style>
    <style:style style:name="Tabla26.A1" style:family="table-cell">
      <style:table-cell-properties style:vertical-align="middle" fo:padding="0.049cm" fo:border="none"/>
    </style:style>
    <style:style style:name="Tabla27" style:family="table">
      <style:table-properties style:width="10.142cm" table:align="left"/>
    </style:style>
    <style:style style:name="Tabla27.A" style:family="table-column">
      <style:table-column-properties style:column-width="0.219cm"/>
    </style:style>
    <style:style style:name="Tabla27.B" style:family="table-column">
      <style:table-column-properties style:column-width="9.924cm"/>
    </style:style>
    <style:style style:name="Tabla27.A1" style:family="table-cell">
      <style:table-cell-properties style:vertical-align="middle" fo:padding="0.049cm" fo:border="none"/>
    </style:style>
    <style:style style:name="Tabla28" style:family="table">
      <style:table-properties style:width="17cm" table:align="left"/>
    </style:style>
    <style:style style:name="Tabla28.A" style:family="table-column">
      <style:table-column-properties style:column-width="0.219cm"/>
    </style:style>
    <style:style style:name="Tabla28.B" style:family="table-column">
      <style:table-column-properties style:column-width="16.782cm"/>
    </style:style>
    <style:style style:name="Tabla28.A1" style:family="table-cell">
      <style:table-cell-properties style:vertical-align="middle" fo:padding="0.049cm" fo:border="none"/>
    </style:style>
    <style:style style:name="Tabla29" style:family="table">
      <style:table-properties style:width="16.78cm" table:align="left"/>
    </style:style>
    <style:style style:name="Tabla29.A" style:family="table-column">
      <style:table-column-properties style:column-width="0.219cm"/>
    </style:style>
    <style:style style:name="Tabla29.B" style:family="table-column">
      <style:table-column-properties style:column-width="16.561cm"/>
    </style:style>
    <style:style style:name="Tabla29.A1" style:family="table-cell">
      <style:table-cell-properties style:vertical-align="middle" fo:padding="0.049cm" fo:border="none"/>
    </style:style>
    <style:style style:name="Tabla30" style:family="table">
      <style:table-properties style:width="17cm" table:align="left"/>
    </style:style>
    <style:style style:name="Tabla30.A" style:family="table-column">
      <style:table-column-properties style:column-width="0.219cm"/>
    </style:style>
    <style:style style:name="Tabla30.B" style:family="table-column">
      <style:table-column-properties style:column-width="16.782cm"/>
    </style:style>
    <style:style style:name="Tabla30.A1" style:family="table-cell">
      <style:table-cell-properties style:vertical-align="middle" fo:padding="0.049cm" fo:border="none"/>
    </style:style>
    <style:style style:name="Tabla31" style:family="table">
      <style:table-properties style:width="8.454cm" table:align="left"/>
    </style:style>
    <style:style style:name="Tabla31.A" style:family="table-column">
      <style:table-column-properties style:column-width="0.219cm"/>
    </style:style>
    <style:style style:name="Tabla31.B" style:family="table-column">
      <style:table-column-properties style:column-width="8.236cm"/>
    </style:style>
    <style:style style:name="Tabla31.A1" style:family="table-cell">
      <style:table-cell-properties style:vertical-align="middle" fo:padding="0.049cm" fo:border="none"/>
    </style:style>
    <style:style style:name="Tabla32" style:family="table">
      <style:table-properties style:width="17cm" table:align="left"/>
    </style:style>
    <style:style style:name="Tabla32.A" style:family="table-column">
      <style:table-column-properties style:column-width="0.219cm"/>
    </style:style>
    <style:style style:name="Tabla32.B" style:family="table-column">
      <style:table-column-properties style:column-width="16.782cm"/>
    </style:style>
    <style:style style:name="Tabla32.A1" style:family="table-cell">
      <style:table-cell-properties style:vertical-align="middle" fo:padding="0.049cm" fo:border="none"/>
    </style:style>
    <style:style style:name="Tabla33" style:family="table">
      <style:table-properties style:width="17cm" table:align="left"/>
    </style:style>
    <style:style style:name="Tabla33.A" style:family="table-column">
      <style:table-column-properties style:column-width="0.219cm"/>
    </style:style>
    <style:style style:name="Tabla33.B" style:family="table-column">
      <style:table-column-properties style:column-width="16.782cm"/>
    </style:style>
    <style:style style:name="Tabla33.A1" style:family="table-cell">
      <style:table-cell-properties style:vertical-align="middle" fo:padding="0.049cm" fo:border="none"/>
    </style:style>
    <style:style style:name="Tabla34" style:family="table">
      <style:table-properties style:width="17cm" table:align="left"/>
    </style:style>
    <style:style style:name="Tabla34.A" style:family="table-column">
      <style:table-column-properties style:column-width="0.219cm"/>
    </style:style>
    <style:style style:name="Tabla34.B" style:family="table-column">
      <style:table-column-properties style:column-width="16.782cm"/>
    </style:style>
    <style:style style:name="Tabla34.A1" style:family="table-cell">
      <style:table-cell-properties style:vertical-align="middle" fo:padding="0.049cm" fo:border="none"/>
    </style:style>
    <style:style style:name="Tabla35" style:family="table">
      <style:table-properties style:width="7.373cm" table:align="left"/>
    </style:style>
    <style:style style:name="Tabla35.A" style:family="table-column">
      <style:table-column-properties style:column-width="0.219cm"/>
    </style:style>
    <style:style style:name="Tabla35.B" style:family="table-column">
      <style:table-column-properties style:column-width="7.154cm"/>
    </style:style>
    <style:style style:name="Tabla35.A1" style:family="table-cell">
      <style:table-cell-properties style:vertical-align="middle" fo:padding="0.049cm" fo:border="none"/>
    </style:style>
    <style:style style:name="Tabla36" style:family="table">
      <style:table-properties style:width="17cm" table:align="left"/>
    </style:style>
    <style:style style:name="Tabla36.A" style:family="table-column">
      <style:table-column-properties style:column-width="0.219cm"/>
    </style:style>
    <style:style style:name="Tabla36.B" style:family="table-column">
      <style:table-column-properties style:column-width="16.782cm"/>
    </style:style>
    <style:style style:name="Tabla36.A1" style:family="table-cell">
      <style:table-cell-properties style:vertical-align="middle" fo:padding="0.049cm" fo:border="none"/>
    </style:style>
    <style:style style:name="Tabla37" style:family="table">
      <style:table-properties style:width="17cm" table:align="left"/>
    </style:style>
    <style:style style:name="Tabla37.A" style:family="table-column">
      <style:table-column-properties style:column-width="0.219cm"/>
    </style:style>
    <style:style style:name="Tabla37.B" style:family="table-column">
      <style:table-column-properties style:column-width="16.782cm"/>
    </style:style>
    <style:style style:name="Tabla37.A1" style:family="table-cell">
      <style:table-cell-properties style:vertical-align="middle" fo:padding="0.049cm" fo:border="none"/>
    </style:style>
    <style:style style:name="Tabla38" style:family="table">
      <style:table-properties style:width="3.046cm" table:align="left"/>
    </style:style>
    <style:style style:name="Tabla38.A" style:family="table-column">
      <style:table-column-properties style:column-width="0.219cm"/>
    </style:style>
    <style:style style:name="Tabla38.B" style:family="table-column">
      <style:table-column-properties style:column-width="2.828cm"/>
    </style:style>
    <style:style style:name="Tabla38.A1" style:family="table-cell">
      <style:table-cell-properties style:vertical-align="middle" fo:padding="0.049cm" fo:border="none"/>
    </style:style>
    <style:style style:name="Tabla39" style:family="table">
      <style:table-properties style:width="11.192cm" table:align="left"/>
    </style:style>
    <style:style style:name="Tabla39.A" style:family="table-column">
      <style:table-column-properties style:column-width="0.219cm"/>
    </style:style>
    <style:style style:name="Tabla39.B" style:family="table-column">
      <style:table-column-properties style:column-width="10.973cm"/>
    </style:style>
    <style:style style:name="Tabla39.A1" style:family="table-cell">
      <style:table-cell-properties style:vertical-align="middle" fo:padding="0.049cm" fo:border="none"/>
    </style:style>
    <style:style style:name="Tabla40" style:family="table">
      <style:table-properties style:width="23.557cm" table:align="left"/>
    </style:style>
    <style:style style:name="Tabla40.A" style:family="table-column">
      <style:table-column-properties style:column-width="0.219cm"/>
    </style:style>
    <style:style style:name="Tabla40.B" style:family="table-column">
      <style:table-column-properties style:column-width="23.338cm"/>
    </style:style>
    <style:style style:name="Tabla40.A1" style:family="table-cell">
      <style:table-cell-properties style:vertical-align="middle" fo:padding="0.049cm" fo:border="none"/>
    </style:style>
    <style:style style:name="Tabla41" style:family="table">
      <style:table-properties style:width="9.051cm" table:align="left"/>
    </style:style>
    <style:style style:name="Tabla41.A" style:family="table-column">
      <style:table-column-properties style:column-width="0.219cm"/>
    </style:style>
    <style:style style:name="Tabla41.B" style:family="table-column">
      <style:table-column-properties style:column-width="8.832cm"/>
    </style:style>
    <style:style style:name="Tabla41.A1" style:family="table-cell">
      <style:table-cell-properties style:vertical-align="middle" fo:padding="0.049cm" fo:border="none"/>
    </style:style>
    <style:style style:name="Tabla42" style:family="table">
      <style:table-properties style:width="17cm" table:align="left"/>
    </style:style>
    <style:style style:name="Tabla42.A" style:family="table-column">
      <style:table-column-properties style:column-width="0.219cm"/>
    </style:style>
    <style:style style:name="Tabla42.B" style:family="table-column">
      <style:table-column-properties style:column-width="16.782cm"/>
    </style:style>
    <style:style style:name="Tabla42.A1" style:family="table-cell">
      <style:table-cell-properties style:vertical-align="middle" fo:padding="0.049cm" fo:border="none"/>
    </style:style>
    <style:style style:name="Tabla43" style:family="table">
      <style:table-properties style:width="17cm" table:align="left"/>
    </style:style>
    <style:style style:name="Tabla43.A" style:family="table-column">
      <style:table-column-properties style:column-width="0.219cm"/>
    </style:style>
    <style:style style:name="Tabla43.B" style:family="table-column">
      <style:table-column-properties style:column-width="16.782cm"/>
    </style:style>
    <style:style style:name="Tabla43.A1" style:family="table-cell">
      <style:table-cell-properties style:vertical-align="middle" fo:padding="0.049cm" fo:border="none"/>
    </style:style>
    <style:style style:name="Tabla44" style:family="table">
      <style:table-properties style:width="13.282cm" table:align="left"/>
    </style:style>
    <style:style style:name="Tabla44.A" style:family="table-column">
      <style:table-column-properties style:column-width="0.219cm"/>
    </style:style>
    <style:style style:name="Tabla44.B" style:family="table-column">
      <style:table-column-properties style:column-width="13.063cm"/>
    </style:style>
    <style:style style:name="Tabla44.A1" style:family="table-cell">
      <style:table-cell-properties style:vertical-align="middle" fo:padding="0.049cm" fo:border="none"/>
    </style:style>
    <style:style style:name="Tabla45" style:family="table">
      <style:table-properties style:width="17cm" table:align="left"/>
    </style:style>
    <style:style style:name="Tabla45.A" style:family="table-column">
      <style:table-column-properties style:column-width="0.219cm"/>
    </style:style>
    <style:style style:name="Tabla45.B" style:family="table-column">
      <style:table-column-properties style:column-width="16.782cm"/>
    </style:style>
    <style:style style:name="Tabla45.A1" style:family="table-cell">
      <style:table-cell-properties style:vertical-align="middle" fo:padding="0.049cm" fo:border="none"/>
    </style:style>
    <style:style style:name="Tabla46" style:family="table">
      <style:table-properties style:width="17cm" table:align="left"/>
    </style:style>
    <style:style style:name="Tabla46.A" style:family="table-column">
      <style:table-column-properties style:column-width="0.219cm"/>
    </style:style>
    <style:style style:name="Tabla46.B" style:family="table-column">
      <style:table-column-properties style:column-width="16.782cm"/>
    </style:style>
    <style:style style:name="Tabla46.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paragraph-properties fo:margin-top="0cm" fo:margin-bottom="0cm" loext:contextual-spacing="false"/>
    </style:style>
    <style:style style:name="P14" style:family="paragraph" style:parent-style-name="Text_20_body" style:list-style-name="L1">
      <style:paragraph-properties fo:margin-top="0cm" fo:margin-bottom="0cm" loext:contextual-spacing="false"/>
    </style:style>
    <style:style style:name="P15" style:family="paragraph" style:parent-style-name="Table_20_Contents">
      <style:text-properties fo:font-size="2pt" style:font-size-asian="2pt" style:font-size-complex="2pt"/>
    </style:style>
    <style:style style:name="P16" style:family="paragraph" style:parent-style-name="Table_20_Contents">
      <style:paragraph-properties fo:margin-top="0cm" fo:margin-bottom="0.499cm" loext:contextual-spacing="false"/>
    </style:style>
    <style:style style:name="P17" style:family="paragraph" style:parent-style-name="Preformatted_20_Text" style:list-style-name="L4"/>
    <style:style style:name="P18" style:family="paragraph" style:parent-style-name="Preformatted_20_Text">
      <style:paragraph-properties fo:margin-top="0cm" fo:margin-bottom="0.499cm" loext:contextual-spacing="false"/>
    </style:style>
    <style:style style:name="P19" style:family="paragraph" style:parent-style-name="Preformatted_20_Text" style:list-style-name="L4">
      <style:paragraph-properties fo:margin-top="0cm" fo:margin-bottom="0.499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urso de iniciación a Ansible para la automatización de operaciones</text:h>
      <text:section text:style-name="Sect1" text:name="header">
        <text:p text:style-name="P13"><text:bookmark text:name="author"/>Cloud-DI Team - Departamento de Informática. UAL </text:p>
        <text:section text:style-name="Sect1" text:name="toc">
          <text:p text:style-name="P13"/>
          <text:section text:style-name="Sect1" text:name="toctitle">
            <text:p text:style-name="P13">Tabla de contenidos</text:p>
          </text:section>
          <text:list xml:id="list1684865446" text:style-name="L1">
            <text:list-item>
              <text:p text:style-name="P14"><text:a xlink:type="simple" xlink:href="https://ualmtorres.github.io/CursoAnsible/tutorial/#trueresumen" text:style-name="Internet_20_link" text:visited-style-name="Visited_20_Internet_20_Link">Resumen</text:a> </text:p>
            </text:list-item>
            <text:list-item>
              <text:p text:style-name="P14"><text:a xlink:type="simple" xlink:href="https://ualmtorres.github.io/CursoAnsible/tutorial/#truequ-es-ansible" text:style-name="Internet_20_link" text:visited-style-name="Visited_20_Internet_20_Link">1. Qué es Ansible</text:a> </text:p>
            </text:list-item>
            <text:list-item>
              <text:p text:style-name="P14"><text:a xlink:type="simple" xlink:href="https://ualmtorres.github.io/CursoAnsible/tutorial/#trueventajas-de-ansible" text:style-name="Internet_20_link" text:visited-style-name="Visited_20_Internet_20_Link">2. Ventajas de Ansible</text:a> </text:p>
            </text:list-item>
            <text:list-item>
              <text:p text:style-name="P14"><text:a xlink:type="simple" xlink:href="https://ualmtorres.github.io/CursoAnsible/tutorial/#truerequisitos-de-ansible" text:style-name="Internet_20_link" text:visited-style-name="Visited_20_Internet_20_Link">3. Requisitos de Ansible</text:a> </text:p>
              <text:list>
                <text:list-item>
                  <text:p text:style-name="P14"><text:a xlink:type="simple" xlink:href="https://ualmtorres.github.io/CursoAnsible/tutorial/#truerequisitos-para-la-m-quina-de-control" text:style-name="Internet_20_link" text:visited-style-name="Visited_20_Internet_20_Link">3.1. Requisitos para la máquina de control</text:a> </text:p>
                </text:list-item>
                <text:list-item>
                  <text:p text:style-name="P14"><text:a xlink:type="simple" xlink:href="https://ualmtorres.github.io/CursoAnsible/tutorial/#truerequisitos-de-los-nodos-administrados" text:style-name="Internet_20_link" text:visited-style-name="Visited_20_Internet_20_Link">3.2. Requisitos de los nodos administrados</text:a> </text:p>
                </text:list-item>
              </text:list>
            </text:list-item>
            <text:list-item>
              <text:p text:style-name="P14"><text:a xlink:type="simple" xlink:href="https://ualmtorres.github.io/CursoAnsible/tutorial/#trueinstalaci-n-de-ansible" text:style-name="Internet_20_link" text:visited-style-name="Visited_20_Internet_20_Link">4. Instalación de Ansible</text:a> </text:p>
              <text:list>
                <text:list-item>
                  <text:p text:style-name="P14"><text:a xlink:type="simple" xlink:href="https://ualmtorres.github.io/CursoAnsible/tutorial/#trueconfiguraci-n-de-la-m-quina-de-control" text:style-name="Internet_20_link" text:visited-style-name="Visited_20_Internet_20_Link">4.1. Configuración de la máquina de control</text:a> </text:p>
                </text:list-item>
                <text:list-item>
                  <text:p text:style-name="P14"><text:a xlink:type="simple" xlink:href="https://ualmtorres.github.io/CursoAnsible/tutorial/#trueconfiguraci-n-de-las-m-quinas-administradas" text:style-name="Internet_20_link" text:visited-style-name="Visited_20_Internet_20_Link">4.2. Configuración de las máquinas administradas</text:a> </text:p>
                </text:list-item>
                <text:list-item>
                  <text:p text:style-name="P14"><text:a xlink:type="simple" xlink:href="https://ualmtorres.github.io/CursoAnsible/tutorial/#truecopia-de-claves-ssh-a-m-quinas-administradas" text:style-name="Internet_20_link" text:visited-style-name="Visited_20_Internet_20_Link">4.3. Copia de claves SSH a máquinas administradas</text:a> </text:p>
                </text:list-item>
                <text:list-item>
                  <text:p text:style-name="P14"><text:a xlink:type="simple" xlink:href="https://ualmtorres.github.io/CursoAnsible/tutorial/#trueherramientas-de-l-nea-de-comandos-instaladas-con-ansible" text:style-name="Internet_20_link" text:visited-style-name="Visited_20_Internet_20_Link">4.4. Herramientas de línea de comandos instaladas con Ansible</text:a> </text:p>
                </text:list-item>
              </text:list>
            </text:list-item>
            <text:list-item>
              <text:p text:style-name="P14"><text:a xlink:type="simple" xlink:href="https://ualmtorres.github.io/CursoAnsible/tutorial/#truearchivos-de-configuraci-n-y-de-inventario" text:style-name="Internet_20_link" text:visited-style-name="Visited_20_Internet_20_Link">5. Archivos de configuración y de inventario</text:a> </text:p>
            </text:list-item>
            <text:list-item>
              <text:p text:style-name="P14"><text:a xlink:type="simple" xlink:href="https://ualmtorres.github.io/CursoAnsible/tutorial/#truecomandos-directos" text:style-name="Internet_20_link" text:visited-style-name="Visited_20_Internet_20_Link">6. Comandos directos</text:a> </text:p>
              <text:list>
                <text:list-item>
                  <text:p text:style-name="P14"><text:a xlink:type="simple" xlink:href="https://ualmtorres.github.io/CursoAnsible/tutorial/#trueejecuci-n-de-comandos-como-code-root-code" text:style-name="Internet_20_link" text:visited-style-name="Visited_20_Internet_20_Link">6.1. Ejecución de comandos como </text:a><text:a xlink:type="simple" xlink:href="https://ualmtorres.github.io/CursoAnsible/tutorial/#trueejecuci-n-de-comandos-como-code-root-code" text:style-name="Internet_20_link" text:visited-style-name="Visited_20_Internet_20_Link"><text:span text:style-name="Source_20_Text">root</text:span></text:a> </text:p>
                </text:list-item>
              </text:list>
            </text:list-item>
            <text:list-item>
              <text:p text:style-name="P14"><text:a xlink:type="simple" xlink:href="https://ualmtorres.github.io/CursoAnsible/tutorial/#trueplaybooks-para-operaciones-sencillas" text:style-name="Internet_20_link" text:visited-style-name="Visited_20_Internet_20_Link">7. Playbooks para operaciones sencillas</text:a> </text:p>
              <text:list>
                <text:list-item>
                  <text:p text:style-name="P14"><text:a xlink:type="simple" xlink:href="https://ualmtorres.github.io/CursoAnsible/tutorial/#truepar-metros-de-inter-s-para-ejecuci-n-de-playbooks" text:style-name="Internet_20_link" text:visited-style-name="Visited_20_Internet_20_Link">7.1. Parámetros de interés para ejecución de playbooks</text:a> </text:p>
                </text:list-item>
                <text:list-item>
                  <text:p text:style-name="P14"><text:a xlink:type="simple" xlink:href="https://ualmtorres.github.io/CursoAnsible/tutorial/#truemodificaci-n-de-archivos-con-code-blockinfile-code" text:style-name="Internet_20_link" text:visited-style-name="Visited_20_Internet_20_Link">7.2. Modificación de archivos con </text:a><text:a xlink:type="simple" xlink:href="https://ualmtorres.github.io/CursoAnsible/tutorial/#truemodificaci-n-de-archivos-con-code-blockinfile-code" text:style-name="Internet_20_link" text:visited-style-name="Visited_20_Internet_20_Link"><text:span text:style-name="Source_20_Text">blockinfile</text:span></text:a> </text:p>
                </text:list-item>
                <text:list-item>
                  <text:p text:style-name="P14"><text:a xlink:type="simple" xlink:href="https://ualmtorres.github.io/CursoAnsible/tutorial/#trueuso-de-em-templates-em-para-creaci-n-de-archivos-personalizados" text:style-name="Internet_20_link" text:visited-style-name="Visited_20_Internet_20_Link">7.3. Uso de </text:a><text:a xlink:type="simple" xlink:href="https://ualmtorres.github.io/CursoAnsible/tutorial/#trueuso-de-em-templates-em-para-creaci-n-de-archivos-personalizados" text:style-name="Internet_20_link" text:visited-style-name="Visited_20_Internet_20_Link"><text:span text:style-name="Emphasis">templates</text:span></text:a><text:a xlink:type="simple" xlink:href="https://ualmtorres.github.io/CursoAnsible/tutorial/#trueuso-de-em-templates-em-para-creaci-n-de-archivos-personalizados" text:style-name="Internet_20_link" text:visited-style-name="Visited_20_Internet_20_Link"> para creación de archivos personalizados</text:a> </text:p>
                </text:list-item>
                <text:list-item>
                  <text:p text:style-name="P14"><text:a xlink:type="simple" xlink:href="https://ualmtorres.github.io/CursoAnsible/tutorial/#truemodificaci-n-de-archivos-con-code-lineinfile-code" text:style-name="Internet_20_link" text:visited-style-name="Visited_20_Internet_20_Link">7.4. Modificación de archivos con </text:a><text:a xlink:type="simple" xlink:href="https://ualmtorres.github.io/CursoAnsible/tutorial/#truemodificaci-n-de-archivos-con-code-lineinfile-code" text:style-name="Internet_20_link" text:visited-style-name="Visited_20_Internet_20_Link"><text:span text:style-name="Source_20_Text">lineinfile</text:span></text:a> </text:p>
                </text:list-item>
                <text:list-item>
                  <text:p text:style-name="P14"><text:a xlink:type="simple" xlink:href="https://ualmtorres.github.io/CursoAnsible/tutorial/#truegesti-n-de-repositorios-code-apt-code" text:style-name="Internet_20_link" text:visited-style-name="Visited_20_Internet_20_Link">7.5. Gestión de repositorios </text:a><text:a xlink:type="simple" xlink:href="https://ualmtorres.github.io/CursoAnsible/tutorial/#truegesti-n-de-repositorios-code-apt-code" text:style-name="Internet_20_link" text:visited-style-name="Visited_20_Internet_20_Link"><text:span text:style-name="Source_20_Text">APT</text:span></text:a> </text:p>
                </text:list-item>
                <text:list-item>
                  <text:p text:style-name="P14"><text:a xlink:type="simple" xlink:href="https://ualmtorres.github.io/CursoAnsible/tutorial/#trueinstalaci-n-de-paquetes" text:style-name="Internet_20_link" text:visited-style-name="Visited_20_Internet_20_Link">7.6. Instalación de paquetes</text:a> </text:p>
                </text:list-item>
                <text:list-item>
                  <text:p text:style-name="P14"><text:a xlink:type="simple" xlink:href="https://ualmtorres.github.io/CursoAnsible/tutorial/#trueejecuci-n-de-comandos-en-m-quinas-administradas" text:style-name="Internet_20_link" text:visited-style-name="Visited_20_Internet_20_Link">7.7. Ejecución de comandos en máquinas administradas</text:a> </text:p>
                </text:list-item>
                <text:list-item>
                  <text:p text:style-name="P14"><text:a xlink:type="simple" xlink:href="https://ualmtorres.github.io/CursoAnsible/tutorial/#truemanejo-de-archivos" text:style-name="Internet_20_link" text:visited-style-name="Visited_20_Internet_20_Link">7.8. Manejo de archivos</text:a> </text:p>
                </text:list-item>
                <text:list-item>
                  <text:p text:style-name="P14"><text:a xlink:type="simple" xlink:href="https://ualmtorres.github.io/CursoAnsible/tutorial/#truereiniciar-servicios" text:style-name="Internet_20_link" text:visited-style-name="Visited_20_Internet_20_Link">7.9. Reiniciar servicios</text:a> </text:p>
                </text:list-item>
                <text:list-item>
                  <text:p text:style-name="P14"><text:a xlink:type="simple" xlink:href="https://ualmtorres.github.io/CursoAnsible/tutorial/#truereiniciar-una-bater-a-de-servidores" text:style-name="Internet_20_link" text:visited-style-name="Visited_20_Internet_20_Link">7.10. Reiniciar una batería de servidores</text:a> </text:p>
                </text:list-item>
                <text:list-item>
                  <text:p text:style-name="P14"><text:a xlink:type="simple" xlink:href="https://ualmtorres.github.io/CursoAnsible/tutorial/#truedescarga-condicional-de-archivos" text:style-name="Internet_20_link" text:visited-style-name="Visited_20_Internet_20_Link">7.11. Descarga condicional de archivos</text:a> </text:p>
                </text:list-item>
              </text:list>
            </text:list-item>
            <text:list-item>
              <text:p text:style-name="P14"><text:a xlink:type="simple" xlink:href="https://ualmtorres.github.io/CursoAnsible/tutorial/#trueorganizaci-n-b-sica-de-proyectos-ansible" text:style-name="Internet_20_link" text:visited-style-name="Visited_20_Internet_20_Link">8. Organización básica de proyectos Ansible</text:a> </text:p>
            </text:list-item>
            <text:list-item>
              <text:p text:style-name="P14"><text:a xlink:type="simple" xlink:href="https://ualmtorres.github.io/CursoAnsible/tutorial/#truecreaci-n-de-un-playbook-para-el-despliegue-de-una-aplicaci-n-php-desde-un-repositorio-github" text:style-name="Internet_20_link" text:visited-style-name="Visited_20_Internet_20_Link">9. Creación de un playbook para el despliegue de una aplicación PHP desde un repositorio GitHub</text:a> </text:p>
            </text:list-item>
            <text:list-item>
              <text:p text:style-name="P14"><text:a xlink:type="simple" xlink:href="https://ualmtorres.github.io/CursoAnsible/tutorial/#trueansible-galaxy" text:style-name="Internet_20_link" text:visited-style-name="Visited_20_Internet_20_Link">10. Ansible Galaxy</text:a> </text:p>
              <text:list>
                <text:list-item>
                  <text:p text:style-name="P14"><text:a xlink:type="simple" xlink:href="https://ualmtorres.github.io/CursoAnsible/tutorial/#trueinstalaci-n-de-un-rol-de-ansible-galaxy" text:style-name="Internet_20_link" text:visited-style-name="Visited_20_Internet_20_Link">10.1. Instalación de un rol de Ansible Galaxy</text:a> </text:p>
                </text:list-item>
                <text:list-item>
                  <text:p text:style-name="P14"><text:a xlink:type="simple" xlink:href="https://ualmtorres.github.io/CursoAnsible/tutorial/#truecreaci-n-de-un-rol-con-ansible-galaxy" text:style-name="Internet_20_link" text:visited-style-name="Visited_20_Internet_20_Link">10.2. Creación de un rol con Ansible Galaxy</text:a> </text:p>
                </text:list-item>
                <text:list-item>
                  <text:p text:style-name="P14"><text:a xlink:type="simple" xlink:href="https://ualmtorres.github.io/CursoAnsible/tutorial/#trueorganizaci-n-de-playbooks-y-roles" text:style-name="Internet_20_link" text:visited-style-name="Visited_20_Internet_20_Link">10.3. Organización de playbooks y roles</text:a> </text:p>
                </text:list-item>
              </text:list>
            </text:list-item>
            <text:list-item>
              <text:p text:style-name="P14"><text:a xlink:type="simple" xlink:href="https://ualmtorres.github.io/CursoAnsible/tutorial/#trueplaybook-para-inicializar-una-base-de-datos-mysql" text:style-name="Internet_20_link" text:visited-style-name="Visited_20_Internet_20_Link">11. Playbook para inicializar una base de datos MySQL</text:a> </text:p>
              <text:list>
                <text:list-item>
                  <text:p text:style-name="P14"><text:a xlink:type="simple" xlink:href="https://ualmtorres.github.io/CursoAnsible/tutorial/#trueinstalaci-n-de-mysql" text:style-name="Internet_20_link" text:visited-style-name="Visited_20_Internet_20_Link">11.1. Instalación de MySQL</text:a> </text:p>
                </text:list-item>
                <text:list-item>
                  <text:p text:style-name="P14"><text:a xlink:type="simple" xlink:href="https://ualmtorres.github.io/CursoAnsible/tutorial/#truecreaci-n-de-la-bd" text:style-name="Internet_20_link" text:visited-style-name="Visited_20_Internet_20_Link">11.2. Creación de la BD</text:a> </text:p>
                </text:list-item>
                <text:list-item>
                  <text:p text:style-name="P14"><text:a xlink:type="simple" xlink:href="https://ualmtorres.github.io/CursoAnsible/tutorial/#truea-adir-una-aplicaci-n-php-a-la-base-de-datos-sg" text:style-name="Internet_20_link" text:visited-style-name="Visited_20_Internet_20_Link">11.3. Añadir una aplicación PHP a la base de datos SG</text:a> </text:p>
                </text:list-item>
              </text:list>
            </text:list-item>
            <text:list-item>
              <text:p text:style-name="P14"><text:a xlink:type="simple" xlink:href="https://ualmtorres.github.io/CursoAnsible/tutorial/#trueyaml" text:style-name="Internet_20_link" text:visited-style-name="Visited_20_Internet_20_Link">Anexo A: YAML</text:a> </text:p>
              <text:list>
                <text:list-item>
                  <text:p text:style-name="P14"><text:soft-page-break/><text:a xlink:type="simple" xlink:href="https://ualmtorres.github.io/CursoAnsible/tutorial/#trueinicio-de-un-documento-yaml" text:style-name="Internet_20_link" text:visited-style-name="Visited_20_Internet_20_Link">A.1. Inicio de un documento YAML</text:a> </text:p>
                </text:list-item>
                <text:list-item>
                  <text:p text:style-name="P14"><text:a xlink:type="simple" xlink:href="https://ualmtorres.github.io/CursoAnsible/tutorial/#trueescalares" text:style-name="Internet_20_link" text:visited-style-name="Visited_20_Internet_20_Link">A.2. Escalares</text:a> </text:p>
                </text:list-item>
                <text:list-item>
                  <text:p text:style-name="P14"><text:a xlink:type="simple" xlink:href="https://ualmtorres.github.io/CursoAnsible/tutorial/#truelistas" text:style-name="Internet_20_link" text:visited-style-name="Visited_20_Internet_20_Link">A.3. Listas</text:a> </text:p>
                </text:list-item>
                <text:list-item>
                  <text:p text:style-name="P14"><text:a xlink:type="simple" xlink:href="https://ualmtorres.github.io/CursoAnsible/tutorial/#truemapas" text:style-name="Internet_20_link" text:visited-style-name="Visited_20_Internet_20_Link">A.4. Mapas</text:a> </text:p>
                </text:list-item>
                <text:list-item>
                  <text:p text:style-name="P14"><text:a xlink:type="simple" xlink:href="https://ualmtorres.github.io/CursoAnsible/tutorial/#trueliterales" text:style-name="Internet_20_link" text:visited-style-name="Visited_20_Internet_20_Link">A.5. Literales</text:a> </text:p>
                </text:list-item>
              </text:list>
            </text:list-item>
            <text:list-item>
              <text:p text:style-name="P14"><text:a xlink:type="simple" xlink:href="https://ualmtorres.github.io/CursoAnsible/tutorial/#trueobtener-informaci-n-de-los-nodos-administrados" text:style-name="Internet_20_link" text:visited-style-name="Visited_20_Internet_20_Link">Anexo B: Obtener información de los nodos administrados</text:a> </text:p>
            </text:list-item>
            <text:list-item>
              <text:p text:style-name="P14"><text:a xlink:type="simple" xlink:href="https://ualmtorres.github.io/CursoAnsible/tutorial/#trueuso-de-variables" text:style-name="Internet_20_link" text:visited-style-name="Visited_20_Internet_20_Link">Anexo C: Uso de variables</text:a> </text:p>
              <text:list>
                <text:list-item>
                  <text:p text:style-name="P14"><text:a xlink:type="simple" xlink:href="https://ualmtorres.github.io/CursoAnsible/tutorial/#truedefinici-n-de-variables-para-playbooks" text:style-name="Internet_20_link" text:visited-style-name="Visited_20_Internet_20_Link">C.1. Definición de variables para playbooks</text:a> </text:p>
                </text:list-item>
                <text:list-item>
                  <text:p text:style-name="P14"><text:a xlink:type="simple" xlink:href="https://ualmtorres.github.io/CursoAnsible/tutorial/#truedefinici-n-de-variables-en-archivos" text:style-name="Internet_20_link" text:visited-style-name="Visited_20_Internet_20_Link">C.2. Definición de variables en archivos</text:a> </text:p>
                </text:list-item>
                <text:list-item>
                  <text:p text:style-name="P14"><text:a xlink:type="simple" xlink:href="https://ualmtorres.github.io/CursoAnsible/tutorial/#truedefinici-n-local-de-variables" text:style-name="Internet_20_link" text:visited-style-name="Visited_20_Internet_20_Link">C.3. Definición local de variables</text:a> </text:p>
                </text:list-item>
                <text:list-item>
                  <text:p text:style-name="P14"><text:a xlink:type="simple" xlink:href="https://ualmtorres.github.io/CursoAnsible/tutorial/#truepaso-de-variables-en-la-l-nea-de-comandos" text:style-name="Internet_20_link" text:visited-style-name="Visited_20_Internet_20_Link">C.4. Paso de variables en la línea de comandos</text:a> </text:p>
                </text:list-item>
                <text:list-item>
                  <text:p text:style-name="P14"><text:a xlink:type="simple" xlink:href="https://ualmtorres.github.io/CursoAnsible/tutorial/#truepetici-n-de-variables-en-la-ejecuci-n" text:style-name="Internet_20_link" text:visited-style-name="Visited_20_Internet_20_Link">C.5. Petición de variables en la ejecución</text:a> </text:p>
                </text:list-item>
                <text:list-item>
                  <text:p text:style-name="P14"><text:a xlink:type="simple" xlink:href="https://ualmtorres.github.io/CursoAnsible/tutorial/#trueiteraci-n-sobre-variables" text:style-name="Internet_20_link" text:visited-style-name="Visited_20_Internet_20_Link">C.6. Iteración sobre variables</text:a> </text:p>
                </text:list-item>
              </text:list>
            </text:list-item>
            <text:list-item>
              <text:p text:style-name="P14"><text:a xlink:type="simple" xlink:href="https://ualmtorres.github.io/CursoAnsible/tutorial/#truetareas-ad-hoc-habituales" text:style-name="Internet_20_link" text:visited-style-name="Visited_20_Internet_20_Link">Anexo D: Tareas ad-hoc habituales</text:a> </text:p>
              <text:list>
                <text:list-item>
                  <text:p text:style-name="P14"><text:a xlink:type="simple" xlink:href="https://ualmtorres.github.io/CursoAnsible/tutorial/#truereiniciar-servidores" text:style-name="Internet_20_link" text:visited-style-name="Visited_20_Internet_20_Link">D.1. Reiniciar servidores</text:a> </text:p>
                </text:list-item>
              </text:list>
            </text:list-item>
            <text:list-item>
              <text:p text:style-name="P14"><text:a xlink:type="simple" xlink:href="https://ualmtorres.github.io/CursoAnsible/tutorial/#trueadministraci-n-de-openstack" text:style-name="Internet_20_link" text:visited-style-name="Visited_20_Internet_20_Link">Anexo E: Administración de OpenStack</text:a> </text:p>
              <text:list>
                <text:list-item>
                  <text:p text:style-name="P14"><text:a xlink:type="simple" xlink:href="https://ualmtorres.github.io/CursoAnsible/tutorial/#trueconfiguraci-n-del-nodo-de-control-de-ansible" text:style-name="Internet_20_link" text:visited-style-name="Visited_20_Internet_20_Link">E.1. Configuración del nodo de control de Ansible</text:a> </text:p>
                </text:list-item>
              </text:list>
            </text:list-item>
            <text:list-item>
              <text:p text:style-name="P14"><text:a xlink:type="simple" xlink:href="https://ualmtorres.github.io/CursoAnsible/tutorial/#trueenlaces-de-inter-s" text:style-name="Internet_20_link" text:visited-style-name="Visited_20_Internet_20_Link">Anexo F: Enlaces de interés</text:a> </text:p>
              <text:list>
                <text:list-item>
                  <text:p text:style-name="P14"><text:a xlink:type="simple" xlink:href="https://ualmtorres.github.io/CursoAnsible/tutorial/#truem-dulos-interesantes" text:style-name="Internet_20_link" text:visited-style-name="Visited_20_Internet_20_Link">F.1. Módulos interesantes:</text:a> </text:p>
                </text:list-item>
                <text:list-item>
                  <text:p text:style-name="P1"><text:a xlink:type="simple" xlink:href="https://ualmtorres.github.io/CursoAnsible/tutorial/#trueansible-awx" text:style-name="Internet_20_link" text:visited-style-name="Visited_20_Internet_20_Link">F.2. Ansible AWX</text:a> </text:p>
                </text:list-item>
              </text:list>
            </text:list-item>
          </text:list>
        </text:section>
      </text:section>
      <text:section text:style-name="Sect1" text:name="content">
        <text:p text:style-name="Standard"/>
        <text:section text:style-name="Sect1" text:name="preamble">
          <text:p text:style-name="Standard"/>
        </text:section>
        <text:h text:style-name="Heading_20_2" text:outline-level="2"><text:bookmark text:name="trueresumen"/>Resumen</text:h>
        <text:p text:style-name="Text_20_body">La configuración y el aprovisionamiento de sistemas es un proceso que conviene automatizar, especialmente cuando nos enfrentamos a la administración de una gran cantidad de equipos. Además, normalmente se trata de procesos repetitivos y farragosos en los que es muy posibile la introducción de errores. En este sentido, las herramientas de automatización de sistemas y gestión de la configuración nos asisten en estas tareas.</text:p>
        <text:p text:style-name="Text_20_body">Ansible es una herramienta de automatización y gestión de la configuración. Con Ansible podremos gestionar decenas, cientos o miles de sistemas de forma sencilla, y además desde cualquier lugar. Su arquitectura basada en módulos permite extender sus capacidades casi de forma indefinida. Encontramos módulos para cloud (Amazon, Azure, Google, OpenStack, …​), virtualización (VMware, oVirt), bases de datos, archivos, monitorización, red, almancenamiento, control de versiones, Windows, …​). Además, su configuración es sencilla, lo que permite tener todo preparado para un proyecto de Ansible con rapidez. La configuración de Ansible sólo exige la instalacion de Python en cada uno de los equipos a administrar. El equipo que orquesta o gestiona la configuración tendrá instalado Python y Ansible.</text:p>
        <text:p text:style-name="Text_20_body">En este seminario haremos una introducción al uso de Ansible mediante ejemplos cotidianos, trabajando con algunos de los módulos más habituales y presentando Ansible Galaxy para aumentar la productividad en nuestros proyectos.</text:p>
        <text:p text:style-name="Text_20_body">Objetivos</text:p>
        <text:list xml:id="list1998482178" text:style-name="L2">
          <text:list-item>
            <text:p text:style-name="P2"><text:soft-page-break/>Conocer las ventajas y la potencia que aporta Ansible en la automatización de operaciones y gestión de la configuración.</text:p>
          </text:list-item>
          <text:list-item>
            <text:p text:style-name="P2">Aprender a usar roles y playbooks para la automatización de operaciones.</text:p>
          </text:list-item>
          <text:list-item>
            <text:p text:style-name="P2">Conocer los módulos básicos de Ansible.</text:p>
          </text:list-item>
          <text:list-item>
            <text:p text:style-name="P2">Usar Ansible Galaxy para la creación de playbooks.</text:p>
          </text:list-item>
        </text:list>
        <text:h text:style-name="Heading_20_2" text:outline-level="2"><text:bookmark text:name="truequ-es-ansible"/>1. Qué es Ansible</text:h>
        <text:p text:style-name="Text_20_body">Ansible es una herramienta que permite la administración remota y de sistemas mediante código. Con Ansible podremos crear <text:span text:style-name="Emphasis">recetas</text:span> para la creación de infraestructura, aprovisionamiento de recursos y despliegue de aplicaciones.</text:p>
        <table:table table:name="Tabla1" table:style-name="Tabla1">
          <table:table-column table:style-name="Tabla1.A"/>
          <table:table-column table:style-name="Tabla1.B"/>
          <table:table-row>
            <table:table-cell table:style-name="Tabla1.A1" office:value-type="string">
              <text:p text:style-name="P15"/>
            </table:table-cell>
            <table:table-cell table:style-name="Tabla1.A1" office:value-type="string">
              <text:p text:style-name="P16">La Gestión de la configuración es una forma de gestión de cambios en un sistema siguiendo un método que permita mantener su integridad en el tiempo. Se registran y documentan las operaciones realizadas de forma que es posible saber cuándo y por qué se llevó a cabo un cambio. Además, permite saber el estado exacto de un sistema en un momento determinado.</text:p>
            </table:table-cell>
          </table:table-row>
        </table:table>
        <text:p text:style-name="Text_20_body">La creación y administración de infraestrucutra como código, combinada con un sistema de control de versiones nos permite el trabajo en equipo, la prueba de configuraciones, vuelta atrás a configuraciones anteriores, y otras ventajas del uso de sistemas de control de versiones.</text:p>
        <text:h text:style-name="Heading_20_2" text:outline-level="2"><text:bookmark text:name="trueventajas-de-ansible"/>2. Ventajas de Ansible</text:h>
        <text:list xml:id="list3120064289" text:style-name="L3">
          <text:list-item>
            <text:p text:style-name="P3">No necesita agentes</text:p>
          </text:list-item>
          <text:list-item>
            <text:p text:style-name="P3">Sólo requiere que esté instalado Python en las máquinas a administrar</text:p>
          </text:list-item>
          <text:list-item>
            <text:p text:style-name="P3">Uso de módulos para enriquecer su funcionalidad y facilitar su uso</text:p>
          </text:list-item>
        </text:list>
        <text:h text:style-name="Heading_20_2" text:outline-level="2"><text:bookmark text:name="truerequisitos-de-ansible"/>3. Requisitos de Ansible</text:h>
        <text:p text:style-name="Text_20_body">De forma predeterminada, Ansible administra máquinas mediante el protocolo SSH. Sólo es necesario tener instalado Ansible en una máquina (la máquina de control), que es la que puede administrar baterías de máquinas remotas de forma centralizada. En las máquinas remotas sólo hace falta que esté instalado Python.</text:p>
        <text:h text:style-name="Heading_20_3" text:outline-level="3"><text:bookmark text:name="truerequisitos-para-la-m-quina-de-control"/>3.1. Requisitos para la máquina de control</text:h>
        <text:p text:style-name="Text_20_body">Actualmente Ansible puede ejecutarse desde cualquier máquina con Python 2 (versión 2.7) o Python 3 (versiones 3.5 y posteriores). La máquina de control no puede ser una máquina Windows.</text:p>
        <text:h text:style-name="Heading_20_3" text:outline-level="3"><text:bookmark text:name="truerequisitos-de-los-nodos-administrados"/>3.2. Requisitos de los nodos administrados</text:h>
        <text:p text:style-name="Text_20_body">Necesitamos una forma de comunicarnos con los nodos gestionados, y se suele hacer mediante SSH. También se necesita Python 2 (versión 2.7) o Python 3 (versiones 3.5 y posteriores)</text:p>
        <table:table table:name="Tabla2" table:style-name="Tabla2">
          <table:table-column table:style-name="Tabla2.A"/>
          <table:table-column table:style-name="Tabla2.B"/>
          <table:table-row>
            <table:table-cell table:style-name="Tabla2.A1" office:value-type="string">
              <text:p text:style-name="P15"/>
            </table:table-cell>
            <table:table-cell table:style-name="Tabla2.A1" office:value-type="string">
              <text:p text:style-name="P16">De forma predeterminada, Ansible usa el intérprete Python localizado en <text:span text:style-name="Source_20_Text">/usr/bin/python</text:span> para ejecutar sus módulos. Sin embargo, algunas distribuciones de Linux sólo tienen un intérprete de Python 3 de forma predetermianda (<text:span text:style-name="Source_20_Text">/usr/bin/python3</text:span>). En esos sistemas puede producirse un error como este:</text:p>
              <text:p text:style-name="Preformatted_20_Text"><text:span text:style-name="Source_20_Text">"module_stdout": "/bin/sh: /usr/bin/python: No such file or directory\r\n"</text:span></text:p>
              <text:p text:style-name="P18"><text:soft-page-break/><text:span text:style-name="Source_20_Text">you can either set the ansible_python_interpreter inventory variable (see Working with Inventory) to point at your interpreter or you can install a Python 2 interpreter for modules to use. You will still need to set ansible_python_interpreter if the Python 2 interpreter is not installed to /usr/bin/python.</text:span></text:p>
            </table:table-cell>
          </table:table-row>
        </table:table>
        <text:h text:style-name="Heading_20_2" text:outline-level="2"><text:bookmark text:name="trueinstalaci-n-de-ansible"/>4. Instalación de Ansible</text:h>
        <text:h text:style-name="Heading_20_3" text:outline-level="3"><text:bookmark text:name="trueconfiguraci-n-de-la-m-quina-de-control"/>4.1. Configuración de la máquina de control</text:h>
        <text:list xml:id="list920329627" text:style-name="L4">
          <text:list-item>
            <text:p text:style-name="P4">Instalación de Python</text:p>
            <text:p text:style-name="P4">Comenzaremos instalando Python. En nuestro caso instalaremos Python 2.7.</text:p>
            <text:p text:style-name="P17"><text:span text:style-name="Source_20_Text">$ sudo apt-get update</text:span></text:p>
            <text:p text:style-name="P19"><text:span text:style-name="Source_20_Text">$ sudo apt-get install -y python-minimal</text:span></text:p>
          </text:list-item>
          <text:list-item>
            <text:p text:style-name="P4">Instalación de Ansible</text:p>
            <text:p text:style-name="P17"><text:span text:style-name="Source_20_Text">$ sudo apt-get update</text:span></text:p>
            <text:p text:style-name="P17"><text:span text:style-name="Source_20_Text">$ sudo apt-get install software-properties-common</text:span></text:p>
            <text:p text:style-name="P17"><text:span text:style-name="Source_20_Text">$ sudo apt-add-repository --yes --update ppa:ansible/ansible</text:span></text:p>
            <text:p text:style-name="P19"><text:span text:style-name="Source_20_Text">$ sudo apt-get install ansible</text:span></text:p>
          </text:list-item>
        </text:list>
        <table:table table:name="Tabla3" table:style-name="Tabla3">
          <table:table-column table:style-name="Tabla3.A"/>
          <table:table-column table:style-name="Tabla3.B"/>
          <table:table-row>
            <table:table-cell table:style-name="Tabla3.A1" office:value-type="string">
              <text:p text:style-name="P15"/>
            </table:table-cell>
            <table:table-cell table:style-name="Tabla3.A1" office:value-type="string">
              <text:p text:style-name="P16">Si estamos usando OpenStack, podemos pasar en el proceso de creación de la instancia que actúa como máquina de control de Ansible el script de instalación de Python y Ansible. De esta forma, una vez creada la instancia, ya estará preparada para para actuar como máquina de control Ansible.</text:p>
              <text:p text:style-name="Preformatted_20_Text"><text:span text:style-name="Source_20_Text">#!/bin/bash</text:span></text:p>
              <text:p text:style-name="Preformatted_20_Text"/>
              <text:p text:style-name="Preformatted_20_Text"><text:span text:style-name="Source_20_Text">echo "Instalando Python"</text:span></text:p>
              <text:p text:style-name="Preformatted_20_Text"><text:span text:style-name="Source_20_Text">apt-get update</text:span></text:p>
              <text:p text:style-name="Preformatted_20_Text"><text:span text:style-name="Source_20_Text">apt-get install -y python-minimal</text:span></text:p>
              <text:p text:style-name="Preformatted_20_Text"/>
              <text:p text:style-name="Preformatted_20_Text"><text:span text:style-name="Source_20_Text">echo "Instalando Ansible"</text:span></text:p>
              <text:p text:style-name="Preformatted_20_Text"><text:span text:style-name="Source_20_Text">apt-get install -y software-properties-common</text:span></text:p>
              <text:p text:style-name="Preformatted_20_Text"><text:span text:style-name="Source_20_Text">apt-add-repository --yes --update ppa:ansible/ansible</text:span></text:p>
              <text:p text:style-name="P18"><text:span text:style-name="Source_20_Text">apt-get install -y ansible</text:span></text:p>
            </table:table-cell>
          </table:table-row>
        </table:table>
        <text:list xml:id="list204027315104669" text:continue-numbering="true" text:style-name="L4">
          <text:list-header>
            <text:p text:style-name="P4">Tras la instalación podemos probar que Python y Ansible están funcionando correctamente</text:p>
            <text:p text:style-name="P17"><text:span text:style-name="Source_20_Text">$ python --version</text:span></text:p>
            <text:p text:style-name="P17"><text:span text:style-name="Source_20_Text">Python 2.7.12</text:span></text:p>
            <text:p text:style-name="P17"/>
            <text:p text:style-name="P17"><text:span text:style-name="Source_20_Text">$ ansible --version</text:span></text:p>
            <text:p text:style-name="P17"><text:span text:style-name="Source_20_Text">ansible 2.7.5</text:span></text:p>
            <text:p text:style-name="P17"><text:span text:style-name="Source_20_Text"><text:s text:c="2"/>config file = /etc/ansible/ansible.cfg</text:span></text:p>
            <text:p text:style-name="P17"><text:span text:style-name="Source_20_Text"><text:s text:c="2"/>configured module search path = [u'/home/ubuntu/.ansible/plugins/modules', u'/usr/share/ansible/plugins/modules']</text:span></text:p>
            <text:p text:style-name="P17"><text:span text:style-name="Source_20_Text"><text:s text:c="2"/>ansible python module location = /usr/lib/python2.7/dist-packages/ansible</text:span></text:p>
            <text:p text:style-name="P17"><text:span text:style-name="Source_20_Text"><text:s text:c="2"/>executable location = /usr/bin/ansible</text:span></text:p>
            <text:p text:style-name="P19"><text:span text:style-name="Source_20_Text"><text:s text:c="2"/>python version = 2.7.12 (default, Nov 12 2018, 14:36:49) [GCC 5.4.0 20160609]</text:span></text:p>
          </text:list-header>
        </text:list>
        <text:h text:style-name="Heading_20_3" text:outline-level="3"><text:bookmark text:name="trueconfiguraci-n-de-las-m-quinas-administradas"/>4.2. Configuración de las máquinas administradas</text:h>
        <text:p text:style-name="Text_20_body">En las máquinas administradas basta con instalar Python.</text:p>
        <text:p text:style-name="Preformatted_20_Text"><text:span text:style-name="Source_20_Text">$ sudo apt-get update</text:span></text:p>
        <text:p text:style-name="P18"><text:soft-page-break/><text:span text:style-name="Source_20_Text">$ sudo apt-get install -y python-minimal</text:span></text:p>
        <table:table table:name="Tabla4" table:style-name="Tabla4">
          <table:table-column table:style-name="Tabla4.A"/>
          <table:table-column table:style-name="Tabla4.B"/>
          <table:table-row>
            <table:table-cell table:style-name="Tabla4.A1" office:value-type="string">
              <text:p text:style-name="P15"/>
            </table:table-cell>
            <table:table-cell table:style-name="Tabla4.A1" office:value-type="string">
              <text:p text:style-name="P16">Si estamos usando OpenStack, podemos pasar en el proceso de creación de las instancias que actúan como máquinas administradas por Ansible el script de instalación de Python. De esta forma, una vez creadas las instancias, ya estarán preparadas para para actuar como máquinas administradas por Ansible.</text:p>
              <text:p text:style-name="Preformatted_20_Text"><text:span text:style-name="Source_20_Text">#!/bin/bash</text:span></text:p>
              <text:p text:style-name="Preformatted_20_Text"/>
              <text:p text:style-name="Preformatted_20_Text"><text:span text:style-name="Source_20_Text">echo "Instalando Python"</text:span></text:p>
              <text:p text:style-name="Preformatted_20_Text"><text:span text:style-name="Source_20_Text">apt-get update</text:span></text:p>
              <text:p text:style-name="P18"><text:span text:style-name="Source_20_Text">apt-get install -y python-minimal</text:span></text:p>
            </table:table-cell>
          </table:table-row>
        </table:table>
        <text:h text:style-name="Heading_20_3" text:outline-level="3"><text:bookmark text:name="truecopia-de-claves-ssh-a-m-quinas-administradas"/>4.3. Copia de claves SSH a máquinas administradas</text:h>
        <text:p text:style-name="Text_20_body">La comunicación entre la máquina de control y las administradas es vía SSH. Por tanto, la máquina de control deberá tener la clave privada y las máquinas administradas la clave pública (examinar el archivo <text:span text:style-name="Source_20_Text">~/.ssh/authorized_keys</text:span> de las máquinas administradas para ver las claves públicas autorizadas).</text:p>
        <text:p text:style-name="Text_20_body">Para ello, copiaremos la clave desde la máquina de control hasta las máquinas administradas con <text:span text:style-name="Source_20_Text">ssh-copy-id</text:span>.</text:p>
        <text:p text:style-name="Text_20_body">Por ejemplo:</text:p>
        <text:p text:style-name="Preformatted_20_Text"><text:span text:style-name="Source_20_Text">ssh-copy-id -i ~/.ssh/id_rsa 20.0.0.27</text:span></text:p>
        <text:p text:style-name="P18"><text:span text:style-name="Source_20_Text">ssh-copy-id -i ~/.ssh/id_rsa 20.0.0.22</text:span></text:p>
        <table:table table:name="Tabla5" table:style-name="Tabla5">
          <table:table-column table:style-name="Tabla5.A"/>
          <table:table-column table:style-name="Tabla5.B"/>
          <table:table-row>
            <table:table-cell table:style-name="Tabla5.A1" office:value-type="string">
              <text:p text:style-name="P15"/>
            </table:table-cell>
            <table:table-cell table:style-name="Tabla5.A1" office:value-type="string">
              <text:p text:style-name="P16">Si hemos creado las instancias de Ansible en OpenStack, dichas instancias ya se habrán creado con una clave pública inyectada. Sólo los clientes en los que esté su pareja de clave privada podrán iniciar sesión en dichas instancias.</text:p>
              <text:p text:style-name="P16">Podemos crear un par de claves para la ocasión y distribuirla desde la máquina de control de Ansible a las máquinas remotas. Otra opción es copiar a la máquina de control Ansible la clave privada que empareja con la clave pública que ya tienen inyectada las instancias</text:p>
            </table:table-cell>
          </table:table-row>
        </table:table>
        <text:h text:style-name="Heading_20_3" text:outline-level="3"><text:bookmark text:name="trueherramientas-de-l-nea-de-comandos-instaladas-con-ansible"/>4.4. Herramientas de línea de comandos instaladas con Ansible</text:h>
        <text:p text:style-name="Text_20_body">Tras la instalación de Ansible podemos comprobar que hay varias herramientas de línea de comandos instaladas:</text:p>
        <text:list xml:id="list2633250652" text:style-name="L5">
          <text:list-item>
            <text:p text:style-name="P5"><text:span text:style-name="Source_20_Text">ansible</text:span>: Permite la ejecución directa de comandos sobre un conjunto de hosts.</text:p>
          </text:list-item>
          <text:list-item>
            <text:p text:style-name="P5"><text:span text:style-name="Source_20_Text">ansible-playbook</text:span>: Ejecuta playbooks sobre un conjunto de hosts.</text:p>
          </text:list-item>
          <text:list-item>
            <text:p text:style-name="P5"><text:span text:style-name="Source_20_Text">ansible-vault</text:span>: Cifra el contenido de archivos con datos sensibles, como los que contienen contraseñas.</text:p>
          </text:list-item>
          <text:list-item>
            <text:p text:style-name="P5"><text:span text:style-name="Source_20_Text">ansible-galaxy</text:span>: Instala roles de <text:a xlink:type="simple" xlink:href="https://galaxy.ansible.com/" text:style-name="Internet_20_link" text:visited-style-name="Visited_20_Internet_20_Link">Ansible Galaxy</text:a>, una plataforma para el intercambio de roles (recetas) Ansible.</text:p>
          </text:list-item>
          <text:list-item>
            <text:p text:style-name="P5"><text:span text:style-name="Source_20_Text">ansible-console</text:span>: Consola de ejecución de comandos.</text:p>
          </text:list-item>
          <text:list-item>
            <text:p text:style-name="P5"><text:span text:style-name="Source_20_Text">ansible-config</text:span>: Gestiona la configuración de Ansible.</text:p>
          </text:list-item>
          <text:list-item>
            <text:p text:style-name="P5"><text:soft-page-break/><text:span text:style-name="Source_20_Text">ansible-doc</text:span>: Muestra documentación sobre los módulos instalados.</text:p>
          </text:list-item>
          <text:list-item>
            <text:p text:style-name="P5"><text:span text:style-name="Source_20_Text">ansible-inventory</text:span>: Muestra información sobre el inventario de hosts.</text:p>
          </text:list-item>
          <text:list-item>
            <text:p text:style-name="P5"><text:span text:style-name="Source_20_Text">ansible-pull</text:span>: Descarga playbooks desde un sistema de control de versiones y lo ejecuta en el sistema local.</text:p>
          </text:list-item>
        </text:list>
        <text:h text:style-name="Heading_20_2" text:outline-level="2"><text:bookmark text:name="truearchivos-de-configuraci-n-y-de-inventario"/>5. Archivos de configuración y de inventario</text:h>
        <text:p text:style-name="Text_20_body">En la instalación de Ansible se crea un archivo de configuración global (<text:span text:style-name="Source_20_Text">/etc/ansible/ansible.cfg</text:span>) y un archivo de inventario global (<text:span text:style-name="Source_20_Text">/etc/ansible/hosts</text:span>). Sin embargo, preferimos usar archivos de configuración y de inventario a nivel de cada proyecto Ansible. Esto permite usar diferentes configuraciones e inventarios en función del proyecto.</text:p>
        <text:p text:style-name="Text_20_body">El archivo de inventario contiene la lista de máquinas a administrar. Cada máquina aparecerá en una línea y es posible crear grupos de máquinas para lanzar posteriormente scripts Ansible a grupos de máquinas.</text:p>
        <text:p text:style-name="Text_20_body">Ejemplo 1. Ejemplo de archivo de inventario <text:span text:style-name="Source_20_Text">hosts.cfg</text:span> usando grupos</text:p>
        <text:p text:style-name="Preformatted_20_Text"><text:span text:style-name="Source_20_Text"># Inventory hosts.cfg file</text:span></text:p>
        <text:p text:style-name="Preformatted_20_Text"/>
        <text:p text:style-name="Preformatted_20_Text"><text:span text:style-name="Source_20_Text">[controller]</text:span></text:p>
        <text:p text:style-name="Preformatted_20_Text"><text:span text:style-name="Source_20_Text">10.0.0.51</text:span></text:p>
        <text:p text:style-name="Preformatted_20_Text"/>
        <text:p text:style-name="Preformatted_20_Text"><text:span text:style-name="Source_20_Text">[network]</text:span></text:p>
        <text:p text:style-name="Preformatted_20_Text"><text:span text:style-name="Source_20_Text">10.0.0.52</text:span></text:p>
        <text:p text:style-name="Preformatted_20_Text"/>
        <text:p text:style-name="Preformatted_20_Text"><text:span text:style-name="Source_20_Text">[compute]</text:span></text:p>
        <text:p text:style-name="Preformatted_20_Text"><text:span text:style-name="Source_20_Text">10.0.0.53</text:span></text:p>
        <text:p text:style-name="Preformatted_20_Text"><text:span text:style-name="Source_20_Text">10.0.0.54</text:span></text:p>
        <text:p text:style-name="Preformatted_20_Text"><text:span text:style-name="Source_20_Text">10.0.0.55</text:span></text:p>
        <text:p text:style-name="Preformatted_20_Text"><text:span text:style-name="Source_20_Text">10.0.0.56</text:span></text:p>
        <text:p text:style-name="Preformatted_20_Text"/>
        <text:p text:style-name="Preformatted_20_Text"><text:span text:style-name="Source_20_Text">[block]</text:span></text:p>
        <text:p text:style-name="Preformatted_20_Text"><text:span text:style-name="Source_20_Text">10.0.0.51</text:span></text:p>
        <text:p text:style-name="Preformatted_20_Text"/>
        <text:p text:style-name="Preformatted_20_Text"><text:span text:style-name="Source_20_Text">[shared]</text:span></text:p>
        <text:p text:style-name="Preformatted_20_Text"><text:span text:style-name="Source_20_Text">10.0.0.63</text:span></text:p>
        <text:p text:style-name="Preformatted_20_Text"/>
        <text:p text:style-name="Preformatted_20_Text"><text:span text:style-name="Source_20_Text">[object]</text:span></text:p>
        <text:p text:style-name="Preformatted_20_Text"><text:span text:style-name="Source_20_Text">10.0.0.61</text:span></text:p>
        <text:p text:style-name="P18"><text:span text:style-name="Source_20_Text">10.0.0.62</text:span></text:p>
        <text:p text:style-name="Text_20_body">A modo de ejemplo podemos crear una carpeta de trabajo (p.e. <text:span text:style-name="Source_20_Text">cursostic</text:span>). En esa carpeta guardaremos todos nuestros archivos. Comenzaremos guardando el archivo de configuración (<text:span text:style-name="Source_20_Text">ansible.cfg</text:span>) y el de inventario (<text:span text:style-name="Source_20_Text">hosts.cfg</text:span>). En el archivo de inventario colocaremos las máquinas a administrar</text:p>
        <text:p text:style-name="Text_20_body">Ejemplo 2. Archivo de configuración local <text:span text:style-name="Source_20_Text">ansible.cfg</text:span></text:p>
        <text:p text:style-name="Preformatted_20_Text"><text:span text:style-name="Source_20_Text">[defaults]</text:span></text:p>
        <text:p text:style-name="Preformatted_20_Text"/>
        <text:p text:style-name="P18"><text:span text:style-name="Source_20_Text">inventory <text:s text:c="5"/>= ./hosts.cfg </text:span></text:p>
        <table:table table:name="Tabla6" table:style-name="Tabla6">
          <table:table-column table:style-name="Tabla6.A"/>
          <table:table-column table:style-name="Tabla6.B"/>
          <table:table-row>
            <table:table-cell table:style-name="Tabla6.A1" office:value-type="string">
              <text:p text:style-name="P15"/>
            </table:table-cell>
            <table:table-cell table:style-name="Tabla6.A1" office:value-type="string">
              <text:p text:style-name="Table_20_Contents">Usar el archivo de inventario situado en la misma carpeta</text:p>
            </table:table-cell>
          </table:table-row>
        </table:table>
        <text:p text:style-name="Text_20_body"><text:soft-page-break/>Ejemplo 3. Archivo de inventario <text:span text:style-name="Source_20_Text">hosts.cfg</text:span></text:p>
        <text:p text:style-name="Preformatted_20_Text"><text:span text:style-name="Source_20_Text"># Archivo hosts.cfg de inventario</text:span></text:p>
        <text:p text:style-name="Preformatted_20_Text"><text:span text:style-name="Source_20_Text">20.0.1.11</text:span></text:p>
        <text:p text:style-name="P18"><text:span text:style-name="Source_20_Text">20.0.1.4</text:span></text:p>
        <text:p text:style-name="Text_20_body">Prueba de funcionamiento</text:p>
        <text:p text:style-name="Preformatted_20_Text"><text:span text:style-name="Source_20_Text">$ ansible all -m ping</text:span></text:p>
        <text:p text:style-name="Preformatted_20_Text"/>
        <text:p text:style-name="Preformatted_20_Text"><text:span text:style-name="Source_20_Text">20.0.1.11 | SUCCESS =&gt; {</text:span></text:p>
        <text:p text:style-name="Preformatted_20_Text"><text:span text:style-name="Source_20_Text"><text:s text:c="4"/>"changed": false,</text:span></text:p>
        <text:p text:style-name="Preformatted_20_Text"><text:span text:style-name="Source_20_Text"><text:s text:c="4"/>"ping": "pong"</text:span></text:p>
        <text:p text:style-name="Preformatted_20_Text"><text:span text:style-name="Source_20_Text">}</text:span></text:p>
        <text:p text:style-name="Preformatted_20_Text"><text:span text:style-name="Source_20_Text">20.0.1.4 | SUCCESS =&gt; {</text:span></text:p>
        <text:p text:style-name="Preformatted_20_Text"><text:span text:style-name="Source_20_Text"><text:s text:c="4"/>"changed": false,</text:span></text:p>
        <text:p text:style-name="Preformatted_20_Text"><text:span text:style-name="Source_20_Text"><text:s text:c="4"/>"ping": "pong"</text:span></text:p>
        <text:p text:style-name="P18"><text:span text:style-name="Source_20_Text">}</text:span></text:p>
        <text:h text:style-name="Heading_20_2" text:outline-level="2"><text:bookmark text:name="truecomandos-directos"/>6. Comandos directos</text:h>
        <text:p text:style-name="Text_20_body">Ejemplo 4. Conocer el uso de disco de las máquinas del inventario</text:p>
        <text:p text:style-name="Preformatted_20_Text"><text:span text:style-name="Source_20_Text">$ ansible all -a "df -h" </text:span></text:p>
        <text:p text:style-name="Preformatted_20_Text"/>
        <text:p text:style-name="Preformatted_20_Text"><text:span text:style-name="Source_20_Text">20.0.1.11 | CHANGED | rc=0 &gt;&gt;</text:span></text:p>
        <text:p text:style-name="Preformatted_20_Text"><text:span text:style-name="Source_20_Text">Filesystem <text:s text:c="5"/>Size <text:s/>Used Avail Use% Mounted on</text:span></text:p>
        <text:p text:style-name="Preformatted_20_Text"><text:span text:style-name="Source_20_Text">udev <text:s text:c="11"/>991M <text:s text:c="4"/>0 <text:s/>991M <text:s text:c="2"/>0% /dev</text:span></text:p>
        <text:p text:style-name="Preformatted_20_Text"><text:span text:style-name="Source_20_Text">tmpfs <text:s text:c="10"/>201M <text:s/>3.1M <text:s/>197M <text:s text:c="2"/>2% /run</text:span></text:p>
        <text:p text:style-name="Preformatted_20_Text"><text:span text:style-name="Source_20_Text">/dev/vda1 <text:s text:c="7"/>20G <text:s/>2.0G <text:s text:c="2"/>18G <text:s/>10% /</text:span></text:p>
        <text:p text:style-name="Preformatted_20_Text"><text:span text:style-name="Source_20_Text">tmpfs <text:s text:c="9"/>1001M <text:s text:c="4"/>0 1001M <text:s text:c="2"/>0% /dev/shm</text:span></text:p>
        <text:p text:style-name="Preformatted_20_Text"><text:span text:style-name="Source_20_Text">tmpfs <text:s text:c="10"/>5.0M <text:s text:c="4"/>0 <text:s/>5.0M <text:s text:c="2"/>0% /run/lock</text:span></text:p>
        <text:p text:style-name="Preformatted_20_Text"><text:span text:style-name="Source_20_Text">tmpfs <text:s text:c="9"/>1001M <text:s text:c="4"/>0 1001M <text:s text:c="2"/>0% /sys/fs/cgroup</text:span></text:p>
        <text:p text:style-name="Preformatted_20_Text"><text:span text:style-name="Source_20_Text">tmpfs <text:s text:c="10"/>201M <text:s text:c="4"/>0 <text:s/>201M <text:s text:c="2"/>0% /run/user/1000</text:span></text:p>
        <text:p text:style-name="Preformatted_20_Text"/>
        <text:p text:style-name="Preformatted_20_Text"><text:span text:style-name="Source_20_Text">20.0.1.4 | CHANGED | rc=0 &gt;&gt;</text:span></text:p>
        <text:p text:style-name="Preformatted_20_Text"><text:span text:style-name="Source_20_Text">Filesystem <text:s text:c="5"/>Size <text:s/>Used Avail Use% Mounted on</text:span></text:p>
        <text:p text:style-name="Preformatted_20_Text"><text:span text:style-name="Source_20_Text">udev <text:s text:c="11"/>991M <text:s text:c="4"/>0 <text:s/>991M <text:s text:c="2"/>0% /dev</text:span></text:p>
        <text:p text:style-name="Preformatted_20_Text"><text:span text:style-name="Source_20_Text">tmpfs <text:s text:c="10"/>201M <text:s/>3.1M <text:s/>197M <text:s text:c="2"/>2% /run</text:span></text:p>
        <text:p text:style-name="Preformatted_20_Text"><text:span text:style-name="Source_20_Text">/dev/vda1 <text:s text:c="7"/>20G <text:s/>2.0G <text:s text:c="2"/>18G <text:s/>10% /</text:span></text:p>
        <text:p text:style-name="Preformatted_20_Text"><text:span text:style-name="Source_20_Text">tmpfs <text:s text:c="9"/>1001M <text:s text:c="4"/>0 1001M <text:s text:c="2"/>0% /dev/shm</text:span></text:p>
        <text:p text:style-name="Preformatted_20_Text"><text:span text:style-name="Source_20_Text">tmpfs <text:s text:c="10"/>5.0M <text:s text:c="4"/>0 <text:s/>5.0M <text:s text:c="2"/>0% /run/lock</text:span></text:p>
        <text:p text:style-name="Preformatted_20_Text"><text:span text:style-name="Source_20_Text">tmpfs <text:s text:c="9"/>1001M <text:s text:c="4"/>0 1001M <text:s text:c="2"/>0% /sys/fs/cgroup</text:span></text:p>
        <text:p text:style-name="P18"><text:span text:style-name="Source_20_Text">tmpfs <text:s text:c="10"/>201M <text:s text:c="4"/>0 <text:s/>201M <text:s text:c="2"/>0% /run/user/1000</text:span></text:p>
        <table:table table:name="Tabla7" table:style-name="Tabla7">
          <table:table-column table:style-name="Tabla7.A"/>
          <table:table-column table:style-name="Tabla7.B"/>
          <table:table-row>
            <table:table-cell table:style-name="Tabla7.A1" office:value-type="string">
              <text:p text:style-name="P15"/>
            </table:table-cell>
            <table:table-cell table:style-name="Tabla7.A1" office:value-type="string">
              <text:p text:style-name="Table_20_Contents"><text:span text:style-name="Source_20_Text">all</text:span> hace referencia a que se ejecute en todos los equipos del inventario</text:p>
            </table:table-cell>
          </table:table-row>
        </table:table>
        <text:h text:style-name="Heading_20_3" text:outline-level="3"><text:bookmark text:name="trueejecuci-n-de-comandos-como-code-root-code"/>6.1. Ejecución de comandos como <text:span text:style-name="Source_20_Text">root</text:span></text:h>
        <text:p text:style-name="Text_20_body">El argumento <text:span text:style-name="Source_20_Text">--become</text:span> permite ejecutar comandos como <text:span text:style-name="Source_20_Text">root</text:span>.</text:p>
        <text:p text:style-name="Text_20_body">Ejemplo 5. Realizar operaciones como <text:span text:style-name="Source_20_Text">root</text:span> en todos los equipos administrados</text:p>
        <text:p text:style-name="P18">ansible all -a "apt update" --become </text:p>
        <table:table table:name="Tabla8" table:style-name="Tabla8">
          <table:table-column table:style-name="Tabla8.A"/>
          <table:table-column table:style-name="Tabla8.B"/>
          <table:table-row>
            <table:table-cell table:style-name="Tabla8.A1" office:value-type="string">
              <text:p text:style-name="P15"/>
            </table:table-cell>
            <table:table-cell table:style-name="Tabla8.A1" office:value-type="string">
              <text:p text:style-name="Table_20_Contents"><text:span text:style-name="Source_20_Text">--become</text:span> ejecuta las operaciones como <text:span text:style-name="Source_20_Text">root</text:span> en los equipos administrados</text:p>
            </table:table-cell>
          </table:table-row>
        </table:table>
        <text:p text:style-name="Text_20_body">Ejemplo 6. Reiniciar todos los equipos del inventario</text:p>
        <text:p text:style-name="P18"><text:span text:style-name="Source_20_Text">$ ansible all -a "reboot" --become</text:span></text:p>
        <text:p text:style-name="Text_20_body"><text:soft-page-break/>Ejemplo 7. Realizar operaciones en un grupo de equipos administrados</text:p>
        <text:p text:style-name="P18"><text:span text:style-name="Source_20_Text">ansible webserver -a "apt install apache2" --become </text:span></text:p>
        <table:table table:name="Tabla9" table:style-name="Tabla9">
          <table:table-column table:style-name="Tabla9.A"/>
          <table:table-column table:style-name="Tabla9.B"/>
          <table:table-row>
            <table:table-cell table:style-name="Tabla9.A1" office:value-type="string">
              <text:p text:style-name="P15"/>
            </table:table-cell>
            <table:table-cell table:style-name="Tabla9.A1" office:value-type="string">
              <text:p text:style-name="Table_20_Contents"><text:span text:style-name="Source_20_Text">webserver</text:span> indica el grupo de servidores del inventario sobre el que realizar operaciones. Se puede indicar una lista de grupos separados por comas.</text:p>
            </table:table-cell>
          </table:table-row>
        </table:table>
        <text:p text:style-name="Text_20_body">Ansible permite el uso de módulos que amplían la funcionalidad básica proporcionada por Ansible. La <text:a xlink:type="simple" xlink:href="https://docs.ansible.com/ansible/latest/modules/modules_by_category.html" text:style-name="Internet_20_link" text:visited-style-name="Visited_20_Internet_20_Link">página de módulos de Ansible</text:a> ofrece un acceso al listado de módulos agrupados por categorías.</text:p>
        <text:p text:style-name="Text_20_body">Por ejemplo, el módulo <text:a xlink:type="simple" xlink:href="https://docs.ansible.com/ansible/latest/modules/copy_module.html#copy-module" text:style-name="Internet_20_link" text:visited-style-name="Visited_20_Internet_20_Link"><text:span text:style-name="Source_20_Text">copy</text:span></text:a> copia un archivo del sistema de archivos local al lugar indicado en las máquinas remotas.</text:p>
        <text:p text:style-name="Text_20_body">Ejemplo 8. Copiar un archivo a las máquinas administradas</text:p>
        <text:p text:style-name="P18"><text:span text:style-name="Source_20_Text">ansible all -m copy -a "src=sample.txt dest=/home/ubuntu/sample.txt"</text:span></text:p>
        <text:h text:style-name="Heading_20_2" text:outline-level="2"><text:bookmark text:name="trueplaybooks-para-operaciones-sencillas"/>7. Playbooks para operaciones sencillas</text:h>
        <text:p text:style-name="Text_20_body">Antes de pasar a crear proyectos más completos que incluyan varias operaciones agrupadas en roles comencemos por la creación de playbooks con operaciones sencillas. Esto nos permitirá familiarizarnos con las tareas de Ansible.</text:p>
        <text:p text:style-name="Text_20_body">Los playbooks y los roles, que veremos más adelante, se escriben en sintaxis YAML, descrita en el Apéndice <text:a xlink:type="simple" xlink:href="https://ualmtorres.github.io/CursoAnsible/tutorial/#trueyaml" text:style-name="Internet_20_link" text:visited-style-name="Visited_20_Internet_20_Link">YAML</text:a>.</text:p>
        <text:p text:style-name="Text_20_body">En los playbooks seguiremos la esctrucura siguiente:</text:p>
        <text:list xml:id="list1669925701" text:style-name="L6">
          <text:list-item>
            <text:p text:style-name="P6">Nombre del Playbook</text:p>
          </text:list-item>
          <text:list-item>
            <text:p text:style-name="P6">Indicar si queremos recuperar información de los hosts administrados</text:p>
          </text:list-item>
          <text:list-item>
            <text:p text:style-name="P6">Hosts sobre los que aplicar el playbook</text:p>
          </text:list-item>
          <text:list-item>
            <text:p text:style-name="P6">Lista de tareas a realizar</text:p>
          </text:list-item>
        </text:list>
        <text:p text:style-name="Text_20_body">Ejemplo 9. Playbook de ejemplo <text:span text:style-name="Source_20_Text">local.yml</text:span> para mostrar información local y un mensaje por pantalla</text:p>
        <text:p text:style-name="Preformatted_20_Text"><text:span text:style-name="Source_20_Text">---</text:span></text:p>
        <text:p text:style-name="Preformatted_20_Text"/>
        <text:p text:style-name="Preformatted_20_Text"><text:span text:style-name="Source_20_Text">- name: Basic playbook run locally </text:span></text:p>
        <text:p text:style-name="Preformatted_20_Text"><text:span text:style-name="Source_20_Text"><text:s text:c="2"/>gather_facts: true </text:span></text:p>
        <text:p text:style-name="Preformatted_20_Text"><text:span text:style-name="Source_20_Text"><text:s text:c="2"/>hosts: localhost </text:span></text:p>
        <text:p text:style-name="Preformatted_20_Text"><text:span text:style-name="Source_20_Text"><text:s text:c="2"/>tasks: </text:span></text:p>
        <text:p text:style-name="Preformatted_20_Text"><text:span text:style-name="Source_20_Text"><text:s text:c="4"/>- name: Doing a ping</text:span></text:p>
        <text:p text:style-name="Preformatted_20_Text"><text:span text:style-name="Source_20_Text"><text:s text:c="6"/>ping:</text:span></text:p>
        <text:p text:style-name="Preformatted_20_Text"/>
        <text:p text:style-name="Preformatted_20_Text"><text:span text:style-name="Source_20_Text"><text:s text:c="4"/>- name: Show info</text:span></text:p>
        <text:p text:style-name="Preformatted_20_Text"><text:span text:style-name="Source_20_Text"><text:s text:c="6"/>debug:</text:span></text:p>
        <text:p text:style-name="P18"><text:span text:style-name="Source_20_Text"><text:s text:c="8"/>msg: "Machine name: {{ ansible_hostname }}"</text:span></text:p>
        <table:table table:name="Tabla10" table:style-name="Tabla10">
          <table:table-column table:style-name="Tabla10.A"/>
          <table:table-column table:style-name="Tabla10.B"/>
          <table:table-row>
            <table:table-cell table:style-name="Tabla10.A1" office:value-type="string">
              <text:p text:style-name="P15"/>
            </table:table-cell>
            <table:table-cell table:style-name="Tabla10.A1" office:value-type="string">
              <text:p text:style-name="Table_20_Contents">Nombre del playbook</text:p>
            </table:table-cell>
          </table:table-row>
          <table:table-row>
            <table:table-cell table:style-name="Tabla10.A1" office:value-type="string">
              <text:p text:style-name="P15"/>
            </table:table-cell>
            <table:table-cell table:style-name="Tabla10.A1" office:value-type="string">
              <text:p text:style-name="Table_20_Contents">Obtener información de los hosts de destino. No sería necesario porque es la opción predeterminada</text:p>
            </table:table-cell>
          </table:table-row>
          <table:table-row>
            <table:table-cell table:style-name="Tabla10.A1" office:value-type="string">
              <text:p text:style-name="P15"/>
            </table:table-cell>
            <table:table-cell table:style-name="Tabla10.A1" office:value-type="string">
              <text:p text:style-name="Table_20_Contents">Hosts sobre los que aplicar las tareas siguientes</text:p>
            </table:table-cell>
          </table:table-row>
          <table:table-row>
            <table:table-cell table:style-name="Tabla10.A1" office:value-type="string">
              <text:p text:style-name="P15"/>
            </table:table-cell>
            <table:table-cell table:style-name="Tabla10.A1" office:value-type="string">
              <text:p text:style-name="Table_20_Contents">Lista de tareas a ejecutar</text:p>
            </table:table-cell>
          </table:table-row>
        </table:table>
        <text:p text:style-name="Text_20_body"><text:soft-page-break/>Los playbooks se ejecutan con <text:span text:style-name="Source_20_Text">ansible-playbook</text:span>, que en su sintaxis más básica ejecuta el playbook que le pasemos como argumento.</text:p>
        <text:p text:style-name="Text_20_body">Para ejecutar el playbook anterior escribiríamos el comando siguiente:</text:p>
        <text:p text:style-name="P18"><text:span text:style-name="Source_20_Text">$ ansible-playbook local.yml</text:span></text:p>
        <text:p text:style-name="Text_20_body">A continuación se muestra el resultado de ejecución del playbook</text:p>
        <text:p text:style-name="Preformatted_20_Text"><text:span text:style-name="Source_20_Text">PLAY [Basic playbook run locally] **********************************************</text:span></text:p>
        <text:p text:style-name="Preformatted_20_Text"/>
        <text:p text:style-name="Preformatted_20_Text"><text:span text:style-name="Source_20_Text">TASK [Gathering Facts] *********************************************************</text:span></text:p>
        <text:p text:style-name="Preformatted_20_Text"><text:span text:style-name="Source_20_Text">ok: [localhost]</text:span></text:p>
        <text:p text:style-name="Preformatted_20_Text"/>
        <text:p text:style-name="Preformatted_20_Text"><text:span text:style-name="Source_20_Text">TASK [Doing a ping] ************************************************************</text:span></text:p>
        <text:p text:style-name="Preformatted_20_Text"><text:span text:style-name="Source_20_Text">ok: [localhost]</text:span></text:p>
        <text:p text:style-name="Preformatted_20_Text"/>
        <text:p text:style-name="Preformatted_20_Text"><text:span text:style-name="Source_20_Text">TASK [Show info] ***************************************************************</text:span></text:p>
        <text:p text:style-name="Preformatted_20_Text"><text:span text:style-name="Source_20_Text">ok: [localhost] =&gt; {</text:span></text:p>
        <text:p text:style-name="Preformatted_20_Text"><text:span text:style-name="Source_20_Text"><text:s text:c="4"/>"msg": "Machine name: ansible-control"</text:span></text:p>
        <text:p text:style-name="Preformatted_20_Text"><text:span text:style-name="Source_20_Text">}</text:span></text:p>
        <text:p text:style-name="Preformatted_20_Text"/>
        <text:p text:style-name="Preformatted_20_Text"><text:span text:style-name="Source_20_Text">PLAY RECAP *********************************************************************</text:span></text:p>
        <text:p text:style-name="P18"><text:span text:style-name="Source_20_Text">localhost <text:s text:c="17"/>: ok=3 <text:s text:c="3"/>changed=0 <text:s text:c="3"/>unreachable=0 <text:s text:c="3"/>failed=0</text:span></text:p>
        <table:table table:name="Tabla11" table:style-name="Tabla11">
          <table:table-column table:style-name="Tabla11.A"/>
          <table:table-column table:style-name="Tabla11.B"/>
          <table:table-row>
            <table:table-cell table:style-name="Tabla11.A1" office:value-type="string">
              <text:p text:style-name="P15"/>
            </table:table-cell>
            <table:table-cell table:style-name="Tabla11.A1" office:value-type="string">
              <text:p text:style-name="P16">En la ejecución de un playbook es posible obtener información de los hosts administrados. Este proceso se conoce como <text:span text:style-name="Emphasis">gather facts</text:span> y de forma predeterminada se obtiene dicha información. El apéndice <text:a xlink:type="simple" xlink:href="https://ualmtorres.github.io/CursoAnsible/tutorial/#trueobtener-informaci-n-de-los-nodos-administrados" text:style-name="Internet_20_link" text:visited-style-name="Visited_20_Internet_20_Link">Obtener información de los nodos administrados</text:a> ofrece información sobre esta funcionalidad.</text:p>
            </table:table-cell>
          </table:table-row>
        </table:table>
        <text:h text:style-name="Heading_20_3" text:outline-level="3"><text:bookmark text:name="truepar-metros-de-inter-s-para-ejecuci-n-de-playbooks"/>7.1. Parámetros de interés para ejecución de playbooks</text:h>
        <text:list xml:id="list210277994" text:style-name="L7">
          <text:list-item>
            <text:p text:style-name="P7"><text:span text:style-name="Source_20_Text">-i archivo_de_inventario</text:span>: Permite usar un archivo de inventario específico</text:p>
          </text:list-item>
          <text:list-item>
            <text:p text:style-name="P7"><text:span text:style-name="Source_20_Text">--start-at-task=tarea_de_inicio</text:span>: Indica la tarea por la que comenzar a ejecutar el playbook</text:p>
          </text:list-item>
          <text:list-item>
            <text:p text:style-name="P7"><text:span text:style-name="Source_20_Text">--step</text:span>: Permite ejecutar el playbook paso a paso</text:p>
          </text:list-item>
          <text:list-item>
            <text:p text:style-name="P7"><text:span text:style-name="Source_20_Text">--become</text:span>: Ejecuta operaciones como <text:span text:style-name="Source_20_Text">root</text:span></text:p>
          </text:list-item>
        </text:list>
        <text:p text:style-name="Text_20_body">El comando siguiente ejecuta paso a paso el playbook <text:span text:style-name="Source_20_Text">mysql.yml</text:span> como <text:span text:style-name="Source_20_Text">root</text:span> comenzando por la tarea <text:span text:style-name="Source_20_Text">Update package cache</text:span></text:p>
        <text:p text:style-name="P18"><text:span text:style-name="Source_20_Text">$ ansible-playbook mysql.yml --become --start-at-task "Update package cache" --step</text:span></text:p>
        <text:h text:style-name="Heading_20_3" text:outline-level="3"><text:bookmark text:name="truemodificaci-n-de-archivos-con-code-blockinfile-code"/>7.2. Modificación de archivos con <text:span text:style-name="Source_20_Text">blockinfile</text:span></text:h>
        <text:p text:style-name="Text_20_body">El módulo <text:a xlink:type="simple" xlink:href="https://docs.ansible.com/ansible/latest/modules/blockinfile_module.html?highlight=blockinfile" text:style-name="Internet_20_link" text:visited-style-name="Visited_20_Internet_20_Link"><text:span text:style-name="Source_20_Text">blockinfile</text:span></text:a> inserta, actualiza o elimina un bloque de líneas en un archivo. El texto modificado queda delemitado por líneas que actúan como marcador.</text:p>
        <text:p text:style-name="Text_20_body">Ejemplo 10. Playbook <text:span text:style-name="Source_20_Text">blockinfile.yml</text:span></text:p>
        <text:p text:style-name="Preformatted_20_Text"><text:span text:style-name="Source_20_Text">---</text:span></text:p>
        <text:p text:style-name="Preformatted_20_Text"/>
        <text:p text:style-name="Preformatted_20_Text"><text:span text:style-name="Source_20_Text">- name: Blockinfile to edit files</text:span></text:p>
        <text:p text:style-name="Preformatted_20_Text"><text:span text:style-name="Source_20_Text"><text:s text:c="2"/>gather_facts: false</text:span></text:p>
        <text:p text:style-name="Preformatted_20_Text"><text:soft-page-break/><text:span text:style-name="Source_20_Text"><text:s text:c="2"/>hosts: all</text:span></text:p>
        <text:p text:style-name="Preformatted_20_Text"><text:span text:style-name="Source_20_Text"><text:s text:c="2"/>tasks:</text:span></text:p>
        <text:p text:style-name="Preformatted_20_Text"><text:span text:style-name="Source_20_Text"><text:s text:c="4"/>- name: "Adding Ansible manager and managed nodes to /etc/hosts"</text:span></text:p>
        <text:p text:style-name="Preformatted_20_Text"><text:span text:style-name="Source_20_Text"><text:s text:c="6"/>blockinfile:</text:span></text:p>
        <text:p text:style-name="Preformatted_20_Text"><text:span text:style-name="Source_20_Text"><text:s text:c="8"/>name: /etc/hosts </text:span></text:p>
        <text:p text:style-name="Preformatted_20_Text"><text:span text:style-name="Source_20_Text"><text:s text:c="8"/>block: | </text:span></text:p>
        <text:p text:style-name="Preformatted_20_Text"><text:span text:style-name="Source_20_Text"><text:s text:c="10"/># Manager</text:span></text:p>
        <text:p text:style-name="Preformatted_20_Text"><text:span text:style-name="Source_20_Text"><text:s text:c="10"/>20.0.1.7 manager</text:span></text:p>
        <text:p text:style-name="Preformatted_20_Text"/>
        <text:p text:style-name="Preformatted_20_Text"><text:span text:style-name="Source_20_Text"><text:s text:c="10"/># Managed-1</text:span></text:p>
        <text:p text:style-name="Preformatted_20_Text"><text:span text:style-name="Source_20_Text"><text:s text:c="10"/>20.0.1.11 managed-1</text:span></text:p>
        <text:p text:style-name="Preformatted_20_Text"/>
        <text:p text:style-name="Preformatted_20_Text"><text:span text:style-name="Source_20_Text"><text:s text:c="10"/># Managed-2</text:span></text:p>
        <text:p text:style-name="Preformatted_20_Text"><text:span text:style-name="Source_20_Text"><text:s text:c="10"/>20.0.1.4 managed-2</text:span></text:p>
        <text:p text:style-name="P18"><text:span text:style-name="Source_20_Text"><text:s text:c="8"/>marker: "# {mark} ANSIBLE MANAGED BLOCK manager and managed nodes" </text:span></text:p>
        <table:table table:name="Tabla12" table:style-name="Tabla12">
          <table:table-column table:style-name="Tabla12.A"/>
          <table:table-column table:style-name="Tabla12.B"/>
          <table:table-row>
            <table:table-cell table:style-name="Tabla12.A1" office:value-type="string">
              <text:p text:style-name="P15"/>
            </table:table-cell>
            <table:table-cell table:style-name="Tabla12.A1" office:value-type="string">
              <text:p text:style-name="Table_20_Contents">Archivo a modificar</text:p>
            </table:table-cell>
          </table:table-row>
          <table:table-row>
            <table:table-cell table:style-name="Tabla12.A1" office:value-type="string">
              <text:p text:style-name="P15"/>
            </table:table-cell>
            <table:table-cell table:style-name="Tabla12.A1" office:value-type="string">
              <text:p text:style-name="Table_20_Contents">Bloque de texto a incluir</text:p>
            </table:table-cell>
          </table:table-row>
          <table:table-row>
            <table:table-cell table:style-name="Tabla12.A1" office:value-type="string">
              <text:p text:style-name="P15"/>
            </table:table-cell>
            <table:table-cell table:style-name="Tabla12.A1" office:value-type="string">
              <text:p text:style-name="Table_20_Contents">Texto para delimitar el bloque de texto añadido</text:p>
            </table:table-cell>
          </table:table-row>
        </table:table>
        <text:p text:style-name="Text_20_body">La ejecución la haremos con <text:span text:style-name="Source_20_Text">ansible-playbook</text:span></text:p>
        <text:p text:style-name="Preformatted_20_Text"><text:span text:style-name="Source_20_Text">$ ansible-playbook blockinfile.yml --become</text:span></text:p>
        <text:p text:style-name="Preformatted_20_Text"/>
        <text:p text:style-name="Preformatted_20_Text"><text:span text:style-name="Source_20_Text">PLAY [Blockinfile to edit files] ***********************************************</text:span></text:p>
        <text:p text:style-name="Preformatted_20_Text"/>
        <text:p text:style-name="Preformatted_20_Text"><text:span text:style-name="Source_20_Text">TASK [Adding Ansible manager and managed nodes to /etc/hosts] ******************</text:span></text:p>
        <text:p text:style-name="Preformatted_20_Text"><text:span text:style-name="Source_20_Text">changed: [20.0.1.4]</text:span></text:p>
        <text:p text:style-name="Preformatted_20_Text"><text:span text:style-name="Source_20_Text">changed: [20.0.1.11]</text:span></text:p>
        <text:p text:style-name="Preformatted_20_Text"/>
        <text:p text:style-name="Preformatted_20_Text"><text:span text:style-name="Source_20_Text">PLAY RECAP *********************************************************************</text:span></text:p>
        <text:p text:style-name="Preformatted_20_Text"><text:span text:style-name="Source_20_Text">20.0.1.11 <text:s text:c="17"/>: ok=1 <text:s text:c="3"/>changed=1 <text:s text:c="3"/>unreachable=0 <text:s text:c="3"/>failed=0</text:span></text:p>
        <text:p text:style-name="P18"><text:span text:style-name="Source_20_Text">20.0.1.4 <text:s text:c="18"/>: ok=1 <text:s text:c="3"/>changed=1 <text:s text:c="3"/>unreachable=0 <text:s text:c="3"/>failed=0</text:span></text:p>
        <table:table table:name="Tabla13" table:style-name="Tabla13">
          <table:table-column table:style-name="Tabla13.A"/>
          <table:table-column table:style-name="Tabla13.B"/>
          <table:table-row>
            <table:table-cell table:style-name="Tabla13.A1" office:value-type="string">
              <text:p text:style-name="P15"/>
            </table:table-cell>
            <table:table-cell table:style-name="Tabla13.A1" office:value-type="string">
              <text:p text:style-name="P16">Dado que Ansible es idempotente, la ejecución repetida del playbook no añadirá nuevos bloques en cada ejecución. La ejecución de un playbook de Ansible debe entenderse como <text:span text:style-name="Emphasis">este el estado deseado para las máquinas administradas</text:span>. Una modificación sobre los valores del playbook supondría un cambio y al volver a ejecutar el playbook se trasladaría la modificación a las máquinas gestionadas.</text:p>
            </table:table-cell>
          </table:table-row>
        </table:table>
        <text:p text:style-name="Text_20_body">A continuación se muestra un extracto del archivo <text:span text:style-name="Source_20_Text">/etc/hosts</text:span> en las máquinas administradas como resultado de ejecutar el playbook anterior.</text:p>
        <text:p text:style-name="Preformatted_20_Text"><text:span text:style-name="Source_20_Text">127.0.0.1 localhost</text:span></text:p>
        <text:p text:style-name="Preformatted_20_Text"/>
        <text:p text:style-name="Preformatted_20_Text"><text:span text:style-name="Source_20_Text">....</text:span></text:p>
        <text:p text:style-name="Preformatted_20_Text"/>
        <text:p text:style-name="Preformatted_20_Text"><text:span text:style-name="Source_20_Text"># BEGIN ANSIBLE MANAGED BLOCK manager and managed nodes </text:span></text:p>
        <text:p text:style-name="Preformatted_20_Text"><text:span text:style-name="Source_20_Text"># Manager </text:span></text:p>
        <text:p text:style-name="Preformatted_20_Text"><text:span text:style-name="Source_20_Text">20.0.1.7 manager</text:span></text:p>
        <text:p text:style-name="Preformatted_20_Text"/>
        <text:p text:style-name="Preformatted_20_Text"><text:span text:style-name="Source_20_Text"># Managed-1</text:span></text:p>
        <text:p text:style-name="Preformatted_20_Text"><text:span text:style-name="Source_20_Text">20.0.1.11 managed-1</text:span></text:p>
        <text:p text:style-name="Preformatted_20_Text"/>
        <text:p text:style-name="Preformatted_20_Text"><text:span text:style-name="Source_20_Text"># Managed-2</text:span></text:p>
        <text:p text:style-name="Preformatted_20_Text"><text:span text:style-name="Source_20_Text">20.0.1.4 managed-2</text:span></text:p>
        <text:p text:style-name="P18"><text:span text:style-name="Source_20_Text"># END ANSIBLE MANAGED BLOCK manager and managed nodes </text:span></text:p>
        <table:table table:name="Tabla14" table:style-name="Tabla14">
          <table:table-column table:style-name="Tabla14.A"/>
          <table:table-column table:style-name="Tabla14.B"/>
          <table:table-row>
            <table:table-cell table:style-name="Tabla14.A1" office:value-type="string">
              <text:p text:style-name="P15"/>
            </table:table-cell>
            <table:table-cell table:style-name="Tabla14.A1" office:value-type="string">
              <text:p text:style-name="Table_20_Contents">Inicio del texto delimitador del bloque</text:p>
            </table:table-cell>
          </table:table-row>
          <text:soft-page-break/>
          <table:table-row>
            <table:table-cell table:style-name="Tabla14.A1" office:value-type="string">
              <text:p text:style-name="P15"/>
            </table:table-cell>
            <table:table-cell table:style-name="Tabla14.A1" office:value-type="string">
              <text:p text:style-name="Table_20_Contents">Texto introducido</text:p>
            </table:table-cell>
          </table:table-row>
          <table:table-row>
            <table:table-cell table:style-name="Tabla14.A1" office:value-type="string">
              <text:p text:style-name="P15"/>
            </table:table-cell>
            <table:table-cell table:style-name="Tabla14.A1" office:value-type="string">
              <text:p text:style-name="Table_20_Contents">Fin del texto delimitador del bloque</text:p>
            </table:table-cell>
          </table:table-row>
        </table:table>
        <text:h text:style-name="Heading_20_4" text:outline-level="4"><text:bookmark text:name="trueuso-de-un-archivo-de-variables-para-los-playbooks"/>7.2.1. Uso de un archivo de variables para los playbooks</text:h>
        <text:p text:style-name="Text_20_body">Las variables definidas en <text:span text:style-name="Source_20_Text">group_vars/all.yml</text:span> serán visibles para todos los playbooks del mismo directorio sin necesidad de indicar o incluir nada.</text:p>
        <text:p text:style-name="Text_20_body">Como ejemplo, vamos a definir un archivo de variables <text:span text:style-name="Source_20_Text">group_vars/all.yml</text:span> con el nombre y la dirección IP de un conjuntos de máquinas.</text:p>
        <text:p text:style-name="Text_20_body">Ejemplo 11. El archivo <text:span text:style-name="Source_20_Text">group_vars/all.yml</text:span></text:p>
        <text:p text:style-name="Preformatted_20_Text"><text:span text:style-name="Source_20_Text">manager: { name: manager, ip: 20.0.1.7 }</text:span></text:p>
        <text:p text:style-name="Preformatted_20_Text"><text:span text:style-name="Source_20_Text">managed_1: { name: managed-1, ip: 20.0.1.11 }</text:span></text:p>
        <text:p text:style-name="P18"><text:span text:style-name="Source_20_Text">managed_2: { name: managed-2, ip: 20.0.1.4 }</text:span></text:p>
        <text:p text:style-name="Text_20_body">Veamos ahora una revisión del ejemplo del playbook anterior usando variables.</text:p>
        <text:p text:style-name="Text_20_body">Ejemplo 12. Playbook de <text:span text:style-name="Source_20_Text">blockinfile</text:span> usando variables</text:p>
        <text:p text:style-name="Preformatted_20_Text"><text:span text:style-name="Source_20_Text">---</text:span></text:p>
        <text:p text:style-name="Preformatted_20_Text"/>
        <text:p text:style-name="Preformatted_20_Text"><text:span text:style-name="Source_20_Text">- name: Blockinfile to edit files</text:span></text:p>
        <text:p text:style-name="Preformatted_20_Text"><text:span text:style-name="Source_20_Text"><text:s text:c="2"/>gather_facts: false</text:span></text:p>
        <text:p text:style-name="Preformatted_20_Text"><text:span text:style-name="Source_20_Text"><text:s text:c="2"/>hosts: all</text:span></text:p>
        <text:p text:style-name="Preformatted_20_Text"><text:span text:style-name="Source_20_Text"><text:s text:c="2"/>tasks:</text:span></text:p>
        <text:p text:style-name="Preformatted_20_Text"><text:span text:style-name="Source_20_Text"><text:s text:c="4"/>- name: "Adding Ansible manager and managed nodes to /etc/hosts"</text:span></text:p>
        <text:p text:style-name="Preformatted_20_Text"><text:span text:style-name="Source_20_Text"><text:s text:c="6"/>blockinfile:</text:span></text:p>
        <text:p text:style-name="Preformatted_20_Text"><text:span text:style-name="Source_20_Text"><text:s text:c="8"/>name: /etc/hosts</text:span></text:p>
        <text:p text:style-name="Preformatted_20_Text"><text:span text:style-name="Source_20_Text"><text:s text:c="8"/>block: |</text:span></text:p>
        <text:p text:style-name="Preformatted_20_Text"><text:span text:style-name="Source_20_Text"><text:s text:c="10"/># Manager</text:span></text:p>
        <text:p text:style-name="Preformatted_20_Text"><text:span text:style-name="Source_20_Text"><text:s text:c="10"/>{{ manager.ip }} {{ manager.name }} </text:span></text:p>
        <text:p text:style-name="Preformatted_20_Text"/>
        <text:p text:style-name="Preformatted_20_Text"><text:span text:style-name="Source_20_Text"><text:s text:c="10"/># Managed-1</text:span></text:p>
        <text:p text:style-name="Preformatted_20_Text"><text:span text:style-name="Source_20_Text"><text:s text:c="10"/>{{ managed_1.ip }} {{ managed_1.name }} </text:span></text:p>
        <text:p text:style-name="Preformatted_20_Text"/>
        <text:p text:style-name="Preformatted_20_Text"><text:span text:style-name="Source_20_Text"><text:s text:c="10"/># Managed-2</text:span></text:p>
        <text:p text:style-name="Preformatted_20_Text"><text:span text:style-name="Source_20_Text"><text:s text:c="10"/>{{ managed_2.ip }} {{ managed_2.name }} </text:span></text:p>
        <text:p text:style-name="P18"><text:span text:style-name="Source_20_Text"><text:s text:c="8"/>marker: "# {mark} ANSIBLE MANAGED BLOCK manager and managed nodes"</text:span></text:p>
        <table:table table:name="Tabla15" table:style-name="Tabla15">
          <table:table-column table:style-name="Tabla15.A"/>
          <table:table-column table:style-name="Tabla15.B"/>
          <table:table-row>
            <table:table-cell table:style-name="Tabla15.A1" office:value-type="string">
              <text:p text:style-name="P15"/>
            </table:table-cell>
            <table:table-cell table:style-name="Tabla15.A1" office:value-type="string">
              <text:p text:style-name="Table_20_Contents">Variables para la IP y nombre del nodo <text:span text:style-name="Source_20_Text">manager</text:span></text:p>
            </table:table-cell>
          </table:table-row>
          <table:table-row>
            <table:table-cell table:style-name="Tabla15.A1" office:value-type="string">
              <text:p text:style-name="P15"/>
            </table:table-cell>
            <table:table-cell table:style-name="Tabla15.A1" office:value-type="string">
              <text:p text:style-name="Table_20_Contents">Variables para la IP y nombre del nodo <text:span text:style-name="Source_20_Text">managed-1</text:span></text:p>
            </table:table-cell>
          </table:table-row>
          <table:table-row>
            <table:table-cell table:style-name="Tabla15.A1" office:value-type="string">
              <text:p text:style-name="P15"/>
            </table:table-cell>
            <table:table-cell table:style-name="Tabla15.A1" office:value-type="string">
              <text:p text:style-name="Table_20_Contents">Variables para la IP y nombre del nodo <text:span text:style-name="Source_20_Text">managed-2</text:span></text:p>
            </table:table-cell>
          </table:table-row>
        </table:table>
        <table:table table:name="Tabla16" table:style-name="Tabla16">
          <table:table-column table:style-name="Tabla16.A"/>
          <table:table-column table:style-name="Tabla16.B"/>
          <table:table-row>
            <table:table-cell table:style-name="Tabla16.A1" office:value-type="string">
              <text:p text:style-name="P15"/>
            </table:table-cell>
            <table:table-cell table:style-name="Tabla16.A1" office:value-type="string">
              <text:p text:style-name="P16">El apéndice <text:a xlink:type="simple" xlink:href="https://ualmtorres.github.io/CursoAnsible/tutorial/#trueuso-de-variables" text:style-name="Internet_20_link" text:visited-style-name="Visited_20_Internet_20_Link">Uso de variables</text:a> contiene información sobre la forma y los distintos lugares donde se pueden definir variables en Ansible. También se muestra cómo pedir variables en el momento de la ejecución y como iterar sobre ellas.</text:p>
            </table:table-cell>
          </table:table-row>
        </table:table>
        <text:h text:style-name="Heading_20_3" text:outline-level="3"><text:bookmark text:name="trueuso-de-em-templates-em-para-creaci-n-de-archivos-personalizados"/>7.3. Uso de <text:span text:style-name="Emphasis">templates</text:span> para creación de archivos personalizados</text:h>
        <text:p text:style-name="Text_20_body">Con <text:a xlink:type="simple" xlink:href="https://docs.ansible.com/ansible/latest/modules/template_module.html?highlight=template" text:style-name="Internet_20_link" text:visited-style-name="Visited_20_Internet_20_Link"><text:span text:style-name="Source_20_Text">template</text:span></text:a> podemos incluir archivos en los nodos administrados sustituyendo previamente las variables que incluyan por sus valores correspondientes.</text:p>
        <text:p text:style-name="Text_20_body">Ejemplo 13. El archivo <text:span text:style-name="Emphasis">template</text:span> de base <text:span text:style-name="Source_20_Text">sample-template.txt</text:span></text:p>
        <text:p text:style-name="Preformatted_20_Text"><text:span text:style-name="Source_20_Text">Ejemplo de archivo personsalizado usando templates:</text:span></text:p>
        <text:p text:style-name="Preformatted_20_Text"/>
        <text:p text:style-name="Preformatted_20_Text"><text:span text:style-name="Source_20_Text">El nodo {{ manager.name }} tiene la IP: {{ manager.ip }}.</text:span></text:p>
        <text:p text:style-name="Preformatted_20_Text"><text:soft-page-break/><text:span text:style-name="Source_20_Text">El nodo {{ managed_1.name }} tiene la IP: {{ managed_1.ip }}.</text:span></text:p>
        <text:p text:style-name="P18"><text:span text:style-name="Source_20_Text">El nodo {{ managed_2.name }} tiene la IP: {{ managed_2.ip }}.</text:span></text:p>
        <text:p text:style-name="Text_20_body">Ejemplo 14. Playbook <text:span text:style-name="Source_20_Text">template.yml</text:span></text:p>
        <text:p text:style-name="Preformatted_20_Text"><text:span text:style-name="Source_20_Text">---</text:span></text:p>
        <text:p text:style-name="Preformatted_20_Text"/>
        <text:p text:style-name="Preformatted_20_Text"><text:span text:style-name="Source_20_Text">- name: Template to customize files</text:span></text:p>
        <text:p text:style-name="Preformatted_20_Text"><text:span text:style-name="Source_20_Text"><text:s text:c="2"/>gather_facts: false</text:span></text:p>
        <text:p text:style-name="Preformatted_20_Text"><text:span text:style-name="Source_20_Text"><text:s text:c="2"/>hosts: all</text:span></text:p>
        <text:p text:style-name="Preformatted_20_Text"><text:span text:style-name="Source_20_Text"><text:s text:c="2"/>tasks:</text:span></text:p>
        <text:p text:style-name="Preformatted_20_Text"><text:span text:style-name="Source_20_Text"><text:s text:c="4"/>- name: "Creating customized sample-template.txt in /home/ubuntu/sample-template.txt"</text:span></text:p>
        <text:p text:style-name="Preformatted_20_Text"><text:span text:style-name="Source_20_Text"><text:s text:c="6"/>template: &gt;</text:span></text:p>
        <text:p text:style-name="Preformatted_20_Text"><text:span text:style-name="Source_20_Text"><text:s text:c="8"/>src=/home/ubuntu/cursostic/sample-template.txt</text:span></text:p>
        <text:p text:style-name="Preformatted_20_Text"><text:span text:style-name="Source_20_Text"><text:s text:c="8"/>dest=/home/ubuntu/sample-template.txt</text:span></text:p>
        <text:p text:style-name="Preformatted_20_Text"><text:span text:style-name="Source_20_Text"><text:s text:c="8"/>owner=ubuntu</text:span></text:p>
        <text:p text:style-name="Preformatted_20_Text"><text:span text:style-name="Source_20_Text"><text:s text:c="8"/>group=ubuntu</text:span></text:p>
        <text:p text:style-name="P18"><text:span text:style-name="Source_20_Text"><text:s text:c="8"/>mode=0644</text:span></text:p>
        <text:p text:style-name="Text_20_body">El resultado en los nodos administrados:</text:p>
        <text:p text:style-name="Preformatted_20_Text"><text:span text:style-name="Source_20_Text">Ejemplo de archivo personsalizado usando templates:</text:span></text:p>
        <text:p text:style-name="Preformatted_20_Text"/>
        <text:p text:style-name="Preformatted_20_Text"><text:span text:style-name="Source_20_Text">El nodo manager tiene la IP: 20.0.1.7.</text:span></text:p>
        <text:p text:style-name="Preformatted_20_Text"><text:span text:style-name="Source_20_Text">El nodo managed-1 tiene la IP: 20.0.1.11.</text:span></text:p>
        <text:p text:style-name="P18"><text:span text:style-name="Source_20_Text">El nodo managed-2 tiene la IP: 20.0.1.4.</text:span></text:p>
        <text:h text:style-name="Heading_20_3" text:outline-level="3"><text:bookmark text:name="truemodificaci-n-de-archivos-con-code-lineinfile-code"/>7.4. Modificación de archivos con <text:span text:style-name="Source_20_Text">lineinfile</text:span></text:h>
        <text:p text:style-name="Text_20_body">El módulo <text:a xlink:type="simple" xlink:href="https://docs.ansible.com/ansible/latest/modules/lineinfile_module.html?highlight=lineinfile" text:style-name="Internet_20_link" text:visited-style-name="Visited_20_Internet_20_Link"><text:span text:style-name="Source_20_Text">lineinfile</text:span></text:a> asegura que exista una línea con un texto concreto en un archivo. Para la búsqueda se usan <text:a xlink:type="simple" xlink:href="https://docs.python.org/2/library/re.html" text:style-name="Internet_20_link" text:visited-style-name="Visited_20_Internet_20_Link">expresiones regulares</text:a>.</text:p>
        <text:p text:style-name="Text_20_body">Por ejemplo, cuando el nombre de la máquina no está en el archivo <text:span text:style-name="Source_20_Text">/etc/hosts/</text:span> aparece un mensaje molesto como el siguiente en la línea de comandos cuando cambiamos al modo superusuario con <text:span text:style-name="Source_20_Text">sudo su -</text:span></text:p>
        <text:p text:style-name="P18"><text:span text:style-name="Source_20_Text">sudo: unable to resolve host ...</text:span></text:p>
        <text:p text:style-name="Text_20_body">Para solucionarlo basta con añadir <text:span text:style-name="Source_20_Text">127.0.0.1</text:span> seguido del nombre de la máquina al archivo <text:span text:style-name="Source_20_Text">/etc/hosts</text:span>. A continuación veremos cómo localizar la entrada <text:span text:style-name="Source_20_Text">127.0.0.1 localhost</text:span> en el archivo e introducir una línea a continuación para solucionar el molesto mensaje.</text:p>
        <text:p text:style-name="Text_20_body">Ejemplo 15. El playbook <text:span text:style-name="Source_20_Text">lineinfile.yml</text:span></text:p>
        <text:p text:style-name="Preformatted_20_Text"><text:span text:style-name="Source_20_Text">---</text:span></text:p>
        <text:p text:style-name="Preformatted_20_Text"/>
        <text:p text:style-name="Preformatted_20_Text"><text:span text:style-name="Source_20_Text">- name: Lineinfile to edit files</text:span></text:p>
        <text:p text:style-name="Preformatted_20_Text"><text:span text:style-name="Source_20_Text"><text:s text:c="2"/>hosts: all</text:span></text:p>
        <text:p text:style-name="Preformatted_20_Text"><text:span text:style-name="Source_20_Text"><text:s text:c="2"/>tasks:</text:span></text:p>
        <text:p text:style-name="Preformatted_20_Text"><text:span text:style-name="Source_20_Text"><text:s text:c="4"/>- name: "Adding hostname to /etc/hosts"</text:span></text:p>
        <text:p text:style-name="Preformatted_20_Text"><text:span text:style-name="Source_20_Text"><text:s text:c="6"/>lineinfile:</text:span></text:p>
        <text:p text:style-name="Preformatted_20_Text"><text:span text:style-name="Source_20_Text"><text:s text:c="8"/>path: /etc/hosts </text:span></text:p>
        <text:p text:style-name="Preformatted_20_Text"><text:span text:style-name="Source_20_Text"><text:s text:c="8"/>insertafter: '^127\.0\.0\.1' </text:span></text:p>
        <text:p text:style-name="P18"><text:span text:style-name="Source_20_Text"><text:s text:c="8"/>line: 127.0.0.1 {{ ansible_hostname }} </text:span></text:p>
        <table:table table:name="Tabla17" table:style-name="Tabla17">
          <table:table-column table:style-name="Tabla17.A"/>
          <table:table-column table:style-name="Tabla17.B"/>
          <table:table-row>
            <table:table-cell table:style-name="Tabla17.A1" office:value-type="string">
              <text:p text:style-name="P15"/>
            </table:table-cell>
            <table:table-cell table:style-name="Tabla17.A1" office:value-type="string">
              <text:p text:style-name="Table_20_Contents">Archivo a modificar</text:p>
            </table:table-cell>
          </table:table-row>
          <table:table-row>
            <table:table-cell table:style-name="Tabla17.A1" office:value-type="string">
              <text:p text:style-name="P15"/>
            </table:table-cell>
            <table:table-cell table:style-name="Tabla17.A1" office:value-type="string">
              <text:p text:style-name="Table_20_Contents">Buscar la última línea que comienza por <text:span text:style-name="Source_20_Text">127.0.0.1</text:span> para insertar una línea a continuación <text:soft-page-break/>(<text:span text:style-name="Source_20_Text">insertafter</text:span>)</text:p>
            </table:table-cell>
          </table:table-row>
          <table:table-row>
            <table:table-cell table:style-name="Tabla17.A1" office:value-type="string">
              <text:p text:style-name="P15"/>
            </table:table-cell>
            <table:table-cell table:style-name="Tabla17.A1" office:value-type="string">
              <text:p text:style-name="Table_20_Contents">Insertar la linea con <text:span text:style-name="Source_20_Text">127.0.0.1</text:span> y el nombre de la máquina, obtenido en el proceso de <text:span text:style-name="Source_20_Text">Gathering facts</text:span> y disponible en la variable <text:span text:style-name="Source_20_Text">ansible_hostname</text:span></text:p>
            </table:table-cell>
          </table:table-row>
        </table:table>
        <text:h text:style-name="Heading_20_3" text:outline-level="3"><text:bookmark text:name="truegesti-n-de-repositorios-code-apt-code"/>7.5. Gestión de repositorios <text:span text:style-name="Source_20_Text">APT</text:span></text:h>
        <text:p text:style-name="Text_20_body">El módulo <text:a xlink:type="simple" xlink:href="https://docs.ansible.com/ansible/latest/modules/apt_repository_module.html?highlight=apt_repository" text:style-name="Internet_20_link" text:visited-style-name="Visited_20_Internet_20_Link"><text:span text:style-name="Source_20_Text">apt_repository</text:span></text:a> permite añadir o eliminar repositorios <text:span text:style-name="Source_20_Text">APT</text:span> en distribuciones Ubuntu y Debian.</text:p>
        <text:p text:style-name="Text_20_body">Ejemplo 16. El playbook <text:span text:style-name="Source_20_Text">apt_repository.yml</text:span></text:p>
        <text:p text:style-name="Preformatted_20_Text"><text:span text:style-name="Source_20_Text">---</text:span></text:p>
        <text:p text:style-name="Preformatted_20_Text"/>
        <text:p text:style-name="Preformatted_20_Text"><text:span text:style-name="Source_20_Text">- name: apt_repository to manage APT repositories</text:span></text:p>
        <text:p text:style-name="Preformatted_20_Text"><text:span text:style-name="Source_20_Text"><text:s text:c="2"/>gather_facts: false</text:span></text:p>
        <text:p text:style-name="Preformatted_20_Text"><text:span text:style-name="Source_20_Text"><text:s text:c="2"/>hosts: all</text:span></text:p>
        <text:p text:style-name="Preformatted_20_Text"><text:span text:style-name="Source_20_Text"><text:s text:c="2"/>tasks:</text:span></text:p>
        <text:p text:style-name="Preformatted_20_Text"><text:span text:style-name="Source_20_Text"><text:s text:c="4"/>- name: "Add APT OpenStack repository for Ubuntu Xenial"</text:span></text:p>
        <text:p text:style-name="Preformatted_20_Text"><text:span text:style-name="Source_20_Text"><text:s text:c="6"/>apt_repository:</text:span></text:p>
        <text:p text:style-name="P18"><text:span text:style-name="Source_20_Text"><text:s text:c="8"/>repo: "deb http://ubuntu-cloud.archive.canonical.com/ubuntu xenial-updates/ocata main"</text:span></text:p>
        <text:p text:style-name="Text_20_body">Tras ejecutar el playbook podemos comprobar que las máquinas de destino tienen el repositorio disponible mostrando el contenido del archivo</text:p>
        <text:p text:style-name="P18"><text:span text:style-name="Source_20_Text">/etc/apt/sources.list.d/ubuntu_cloud_archive_canonical_com_ubuntu.list</text:span></text:p>
        <text:p text:style-name="Text_20_body">El resultado será:</text:p>
        <text:p text:style-name="P18"><text:span text:style-name="Source_20_Text">deb http://ubuntu-cloud.archive.canonical.com/ubuntu xenial-updates/ocata main</text:span></text:p>
        <text:p text:style-name="Text_20_body">Para eliminar un repositorio se usaría el parámetro <text:span text:style-name="Source_20_Text">state: absent</text:span> de <text:span text:style-name="Source_20_Text">apt_repository</text:span></text:p>
        <text:p text:style-name="Text_20_body">Ejemplo 17. El playbook <text:span text:style-name="Source_20_Text">remove-apt_repository.yml</text:span></text:p>
        <text:p text:style-name="Preformatted_20_Text"><text:span text:style-name="Source_20_Text">---</text:span></text:p>
        <text:p text:style-name="Preformatted_20_Text"/>
        <text:p text:style-name="Preformatted_20_Text"><text:span text:style-name="Source_20_Text">- name: apt_repository to manage APT repositories</text:span></text:p>
        <text:p text:style-name="Preformatted_20_Text"><text:span text:style-name="Source_20_Text"><text:s text:c="2"/>gather_facts: false</text:span></text:p>
        <text:p text:style-name="Preformatted_20_Text"><text:span text:style-name="Source_20_Text"><text:s text:c="2"/>hosts: all</text:span></text:p>
        <text:p text:style-name="Preformatted_20_Text"><text:span text:style-name="Source_20_Text"><text:s text:c="2"/>tasks:</text:span></text:p>
        <text:p text:style-name="Preformatted_20_Text"><text:span text:style-name="Source_20_Text"><text:s text:c="4"/>- name: "Add APT OpenStack repository for Ubuntu Xenial"</text:span></text:p>
        <text:p text:style-name="Preformatted_20_Text"><text:span text:style-name="Source_20_Text"><text:s text:c="6"/>apt_repository:</text:span></text:p>
        <text:p text:style-name="Preformatted_20_Text"><text:span text:style-name="Source_20_Text"><text:s text:c="8"/>repo: "deb http://ubuntu-cloud.archive.canonical.com/ubuntu xenial-updates/ocata main"</text:span></text:p>
        <text:p text:style-name="P18"><text:span text:style-name="Source_20_Text"><text:s text:c="6"/>state: absent</text:span></text:p>
        <text:p text:style-name="Text_20_body">Tras ejecutar el playbook podemos comprobar que las máquinas de destino ya no tienen el repositorio disponible y que no existe el archivo</text:p>
        <text:p text:style-name="P18"><text:span text:style-name="Source_20_Text">/etc/apt/sources.list.d/ubuntu_cloud_archive_canonical_com_ubuntu.list</text:span></text:p>
        <text:h text:style-name="Heading_20_3" text:outline-level="3"><text:bookmark text:name="trueinstalaci-n-de-paquetes"/>7.6. Instalación de paquetes</text:h>
        <text:p text:style-name="Text_20_body">El módulo <text:a xlink:type="simple" xlink:href="https://docs.ansible.com/ansible/latest/modules/apt_module.html?highlight=apt" text:style-name="Internet_20_link" text:visited-style-name="Visited_20_Internet_20_Link"><text:span text:style-name="Source_20_Text">apt</text:span></text:a> se encarga de la gestión de paquetes en Ubuntu y Debian. Cuando queremos instalar una lista de paquetes definiremos la lista de paquetes y normalmente lo haremos con una variable</text:p>
        <text:p text:style-name="Text_20_body"><text:soft-page-break/>Ejemplo 18. El playbook <text:span text:style-name="Source_20_Text">apt.yml</text:span></text:p>
        <text:p text:style-name="Preformatted_20_Text"><text:span text:style-name="Source_20_Text">---</text:span></text:p>
        <text:p text:style-name="Preformatted_20_Text"/>
        <text:p text:style-name="Preformatted_20_Text"><text:span text:style-name="Source_20_Text">- name: Blockinfile to edit files</text:span></text:p>
        <text:p text:style-name="Preformatted_20_Text"><text:span text:style-name="Source_20_Text"><text:s text:c="2"/>gather_facts: false</text:span></text:p>
        <text:p text:style-name="Preformatted_20_Text"><text:span text:style-name="Source_20_Text"><text:s text:c="2"/>hosts: all</text:span></text:p>
        <text:p text:style-name="Preformatted_20_Text"><text:span text:style-name="Source_20_Text"><text:s text:c="2"/>vars: </text:span></text:p>
        <text:p text:style-name="Preformatted_20_Text"><text:span text:style-name="Source_20_Text"><text:s text:c="4"/>packages:</text:span></text:p>
        <text:p text:style-name="Preformatted_20_Text"><text:span text:style-name="Source_20_Text"><text:s text:c="6"/>- mysql-server</text:span></text:p>
        <text:p text:style-name="Preformatted_20_Text"><text:span text:style-name="Source_20_Text"><text:s text:c="6"/>- phpmyadmin</text:span></text:p>
        <text:p text:style-name="Preformatted_20_Text"/>
        <text:p text:style-name="Preformatted_20_Text"><text:span text:style-name="Source_20_Text"><text:s text:c="2"/>tasks:</text:span></text:p>
        <text:p text:style-name="Preformatted_20_Text"><text:span text:style-name="Source_20_Text"><text:s text:c="4"/>- name: Install packages old style with explicit list</text:span></text:p>
        <text:p text:style-name="Preformatted_20_Text"><text:span text:style-name="Source_20_Text"><text:s text:c="6"/>apt:</text:span></text:p>
        <text:p text:style-name="Preformatted_20_Text"><text:span text:style-name="Source_20_Text"><text:s text:c="8"/>name: "{{ item }}" </text:span></text:p>
        <text:p text:style-name="Preformatted_20_Text"><text:span text:style-name="Source_20_Text"><text:s text:c="6"/>with_items: </text:span></text:p>
        <text:p text:style-name="Preformatted_20_Text"><text:span text:style-name="Source_20_Text"><text:s text:c="8"/>- mysql-server</text:span></text:p>
        <text:p text:style-name="Preformatted_20_Text"><text:span text:style-name="Source_20_Text"><text:s text:c="8"/>- phpmyadmin</text:span></text:p>
        <text:p text:style-name="Preformatted_20_Text"/>
        <text:p text:style-name="Preformatted_20_Text"><text:span text:style-name="Source_20_Text"><text:s text:c="4"/>- name: Install packages old style using variables</text:span></text:p>
        <text:p text:style-name="Preformatted_20_Text"><text:span text:style-name="Source_20_Text"><text:s text:c="6"/>apt:</text:span></text:p>
        <text:p text:style-name="Preformatted_20_Text"><text:span text:style-name="Source_20_Text"><text:s text:c="8"/>name: "{{ item }}"</text:span></text:p>
        <text:p text:style-name="Preformatted_20_Text"><text:span text:style-name="Source_20_Text"><text:s text:c="6"/>with_items:</text:span></text:p>
        <text:p text:style-name="Preformatted_20_Text"><text:span text:style-name="Source_20_Text"><text:s text:c="8"/>- "{{ packages }}" </text:span></text:p>
        <text:p text:style-name="Preformatted_20_Text"/>
        <text:p text:style-name="Preformatted_20_Text"/>
        <text:p text:style-name="Preformatted_20_Text"><text:span text:style-name="Source_20_Text"><text:s text:c="4"/>- name: Install packages new style with explicit list</text:span></text:p>
        <text:p text:style-name="Preformatted_20_Text"><text:span text:style-name="Source_20_Text"><text:s text:c="6"/>apt:</text:span></text:p>
        <text:p text:style-name="Preformatted_20_Text"><text:span text:style-name="Source_20_Text"><text:s text:c="8"/>name: ['mysql-server', 'phpmyadmin'] </text:span></text:p>
        <text:p text:style-name="Preformatted_20_Text"/>
        <text:p text:style-name="Preformatted_20_Text"><text:span text:style-name="Source_20_Text"><text:s text:c="4"/>- name: Install packages new style using variables</text:span></text:p>
        <text:p text:style-name="Preformatted_20_Text"><text:span text:style-name="Source_20_Text"><text:s text:c="6"/>apt:</text:span></text:p>
        <text:p text:style-name="P18"><text:span text:style-name="Source_20_Text"><text:s text:c="8"/>name: "{{ packages }}" </text:span></text:p>
        <table:table table:name="Tabla18" table:style-name="Tabla18">
          <table:table-column table:style-name="Tabla18.A"/>
          <table:table-column table:style-name="Tabla18.B"/>
          <table:table-row>
            <table:table-cell table:style-name="Tabla18.A1" office:value-type="string">
              <text:p text:style-name="P15"/>
            </table:table-cell>
            <table:table-cell table:style-name="Tabla18.A1" office:value-type="string">
              <text:p text:style-name="Table_20_Contents">Definición de variables en el propio playbook</text:p>
            </table:table-cell>
          </table:table-row>
          <table:table-row>
            <table:table-cell table:style-name="Tabla18.A1" office:value-type="string">
              <text:p text:style-name="P15"/>
            </table:table-cell>
            <table:table-cell table:style-name="Tabla18.A1" office:value-type="string">
              <text:p text:style-name="Table_20_Contents"><text:span text:style-name="Source_20_Text">{{ item }}</text:span> representa la variable de iteración de un bucle <text:span text:style-name="Source_20_Text">with_items</text:span></text:p>
            </table:table-cell>
          </table:table-row>
          <table:table-row>
            <table:table-cell table:style-name="Tabla18.A1" office:value-type="string">
              <text:p text:style-name="P15"/>
            </table:table-cell>
            <table:table-cell table:style-name="Tabla18.A1" office:value-type="string">
              <text:p text:style-name="Table_20_Contents">Especificación de un bucle</text:p>
            </table:table-cell>
          </table:table-row>
          <table:table-row>
            <table:table-cell table:style-name="Tabla18.A1" office:value-type="string">
              <text:p text:style-name="P15"/>
            </table:table-cell>
            <table:table-cell table:style-name="Tabla18.A1" office:value-type="string">
              <text:p text:style-name="Table_20_Contents">Uso de una variable para suministrar los valores sobre los que iterar</text:p>
            </table:table-cell>
          </table:table-row>
          <table:table-row>
            <table:table-cell table:style-name="Tabla18.A1" office:value-type="string">
              <text:p text:style-name="P15"/>
            </table:table-cell>
            <table:table-cell table:style-name="Tabla18.A1" office:value-type="string">
              <text:p text:style-name="Table_20_Contents">Sintaxis compacta especificando una lista en lugar de usar un bucle</text:p>
            </table:table-cell>
          </table:table-row>
          <table:table-row>
            <table:table-cell table:style-name="Tabla18.A1" office:value-type="string">
              <text:p text:style-name="P15"/>
            </table:table-cell>
            <table:table-cell table:style-name="Tabla18.A1" office:value-type="string">
              <text:p text:style-name="Table_20_Contents">Sintaxis compacta usando una variable que proporciona los elementos de iteración</text:p>
            </table:table-cell>
          </table:table-row>
        </table:table>
        <text:p text:style-name="Text_20_body">Para eliminar paquetes usamos el parámetro <text:span text:style-name="Source_20_Text">state: absent</text:span> en <text:span text:style-name="Source_20_Text">apt</text:span>.</text:p>
        <text:p text:style-name="Text_20_body">Ejemplo 19. Playbook para eliminar un paquete (<text:span text:style-name="Source_20_Text">remove-apt.yml</text:span>)</text:p>
        <text:p text:style-name="Preformatted_20_Text"><text:span text:style-name="Source_20_Text">---</text:span></text:p>
        <text:p text:style-name="Preformatted_20_Text"/>
        <text:p text:style-name="Preformatted_20_Text"><text:span text:style-name="Source_20_Text">- name: Remove apt packages</text:span></text:p>
        <text:p text:style-name="Preformatted_20_Text"><text:span text:style-name="Source_20_Text"><text:s text:c="2"/>gather_facts: false</text:span></text:p>
        <text:p text:style-name="Preformatted_20_Text"><text:span text:style-name="Source_20_Text"><text:s text:c="2"/>hosts: all</text:span></text:p>
        <text:p text:style-name="Preformatted_20_Text"/>
        <text:p text:style-name="Preformatted_20_Text"><text:span text:style-name="Source_20_Text"><text:s text:c="2"/>tasks:</text:span></text:p>
        <text:p text:style-name="Preformatted_20_Text"><text:span text:style-name="Source_20_Text"><text:s text:c="4"/>- name: Removing phpmyadmin</text:span></text:p>
        <text:p text:style-name="Preformatted_20_Text"><text:span text:style-name="Source_20_Text"><text:s text:c="6"/>apt:</text:span></text:p>
        <text:p text:style-name="Preformatted_20_Text"><text:span text:style-name="Source_20_Text"><text:s text:c="8"/>name: phpmyadmin</text:span></text:p>
        <text:p text:style-name="P18"><text:span text:style-name="Source_20_Text"><text:s text:c="8"/>state: absent</text:span></text:p>
        <text:h text:style-name="Heading_20_3" text:outline-level="3"><text:bookmark text:name="trueejecuci-n-de-comandos-en-m-quinas-administradas"/><text:soft-page-break/>7.7. Ejecución de comandos en máquinas administradas</text:h>
        <text:p text:style-name="Text_20_body">El módulo <text:a xlink:type="simple" xlink:href="https://docs.ansible.com/ansible/latest/modules/shell_module.html?highlight=shell" text:style-name="Internet_20_link" text:visited-style-name="Visited_20_Internet_20_Link"><text:span text:style-name="Source_20_Text">shell</text:span></text:a> toma un comando como argumento y lo ejecuta en la máquina remota.</text:p>
        <text:p text:style-name="Text_20_body">Ejemplo 20. Playbook <text:span text:style-name="Source_20_Text">shell.yml</text:span> para copia de un archivo</text:p>
        <text:p text:style-name="Preformatted_20_Text"><text:span text:style-name="Source_20_Text">---</text:span></text:p>
        <text:p text:style-name="Preformatted_20_Text"/>
        <text:p text:style-name="Preformatted_20_Text"><text:span text:style-name="Source_20_Text">- name: Run commands with shell</text:span></text:p>
        <text:p text:style-name="Preformatted_20_Text"><text:span text:style-name="Source_20_Text"><text:s text:c="2"/>hosts: all</text:span></text:p>
        <text:p text:style-name="Preformatted_20_Text"/>
        <text:p text:style-name="Preformatted_20_Text"><text:span text:style-name="Source_20_Text"><text:s text:c="2"/>tasks:</text:span></text:p>
        <text:p text:style-name="Preformatted_20_Text"><text:span text:style-name="Source_20_Text"><text:s text:c="4"/>- name: Copy sample-template.txt to sample-template.bak</text:span></text:p>
        <text:p text:style-name="Preformatted_20_Text"><text:span text:style-name="Source_20_Text"><text:s text:c="6"/>shell: 'cp sample-template.txt sample-template.bak' </text:span></text:p>
        <text:p text:style-name="Preformatted_20_Text"><text:span text:style-name="Source_20_Text"><text:s text:c="6"/>args:</text:span></text:p>
        <text:p text:style-name="P18"><text:span text:style-name="Source_20_Text"><text:s text:c="8"/>chdir: /home/ubuntu </text:span></text:p>
        <table:table table:name="Tabla19" table:style-name="Tabla19">
          <table:table-column table:style-name="Tabla19.A"/>
          <table:table-column table:style-name="Tabla19.B"/>
          <table:table-row>
            <table:table-cell table:style-name="Tabla19.A1" office:value-type="string">
              <text:p text:style-name="P15"/>
            </table:table-cell>
            <table:table-cell table:style-name="Tabla19.A1" office:value-type="string">
              <text:p text:style-name="Table_20_Contents">Comando a ejecutar</text:p>
            </table:table-cell>
          </table:table-row>
          <table:table-row>
            <table:table-cell table:style-name="Tabla19.A1" office:value-type="string">
              <text:p text:style-name="P15"/>
            </table:table-cell>
            <table:table-cell table:style-name="Tabla19.A1" office:value-type="string">
              <text:p text:style-name="Table_20_Contents">Directorio sobre el que ejecutar el comando</text:p>
            </table:table-cell>
          </table:table-row>
        </table:table>
        <text:h text:style-name="Heading_20_3" text:outline-level="3"><text:bookmark text:name="truemanejo-de-archivos"/>7.8. Manejo de archivos</text:h>
        <text:p text:style-name="Text_20_body">El módulo <text:a xlink:type="simple" xlink:href="https://docs.ansible.com/ansible/latest/modules/file_module.html?highlight=file" text:style-name="Internet_20_link" text:visited-style-name="Visited_20_Internet_20_Link"><text:span text:style-name="Source_20_Text">file</text:span></text:a> permite configurar atributos de archivos y directorios. También permite la creación y eliminación de archivos.</text:p>
        <text:p text:style-name="Text_20_body">Ejemplo 21. Playbook para gestión de archivos <text:span text:style-name="Source_20_Text">file.yml</text:span></text:p>
        <text:p text:style-name="Preformatted_20_Text"><text:span text:style-name="Source_20_Text">---</text:span></text:p>
        <text:p text:style-name="Preformatted_20_Text"/>
        <text:p text:style-name="Preformatted_20_Text"><text:span text:style-name="Source_20_Text">- name: Run file commands</text:span></text:p>
        <text:p text:style-name="Preformatted_20_Text"><text:span text:style-name="Source_20_Text"><text:s text:c="2"/>hosts: all</text:span></text:p>
        <text:p text:style-name="Preformatted_20_Text"><text:span text:style-name="Source_20_Text"><text:s text:c="2"/>gather_facts: false</text:span></text:p>
        <text:p text:style-name="Preformatted_20_Text"/>
        <text:p text:style-name="Preformatted_20_Text"><text:span text:style-name="Source_20_Text"><text:s text:c="2"/>tasks:</text:span></text:p>
        <text:p text:style-name="Preformatted_20_Text"><text:span text:style-name="Source_20_Text"><text:s text:c="4"/>- name: Create a directory</text:span></text:p>
        <text:p text:style-name="Preformatted_20_Text"><text:span text:style-name="Source_20_Text"><text:s text:c="6"/>file: </text:span></text:p>
        <text:p text:style-name="Preformatted_20_Text"><text:span text:style-name="Source_20_Text"><text:s text:c="8"/>path: /home/ubuntu/myfolder</text:span></text:p>
        <text:p text:style-name="Preformatted_20_Text"><text:span text:style-name="Source_20_Text"><text:s text:c="8"/>state: directory</text:span></text:p>
        <text:p text:style-name="Preformatted_20_Text"><text:span text:style-name="Source_20_Text"><text:s text:c="8"/>owner: ubuntu</text:span></text:p>
        <text:p text:style-name="Preformatted_20_Text"><text:span text:style-name="Source_20_Text"><text:s text:c="8"/>group: ubuntu</text:span></text:p>
        <text:p text:style-name="Preformatted_20_Text"/>
        <text:p text:style-name="Preformatted_20_Text"><text:span text:style-name="Source_20_Text"><text:s text:c="4"/>- name: Delete sample-template.bak file</text:span></text:p>
        <text:p text:style-name="Preformatted_20_Text"><text:span text:style-name="Source_20_Text"><text:s text:c="6"/>file:</text:span></text:p>
        <text:p text:style-name="Preformatted_20_Text"><text:span text:style-name="Source_20_Text"><text:s text:c="8"/>path: /home/ubuntu/sample-template.bak</text:span></text:p>
        <text:p text:style-name="P18"><text:span text:style-name="Source_20_Text"><text:s text:c="8"/>state: absent </text:span></text:p>
        <table:table table:name="Tabla20" table:style-name="Tabla20">
          <table:table-column table:style-name="Tabla20.A"/>
          <table:table-column table:style-name="Tabla20.B"/>
          <table:table-row>
            <table:table-cell table:style-name="Tabla20.A1" office:value-type="string">
              <text:p text:style-name="P15"/>
            </table:table-cell>
            <table:table-cell table:style-name="Tabla20.A1" office:value-type="string">
              <text:p text:style-name="Table_20_Contents">Creación de un directorio y modificación del propietario</text:p>
            </table:table-cell>
          </table:table-row>
          <table:table-row>
            <table:table-cell table:style-name="Tabla20.A1" office:value-type="string">
              <text:p text:style-name="P15"/>
            </table:table-cell>
            <table:table-cell table:style-name="Tabla20.A1" office:value-type="string">
              <text:p text:style-name="Table_20_Contents">Eliminar el archivo</text:p>
            </table:table-cell>
          </table:table-row>
        </table:table>
        <text:h text:style-name="Heading_20_3" text:outline-level="3"><text:bookmark text:name="truereiniciar-servicios"/>7.9. Reiniciar servicios</text:h>
        <text:p text:style-name="Text_20_body">El módulo <text:a xlink:type="simple" xlink:href="https://docs.ansible.com/ansible/latest/modules/service_module.html?highlight=service" text:style-name="Internet_20_link" text:visited-style-name="Visited_20_Internet_20_Link"><text:span text:style-name="Source_20_Text">service</text:span></text:a> permite la administración de servicios en nodos remotos.</text:p>
        <text:p text:style-name="Text_20_body">Ejemplo 22. Playbook para el reinicio de servicios <text:span text:style-name="Source_20_Text">services.yml</text:span></text:p>
        <text:p text:style-name="Preformatted_20_Text"><text:span text:style-name="Source_20_Text">---</text:span></text:p>
        <text:p text:style-name="Preformatted_20_Text"/>
        <text:p text:style-name="Preformatted_20_Text"><text:span text:style-name="Source_20_Text">- name: Restart services</text:span></text:p>
        <text:p text:style-name="Preformatted_20_Text"><text:span text:style-name="Source_20_Text"><text:s text:c="2"/>hosts: all</text:span></text:p>
        <text:p text:style-name="Preformatted_20_Text"><text:span text:style-name="Source_20_Text"><text:s text:c="2"/>gather_facts: false</text:span></text:p>
        <text:p text:style-name="Preformatted_20_Text"/>
        <text:p text:style-name="Preformatted_20_Text"><text:soft-page-break/><text:span text:style-name="Source_20_Text"><text:s text:c="2"/>tasks:</text:span></text:p>
        <text:p text:style-name="Preformatted_20_Text"><text:span text:style-name="Source_20_Text"><text:s text:c="4"/>- name: Restart MySQL and Apache</text:span></text:p>
        <text:p text:style-name="Preformatted_20_Text"><text:span text:style-name="Source_20_Text"><text:s text:c="6"/>service:</text:span></text:p>
        <text:p text:style-name="Preformatted_20_Text"><text:span text:style-name="Source_20_Text"><text:s text:c="8"/>name: "{{ item }}" </text:span></text:p>
        <text:p text:style-name="Preformatted_20_Text"><text:span text:style-name="Source_20_Text"><text:s text:c="8"/>state: restarted</text:span></text:p>
        <text:p text:style-name="Preformatted_20_Text"><text:span text:style-name="Source_20_Text"><text:s text:c="6"/>with_items: </text:span></text:p>
        <text:p text:style-name="Preformatted_20_Text"><text:span text:style-name="Source_20_Text"><text:s text:c="8"/>- mysql</text:span></text:p>
        <text:p text:style-name="P18"><text:span text:style-name="Source_20_Text"><text:s text:c="8"/>- apache2</text:span></text:p>
        <table:table table:name="Tabla21" table:style-name="Tabla21">
          <table:table-column table:style-name="Tabla21.A"/>
          <table:table-column table:style-name="Tabla21.B"/>
          <table:table-row>
            <table:table-cell table:style-name="Tabla21.A1" office:value-type="string">
              <text:p text:style-name="P15"/>
            </table:table-cell>
            <table:table-cell table:style-name="Tabla21.A1" office:value-type="string">
              <text:p text:style-name="Table_20_Contents">Elemento del bucle sobre el que se está iterando</text:p>
            </table:table-cell>
          </table:table-row>
          <table:table-row>
            <table:table-cell table:style-name="Tabla21.A1" office:value-type="string">
              <text:p text:style-name="P15"/>
            </table:table-cell>
            <table:table-cell table:style-name="Tabla21.A1" office:value-type="string">
              <text:p text:style-name="Table_20_Contents">Lista de servicios sobre los que iterar</text:p>
            </table:table-cell>
          </table:table-row>
        </table:table>
        <text:h text:style-name="Heading_20_3" text:outline-level="3"><text:bookmark text:name="truereiniciar-una-bater-a-de-servidores"/>7.10. Reiniciar una batería de servidores</text:h>
        <text:p text:style-name="Text_20_body">Podemos usar el módulo <text:span text:style-name="Source_20_Text">shell</text:span> para lanzar un <text:span text:style-name="Source_20_Text">reboot</text:span> sobre los nodos adninistrados. Además, podemos combinar esta operación con el módulo <text:a xlink:type="simple" xlink:href="https://docs.ansible.com/ansible/latest/modules/wait_for_connection_module.html?highlight=wait_for_connection" text:style-name="Internet_20_link" text:visited-style-name="Visited_20_Internet_20_Link">wait_for_connection</text:a> que espera la cantidad de segundos que le indiquemos. Una vez recuperada la conexión dentro de ese periodo, continúa la ejecución del playbook.</text:p>
        <text:p text:style-name="Text_20_body">Ejemplo 23. Playbook <text:span text:style-name="Source_20_Text">reboot-and-wait.yml</text:span></text:p>
        <text:p text:style-name="Preformatted_20_Text"><text:span text:style-name="Source_20_Text">---</text:span></text:p>
        <text:p text:style-name="Preformatted_20_Text"/>
        <text:p text:style-name="Preformatted_20_Text"><text:span text:style-name="Source_20_Text">- name: Reboot and wait</text:span></text:p>
        <text:p text:style-name="Preformatted_20_Text"><text:span text:style-name="Source_20_Text"><text:s text:c="2"/>hosts: all</text:span></text:p>
        <text:p text:style-name="Preformatted_20_Text"/>
        <text:p text:style-name="Preformatted_20_Text"><text:span text:style-name="Source_20_Text"><text:s text:c="2"/>tasks:</text:span></text:p>
        <text:p text:style-name="Preformatted_20_Text"><text:span text:style-name="Source_20_Text"><text:s text:c="4"/>- name: Rebooting</text:span></text:p>
        <text:p text:style-name="Preformatted_20_Text"><text:span text:style-name="Source_20_Text"><text:s text:c="6"/>shell: sleep 2 &amp;&amp; reboot</text:span></text:p>
        <text:p text:style-name="Preformatted_20_Text"><text:span text:style-name="Source_20_Text"><text:s text:c="6"/>async: 1</text:span></text:p>
        <text:p text:style-name="Preformatted_20_Text"><text:span text:style-name="Source_20_Text"><text:s text:c="6"/>poll: 0</text:span></text:p>
        <text:p text:style-name="Preformatted_20_Text"/>
        <text:p text:style-name="Preformatted_20_Text"><text:span text:style-name="Source_20_Text"><text:s text:c="4"/>- name: Waiting for rebooting</text:span></text:p>
        <text:p text:style-name="Preformatted_20_Text"><text:span text:style-name="Source_20_Text"><text:s text:c="6"/>wait_for_connection:</text:span></text:p>
        <text:p text:style-name="Preformatted_20_Text"><text:span text:style-name="Source_20_Text"><text:s text:c="8"/>delay: 15</text:span></text:p>
        <text:p text:style-name="Preformatted_20_Text"><text:span text:style-name="Source_20_Text"><text:s text:c="8"/>sleep: 10</text:span></text:p>
        <text:p text:style-name="Preformatted_20_Text"><text:span text:style-name="Source_20_Text"><text:s text:c="8"/>timeout: 300</text:span></text:p>
        <text:p text:style-name="Preformatted_20_Text"/>
        <text:p text:style-name="Preformatted_20_Text"><text:span text:style-name="Source_20_Text"><text:s text:c="4"/>- debug:</text:span></text:p>
        <text:p text:style-name="P18"><text:span text:style-name="Source_20_Text"><text:s text:c="8"/>msg: "{{ inventory_hostname }} is up and running"</text:span></text:p>
        <text:h text:style-name="Heading_20_3" text:outline-level="3"><text:bookmark text:name="truedescarga-condicional-de-archivos"/>7.11. Descarga condicional de archivos</text:h>
        <text:p text:style-name="Text_20_body">El módulo <text:a xlink:type="simple" xlink:href="https://docs.ansible.com/ansible/latest/modules/fetch_module.html" text:style-name="Internet_20_link" text:visited-style-name="Visited_20_Internet_20_Link"><text:span text:style-name="Source_20_Text">fetch</text:span></text:a> permite la descarga de archivos de las máquinas gestionadas al nodo manager.</text:p>
        <text:p text:style-name="Text_20_body">Podemos combinar este módulo con la ejecución condicional que permite por ejemplo descargar el archivo sólo si la máquina remota tiene cierto nombre. La cláusula <text:a xlink:type="simple" xlink:href="https://docs.ansible.com/ansible/latest/user_guide/playbooks_conditionals.html?highlight=when#the-when-statement" text:style-name="Internet_20_link" text:visited-style-name="Visited_20_Internet_20_Link"><text:span text:style-name="Source_20_Text">when</text:span></text:a> permite la evaluación de expresiones.</text:p>
        <text:p text:style-name="Text_20_body">A modo de ejemplo, usaremos los hechos (<text:span text:style-name="Emphasis">facts</text:span>) recuperados de las máquinas remotas para obtener su nombre y ejecutar la tarea de descarga de archivos sólo si el nombre coincide con el que buscamos.</text:p>
        <text:p text:style-name="Text_20_body">Otro uso podría ser la instalación de paquetes con <text:span text:style-name="Source_20_Text">yum</text:span> o <text:span text:style-name="Source_20_Text">apt</text:span> en función de si la distribución es de la familia (<text:span text:style-name="Source_20_Text">ansible_facts['os_family']</text:span>) Red Hat o Debian, respectivamente.</text:p>
        <text:p text:style-name="Text_20_body">Ejemplo 24. Playbook para descarga condicional de archivos <text:span text:style-name="Source_20_Text">conditions.yml</text:span></text:p>
        <text:p text:style-name="Preformatted_20_Text"><text:soft-page-break/><text:span text:style-name="Source_20_Text">---</text:span></text:p>
        <text:p text:style-name="Preformatted_20_Text"/>
        <text:p text:style-name="Preformatted_20_Text"><text:span text:style-name="Source_20_Text">- name: Get remote files</text:span></text:p>
        <text:p text:style-name="Preformatted_20_Text"><text:span text:style-name="Source_20_Text"><text:s text:c="2"/>hosts: all</text:span></text:p>
        <text:p text:style-name="Preformatted_20_Text"/>
        <text:p text:style-name="Preformatted_20_Text"><text:span text:style-name="Source_20_Text"><text:s text:c="2"/>tasks:</text:span></text:p>
        <text:p text:style-name="Preformatted_20_Text"><text:span text:style-name="Source_20_Text"><text:s text:c="4"/>- name: Get remote file checking conditions</text:span></text:p>
        <text:p text:style-name="Preformatted_20_Text"><text:span text:style-name="Source_20_Text"><text:s text:c="6"/>fetch:</text:span></text:p>
        <text:p text:style-name="Preformatted_20_Text"><text:span text:style-name="Source_20_Text"><text:s text:c="8"/>src: /etc/hosts</text:span></text:p>
        <text:p text:style-name="Preformatted_20_Text"><text:span text:style-name="Source_20_Text"><text:s text:c="8"/>dest: /home/ubuntu/hosts-from-managed-1</text:span></text:p>
        <text:p text:style-name="Preformatted_20_Text"><text:span text:style-name="Source_20_Text"><text:s text:c="8"/>flat: yes </text:span></text:p>
        <text:p text:style-name="Preformatted_20_Text"><text:span text:style-name="Source_20_Text"><text:s text:c="6"/>when:</text:span></text:p>
        <text:p text:style-name="P18"><text:span text:style-name="Source_20_Text"><text:s text:c="8"/>ansible_facts['hostname'] == "ansible-managed-1" </text:span></text:p>
        <table:table table:name="Tabla22" table:style-name="Tabla22">
          <table:table-column table:style-name="Tabla22.A"/>
          <table:table-column table:style-name="Tabla22.B"/>
          <table:table-row>
            <table:table-cell table:style-name="Tabla22.A1" office:value-type="string">
              <text:p text:style-name="P15"/>
            </table:table-cell>
            <table:table-cell table:style-name="Tabla22.A1" office:value-type="string">
              <text:p text:style-name="Table_20_Contents">Descarga el archivo sin añadir el nombre de la máquina y la ruta completa del archivo. El comportamiento predeterminado descargaría el archivo en <text:span text:style-name="Source_20_Text">/home/ubuntu/hosts-from-managed-1/20.0.1.11/etc/hosts</text:span></text:p>
            </table:table-cell>
          </table:table-row>
          <table:table-row>
            <table:table-cell table:style-name="Tabla22.A1" office:value-type="string">
              <text:p text:style-name="P15"/>
            </table:table-cell>
            <table:table-cell table:style-name="Tabla22.A1" office:value-type="string">
              <text:p text:style-name="Table_20_Contents">La tarea sólo se ejecuta en aquellos hosts cuyo <text:span text:style-name="Source_20_Text">hostname</text:span> sea el indicado</text:p>
            </table:table-cell>
          </table:table-row>
        </table:table>
        <text:h text:style-name="Heading_20_2" text:outline-level="2"><text:bookmark text:name="trueorganizaci-n-b-sica-de-proyectos-ansible"/>8. Organización básica de proyectos Ansible</text:h>
        <text:p text:style-name="Text_20_body">En un modo de funcionamiento normal de Ansible las tareas no suelen estar directamente en los playbooks. En cambio, se suelen organizar las tareas en roles, y los playbooks incluirán una lista de roles a ejecutar, junto con los hosts a los que van dirigidos.</text:p>
        <text:p text:style-name="Text_20_body">Ejemplo 25. Ejemplo de playbook basado en roles</text:p>
        <text:p text:style-name="Preformatted_20_Text"><text:span text:style-name="Source_20_Text">- hosts: all </text:span></text:p>
        <text:p text:style-name="Preformatted_20_Text"><text:span text:style-name="Source_20_Text"><text:s text:c="2"/>become: true</text:span></text:p>
        <text:p text:style-name="Preformatted_20_Text"><text:span text:style-name="Source_20_Text"><text:s text:c="2"/>roles: </text:span></text:p>
        <text:p text:style-name="Preformatted_20_Text"><text:span text:style-name="Source_20_Text"><text:s text:c="4"/>- basic</text:span></text:p>
        <text:p text:style-name="Preformatted_20_Text"/>
        <text:p text:style-name="Preformatted_20_Text"><text:span text:style-name="Source_20_Text">- hosts: controller</text:span></text:p>
        <text:p text:style-name="Preformatted_20_Text"><text:span text:style-name="Source_20_Text"><text:s text:c="2"/>become: true</text:span></text:p>
        <text:p text:style-name="Preformatted_20_Text"><text:span text:style-name="Source_20_Text"><text:s text:c="2"/>roles:</text:span></text:p>
        <text:p text:style-name="Preformatted_20_Text"><text:span text:style-name="Source_20_Text"><text:s text:c="4"/>- ntp_server</text:span></text:p>
        <text:p text:style-name="Preformatted_20_Text"/>
        <text:p text:style-name="Preformatted_20_Text"><text:span text:style-name="Source_20_Text">- hosts: all:!controller </text:span></text:p>
        <text:p text:style-name="Preformatted_20_Text"><text:span text:style-name="Source_20_Text"><text:s text:c="2"/>become: true</text:span></text:p>
        <text:p text:style-name="Preformatted_20_Text"><text:span text:style-name="Source_20_Text"><text:s text:c="2"/>roles:</text:span></text:p>
        <text:p text:style-name="Preformatted_20_Text"><text:span text:style-name="Source_20_Text"><text:s text:c="4"/>- ntp_others</text:span></text:p>
        <text:p text:style-name="Preformatted_20_Text"/>
        <text:p text:style-name="Preformatted_20_Text"><text:span text:style-name="Source_20_Text">- hosts: all</text:span></text:p>
        <text:p text:style-name="Preformatted_20_Text"><text:span text:style-name="Source_20_Text"><text:s text:c="2"/>become: true</text:span></text:p>
        <text:p text:style-name="Preformatted_20_Text"><text:span text:style-name="Source_20_Text"><text:s text:c="2"/>roles:</text:span></text:p>
        <text:p text:style-name="Preformatted_20_Text"><text:span text:style-name="Source_20_Text"><text:s text:c="4"/>- openstack_packages</text:span></text:p>
        <text:p text:style-name="Preformatted_20_Text"/>
        <text:p text:style-name="Preformatted_20_Text"><text:span text:style-name="Source_20_Text">- hosts: controller</text:span></text:p>
        <text:p text:style-name="Preformatted_20_Text"><text:span text:style-name="Source_20_Text"><text:s text:c="2"/>become: true</text:span></text:p>
        <text:p text:style-name="Preformatted_20_Text"><text:span text:style-name="Source_20_Text"><text:s text:c="2"/>roles:</text:span></text:p>
        <text:p text:style-name="Preformatted_20_Text"><text:span text:style-name="Source_20_Text"><text:s text:c="4"/>- sql_database</text:span></text:p>
        <text:p text:style-name="Preformatted_20_Text"><text:span text:style-name="Source_20_Text"><text:s text:c="4"/>- rabbitmq</text:span></text:p>
        <text:p text:style-name="P18"><text:span text:style-name="Source_20_Text"><text:s text:c="4"/>- memcached</text:span></text:p>
        <table:table table:name="Tabla23" table:style-name="Tabla23">
          <table:table-column table:style-name="Tabla23.A"/>
          <table:table-column table:style-name="Tabla23.B"/>
          <table:table-row>
            <table:table-cell table:style-name="Tabla23.A1" office:value-type="string">
              <text:p text:style-name="P15"/>
            </table:table-cell>
            <table:table-cell table:style-name="Tabla23.A1" office:value-type="string">
              <text:p text:style-name="Table_20_Contents">Hosts sobre los que se ejecutarán los roles indicados.</text:p>
            </table:table-cell>
          </table:table-row>
          <table:table-row>
            <table:table-cell table:style-name="Tabla23.A1" office:value-type="string">
              <text:p text:style-name="P15"/>
            </table:table-cell>
            <table:table-cell table:style-name="Tabla23.A1" office:value-type="string">
              <text:p text:style-name="Table_20_Contents">Lista de roles a ejecutar sobre los hosts indicados</text:p>
            </table:table-cell>
          </table:table-row>
          <table:table-row>
            <table:table-cell table:style-name="Tabla23.A1" office:value-type="string">
              <text:p text:style-name="P15"/>
            </table:table-cell>
            <table:table-cell table:style-name="Tabla23.A1" office:value-type="string">
              <text:p text:style-name="Table_20_Contents">Ejecutar en todos los hosts excepto <text:span text:style-name="Source_20_Text">controller</text:span></text:p>
            </table:table-cell>
          </table:table-row>
        </table:table>
        <text:p text:style-name="Text_20_body">Los roles se definen en carpetas <text:span text:style-name="Strong_20_Emphasis">que le dan nombre al rol</text:span>. Además, los roles se crean de acuerdo a una estructura de subcarpetas establecida, que es la siguiente:</text:p>
        <text:list xml:id="list1690050827" text:style-name="L8">
          <text:list-item>
            <text:p text:style-name="P8"><text:soft-page-break/><text:span text:style-name="Source_20_Text">tasks</text:span>: Incluye el archivo <text:span text:style-name="Source_20_Text">main.yml</text:span> con la lista de tareas a ejecutar. La ejecución de una tarea puede desencadenar la ejecución de acciones (p.e. reiniciar un servicio tras modificar un archivo de configuración). La tarea <text:span text:style-name="Emphasis">notifica</text:span> una acción pendiente. Las acciones notificadas se ejecutarán tras finalizar todas las tareas del rol.</text:p>
          </text:list-item>
          <text:list-item>
            <text:p text:style-name="P8"><text:span text:style-name="Source_20_Text">handlers</text:span>: Incluye el archivo <text:span text:style-name="Source_20_Text">main.yml</text:span> con la lista de acciones paras las notificaciones pendientes.</text:p>
          </text:list-item>
          <text:list-item>
            <text:p text:style-name="P8"><text:span text:style-name="Source_20_Text">templates</text:span>: Incluye las plantillas de archivos que se desplegarán en las máquinas remotas previa sustitución de variables. Los archivos se colocarán en una estructura de carpetas similar a la que tendrán en el host de destino tomando como raíz la carpeta <text:span text:style-name="Source_20_Text">handlers</text:span>. Por ejemplo, una plantilla para personalizar los hosts en las máquinas de destino se colocaría en <text:span text:style-name="Source_20_Text">handlers/etc/hosts</text:span>, ya que en las máquinas de destino se coloca en (<text:span text:style-name="Source_20_Text">/etc/hosts</text:span>).</text:p>
          </text:list-item>
        </text:list>
        <text:p text:style-name="Text_20_body">Ejemplo 26. Ejemplo de organización de un rol</text:p>
        <text:p text:style-name="Preformatted_20_Text"><text:span text:style-name="Source_20_Text">ntp_server/</text:span></text:p>
        <text:p text:style-name="Preformatted_20_Text"><text:span text:style-name="Source_20_Text">├── handlers</text:span></text:p>
        <text:p text:style-name="Preformatted_20_Text"><text:span text:style-name="Source_20_Text">│   └── main.yml</text:span></text:p>
        <text:p text:style-name="Preformatted_20_Text"><text:span text:style-name="Source_20_Text">├── tasks</text:span></text:p>
        <text:p text:style-name="Preformatted_20_Text"><text:span text:style-name="Source_20_Text">│   └── main.yml</text:span></text:p>
        <text:p text:style-name="Preformatted_20_Text"><text:span text:style-name="Source_20_Text">└── templates</text:span></text:p>
        <text:p text:style-name="Preformatted_20_Text"><text:span text:style-name="Source_20_Text"><text:s text:c="4"/>└── etc</text:span></text:p>
        <text:p text:style-name="Preformatted_20_Text"><text:span text:style-name="Source_20_Text"><text:s text:c="8"/>└── chrony</text:span></text:p>
        <text:p text:style-name="P18"><text:span text:style-name="Source_20_Text"><text:s text:c="12"/>└── chrony.conf</text:span></text:p>
        <table:table table:name="Tabla24" table:style-name="Tabla24">
          <table:table-column table:style-name="Tabla24.A"/>
          <table:table-column table:style-name="Tabla24.B"/>
          <table:table-row>
            <table:table-cell table:style-name="Tabla24.A1" office:value-type="string">
              <text:p text:style-name="P15"/>
            </table:table-cell>
            <table:table-cell table:style-name="Tabla24.A1" office:value-type="string">
              <text:p text:style-name="P16">Cuando vamos a crear un rol, podemos crear la carpeta del rol y la estructura de subcarpetas con un solo comando. El comando siguiente crearía la carpeta para el rol <text:span text:style-name="Source_20_Text">ntp_server</text:span> y las subcarpetas para <text:span text:style-name="Source_20_Text">handlers</text:span>, tareas y <text:span text:style-name="Source_20_Text">templates</text:span>.</text:p>
              <text:p text:style-name="P18"><text:span text:style-name="Source_20_Text">$ mkdir -p ntp_server/{handlers,tasks,templates}</text:span></text:p>
            </table:table-cell>
          </table:table-row>
        </table:table>
        <text:p text:style-name="Text_20_body">Un proyecto Ansible se organizaría de esta forma:</text:p>
        <text:p text:style-name="Preformatted_20_Text"><text:span text:style-name="Source_20_Text">├── ansible.cfg </text:span></text:p>
        <text:p text:style-name="Preformatted_20_Text"><text:span text:style-name="Source_20_Text">├── group_vars </text:span></text:p>
        <text:p text:style-name="Preformatted_20_Text"><text:span text:style-name="Source_20_Text">│   └── all.yml</text:span></text:p>
        <text:p text:style-name="Preformatted_20_Text"><text:span text:style-name="Source_20_Text">├── hosts.cfg </text:span></text:p>
        <text:p text:style-name="Preformatted_20_Text"><text:span text:style-name="Source_20_Text">├── playbook-1.yml </text:span></text:p>
        <text:p text:style-name="Preformatted_20_Text"><text:span text:style-name="Source_20_Text">├── playbook-2.yml</text:span></text:p>
        <text:p text:style-name="Preformatted_20_Text"><text:span text:style-name="Source_20_Text">├── ...</text:span></text:p>
        <text:p text:style-name="Preformatted_20_Text"><text:span text:style-name="Source_20_Text">├── roles </text:span></text:p>
        <text:p text:style-name="Preformatted_20_Text"><text:span text:style-name="Source_20_Text">│   ├── barbican</text:span></text:p>
        <text:p text:style-name="Preformatted_20_Text"><text:span text:style-name="Source_20_Text">│   │   ├── handlers</text:span></text:p>
        <text:p text:style-name="Preformatted_20_Text"><text:span text:style-name="Source_20_Text">│   │   │   └── main.yml</text:span></text:p>
        <text:p text:style-name="Preformatted_20_Text"><text:span text:style-name="Source_20_Text">│   │   ├── tasks</text:span></text:p>
        <text:p text:style-name="Preformatted_20_Text"><text:span text:style-name="Source_20_Text">│   │   │   └── main.yml</text:span></text:p>
        <text:p text:style-name="Preformatted_20_Text"><text:span text:style-name="Source_20_Text">│   │   └── templates</text:span></text:p>
        <text:p text:style-name="Preformatted_20_Text"><text:span text:style-name="Source_20_Text">│   │   <text:s text:c="4"/>└── etc</text:span></text:p>
        <text:p text:style-name="Preformatted_20_Text"><text:span text:style-name="Source_20_Text">│   │   <text:s text:c="8"/>└── barbican</text:span></text:p>
        <text:p text:style-name="Preformatted_20_Text"><text:span text:style-name="Source_20_Text">│   │   <text:s text:c="12"/>├── barbican-api-paste.ini</text:span></text:p>
        <text:p text:style-name="Preformatted_20_Text"><text:span text:style-name="Source_20_Text">│   │   <text:s text:c="12"/>└── barbican.conf</text:span></text:p>
        <text:p text:style-name="Preformatted_20_Text"><text:span text:style-name="Source_20_Text">│   ├── ...</text:span></text:p>
        <text:p text:style-name="Preformatted_20_Text"><text:span text:style-name="Source_20_Text">│   ├── heat</text:span></text:p>
        <text:p text:style-name="Preformatted_20_Text"><text:span text:style-name="Source_20_Text">│   │   ├── handlers</text:span></text:p>
        <text:p text:style-name="Preformatted_20_Text"><text:span text:style-name="Source_20_Text">│   │   │   └── main.yml</text:span></text:p>
        <text:p text:style-name="Preformatted_20_Text"><text:span text:style-name="Source_20_Text">│   │   ├── tasks</text:span></text:p>
        <text:p text:style-name="Preformatted_20_Text"><text:span text:style-name="Source_20_Text">│   │   │   └── main.yml</text:span></text:p>
        <text:p text:style-name="Preformatted_20_Text"><text:soft-page-break/><text:span text:style-name="Source_20_Text">│   │   └── templates</text:span></text:p>
        <text:p text:style-name="Preformatted_20_Text"><text:span text:style-name="Source_20_Text">│   │   <text:s text:c="4"/>└── etc</text:span></text:p>
        <text:p text:style-name="Preformatted_20_Text"><text:span text:style-name="Source_20_Text">│   │   <text:s text:c="8"/>└── heat</text:span></text:p>
        <text:p text:style-name="Preformatted_20_Text"><text:span text:style-name="Source_20_Text">│   │   <text:s text:c="12"/>└── heat.conf</text:span></text:p>
        <text:p text:style-name="Preformatted_20_Text"><text:span text:style-name="Source_20_Text">│   ├── ...</text:span></text:p>
        <text:p text:style-name="P18"><text:span text:style-name="Source_20_Text">└── site.yml </text:span></text:p>
        <table:table table:name="Tabla25" table:style-name="Tabla25">
          <table:table-column table:style-name="Tabla25.A"/>
          <table:table-column table:style-name="Tabla25.B"/>
          <table:table-row>
            <table:table-cell table:style-name="Tabla25.A1" office:value-type="string">
              <text:p text:style-name="P15"/>
            </table:table-cell>
            <table:table-cell table:style-name="Tabla25.A1" office:value-type="string">
              <text:p text:style-name="Table_20_Contents">Archivo de configuración del proyecto (p.e. para indicar el archivo de inventario)</text:p>
            </table:table-cell>
          </table:table-row>
          <table:table-row>
            <table:table-cell table:style-name="Tabla25.A1" office:value-type="string">
              <text:p text:style-name="P15"/>
            </table:table-cell>
            <table:table-cell table:style-name="Tabla25.A1" office:value-type="string">
              <text:p text:style-name="Table_20_Contents">Variables accesibles a todos los playbooks</text:p>
            </table:table-cell>
          </table:table-row>
          <table:table-row>
            <table:table-cell table:style-name="Tabla25.A1" office:value-type="string">
              <text:p text:style-name="P15"/>
            </table:table-cell>
            <table:table-cell table:style-name="Tabla25.A1" office:value-type="string">
              <text:p text:style-name="Table_20_Contents">Archivo de inventario de hosts</text:p>
            </table:table-cell>
          </table:table-row>
          <table:table-row>
            <table:table-cell table:style-name="Tabla25.A1" office:value-type="string">
              <text:p text:style-name="P15"/>
            </table:table-cell>
            <table:table-cell table:style-name="Tabla25.A1" office:value-type="string">
              <text:p text:style-name="Table_20_Contents">Playbooks del proyecto</text:p>
            </table:table-cell>
          </table:table-row>
          <table:table-row>
            <table:table-cell table:style-name="Tabla25.A1" office:value-type="string">
              <text:p text:style-name="P15"/>
            </table:table-cell>
            <table:table-cell table:style-name="Tabla25.A1" office:value-type="string">
              <text:p text:style-name="Table_20_Contents">Roles del proyecto</text:p>
            </table:table-cell>
          </table:table-row>
          <table:table-row>
            <table:table-cell table:style-name="Tabla25.A1" office:value-type="string">
              <text:p text:style-name="P15"/>
            </table:table-cell>
            <table:table-cell table:style-name="Tabla25.A1" office:value-type="string">
              <text:p text:style-name="Table_20_Contents">Playbook opcional que contiene la llamada a todos los playbooks del proyecto</text:p>
            </table:table-cell>
          </table:table-row>
        </table:table>
        <table:table table:name="Tabla26" table:style-name="Tabla26">
          <table:table-column table:style-name="Tabla26.A"/>
          <table:table-column table:style-name="Tabla26.B"/>
          <table:table-row>
            <table:table-cell table:style-name="Tabla26.A1" office:value-type="string">
              <text:p text:style-name="P15"/>
            </table:table-cell>
            <table:table-cell table:style-name="Tabla26.A1" office:value-type="string">
              <text:p text:style-name="P16">Si un proyecto Ansible contiene gran cantidad de playbooks, es conveniente crear un nuevo playbook que se encargue de llamarlos a todos. Esto se realiza en Ansible mediante <text:span text:style-name="Source_20_Text">include</text:span></text:p>
              <text:p text:style-name="P16">Por ejemplo, <text:span text:style-name="Source_20_Text">site.yml</text:span> contiene la llamada a todos los playbooks que realizan un despliegue complejo:</text:p>
              <text:p text:style-name="Preformatted_20_Text"><text:span text:style-name="Source_20_Text">- include: playbook-basic.yml</text:span></text:p>
              <text:p text:style-name="Preformatted_20_Text"><text:span text:style-name="Source_20_Text">- include: playbook-keystone.yml</text:span></text:p>
              <text:p text:style-name="Preformatted_20_Text"><text:span text:style-name="Source_20_Text">- include: playbook-glance.yml</text:span></text:p>
              <text:p text:style-name="Preformatted_20_Text"><text:span text:style-name="Source_20_Text">- include: playbook-nova.yml</text:span></text:p>
              <text:p text:style-name="Preformatted_20_Text"><text:span text:style-name="Source_20_Text">- include: playbook-neutron.yml</text:span></text:p>
              <text:p text:style-name="P18"><text:span text:style-name="Source_20_Text">...</text:span></text:p>
            </table:table-cell>
          </table:table-row>
        </table:table>
        <text:p text:style-name="Text_20_body">Ejemplo 27. Ejemplo de <text:span text:style-name="Source_20_Text">tasks/main.yml</text:span> con las tareas de un rol</text:p>
        <text:p text:style-name="Preformatted_20_Text"><text:span text:style-name="Source_20_Text">- name: Install chrony</text:span></text:p>
        <text:p text:style-name="Preformatted_20_Text"><text:span text:style-name="Source_20_Text"><text:s text:c="2"/>apt:</text:span></text:p>
        <text:p text:style-name="Preformatted_20_Text"><text:span text:style-name="Source_20_Text"><text:s text:c="4"/>name: chrony</text:span></text:p>
        <text:p text:style-name="Preformatted_20_Text"><text:span text:style-name="Source_20_Text"><text:s text:c="4"/>state: latest</text:span></text:p>
        <text:p text:style-name="Preformatted_20_Text"/>
        <text:p text:style-name="Preformatted_20_Text"><text:span text:style-name="Source_20_Text">- name: Setup chrony on controller</text:span></text:p>
        <text:p text:style-name="Preformatted_20_Text"><text:span text:style-name="Source_20_Text"><text:s text:c="2"/>template: &gt; </text:span></text:p>
        <text:p text:style-name="Preformatted_20_Text"><text:span text:style-name="Source_20_Text"><text:s text:c="4"/>src=etc/chrony/chrony.conf</text:span></text:p>
        <text:p text:style-name="Preformatted_20_Text"><text:span text:style-name="Source_20_Text"><text:s text:c="4"/>dest=/etc/chrony/chrony.conf</text:span></text:p>
        <text:p text:style-name="Preformatted_20_Text"><text:span text:style-name="Source_20_Text"><text:s text:c="4"/>owner=root</text:span></text:p>
        <text:p text:style-name="Preformatted_20_Text"><text:span text:style-name="Source_20_Text"><text:s text:c="4"/>group=root</text:span></text:p>
        <text:p text:style-name="Preformatted_20_Text"><text:span text:style-name="Source_20_Text"><text:s text:c="4"/>mode=0644</text:span></text:p>
        <text:p text:style-name="P18"><text:span text:style-name="Source_20_Text"><text:s text:c="2"/>notify: restart chrony </text:span></text:p>
        <table:table table:name="Tabla27" table:style-name="Tabla27">
          <table:table-column table:style-name="Tabla27.A"/>
          <table:table-column table:style-name="Tabla27.B"/>
          <table:table-row>
            <table:table-cell table:style-name="Tabla27.A1" office:value-type="string">
              <text:p text:style-name="P15"/>
            </table:table-cell>
            <table:table-cell table:style-name="Tabla27.A1" office:value-type="string">
              <text:p text:style-name="Table_20_Contents">Uso de un archivo <text:span text:style-name="Emphasis">template</text:span></text:p>
            </table:table-cell>
          </table:table-row>
          <table:table-row>
            <table:table-cell table:style-name="Tabla27.A1" office:value-type="string">
              <text:p text:style-name="P15"/>
            </table:table-cell>
            <table:table-cell table:style-name="Tabla27.A1" office:value-type="string">
              <text:p text:style-name="Table_20_Contents">Notificación de ejecución de una acción al finalizar el rol</text:p>
            </table:table-cell>
          </table:table-row>
        </table:table>
        <text:p text:style-name="Text_20_body">Ejemplo 28. Ejemplo de <text:span text:style-name="Emphasis">template</text:span> <text:span text:style-name="Source_20_Text">templates/etc/chrony/chrony.conf</text:span></text:p>
        <text:p text:style-name="Preformatted_20_Text"><text:span text:style-name="Source_20_Text">pool 2.debian.pool.ntp.org offline iburst</text:span></text:p>
        <text:p text:style-name="Preformatted_20_Text"/>
        <text:p text:style-name="Preformatted_20_Text"><text:span text:style-name="Source_20_Text">server {{ntp_server}} iburst </text:span></text:p>
        <text:p text:style-name="Preformatted_20_Text"><text:span text:style-name="Source_20_Text">allow {{management_network}}/24</text:span></text:p>
        <text:p text:style-name="Preformatted_20_Text"/>
        <text:p text:style-name="Preformatted_20_Text"><text:span text:style-name="Source_20_Text">keyfile /etc/chrony/chrony.keys</text:span></text:p>
        <text:p text:style-name="Preformatted_20_Text"><text:span text:style-name="Source_20_Text">commandkey 1</text:span></text:p>
        <text:p text:style-name="Preformatted_20_Text"><text:span text:style-name="Source_20_Text">driftfile /var/lib/chrony/chrony.drift</text:span></text:p>
        <text:p text:style-name="Preformatted_20_Text"><text:span text:style-name="Source_20_Text">log tracking measurements statistics</text:span></text:p>
        <text:p text:style-name="Preformatted_20_Text"><text:span text:style-name="Source_20_Text">logdir /var/log/chrony</text:span></text:p>
        <text:p text:style-name="Preformatted_20_Text"><text:span text:style-name="Source_20_Text">maxupdateskew 100.0</text:span></text:p>
        <text:p text:style-name="Preformatted_20_Text"><text:soft-page-break/><text:span text:style-name="Source_20_Text">dumponexit</text:span></text:p>
        <text:p text:style-name="Preformatted_20_Text"><text:span text:style-name="Source_20_Text">dumpdir /var/lib/chrony</text:span></text:p>
        <text:p text:style-name="Preformatted_20_Text"><text:span text:style-name="Source_20_Text">logchange 0.5</text:span></text:p>
        <text:p text:style-name="Preformatted_20_Text"><text:span text:style-name="Source_20_Text">hwclockfile /etc/adjtime</text:span></text:p>
        <text:p text:style-name="P18"><text:span text:style-name="Source_20_Text">rtcsync</text:span></text:p>
        <table:table table:name="Tabla28" table:style-name="Tabla28">
          <table:table-column table:style-name="Tabla28.A"/>
          <table:table-column table:style-name="Tabla28.B"/>
          <table:table-row>
            <table:table-cell table:style-name="Tabla28.A1" office:value-type="string">
              <text:p text:style-name="P15"/>
            </table:table-cell>
            <table:table-cell table:style-name="Tabla28.A1" office:value-type="string">
              <text:p text:style-name="Table_20_Contents">Uso de variables. El archivo se creará en los servidores de destino con los valores asignados a las variables (p.e. <text:span text:style-name="Source_20_Text">ntp_server: 1.es.pool.ntp.org</text:span>)</text:p>
            </table:table-cell>
          </table:table-row>
        </table:table>
        <text:p text:style-name="Text_20_body">Ejemplo 29. Ejemplo de <text:span text:style-name="Source_20_Text">handlers/main.yml</text:span></text:p>
        <text:p text:style-name="Preformatted_20_Text"><text:span text:style-name="Source_20_Text">- name: restart chrony </text:span></text:p>
        <text:p text:style-name="Preformatted_20_Text"><text:span text:style-name="Source_20_Text"><text:s text:c="2"/>service:</text:span></text:p>
        <text:p text:style-name="Preformatted_20_Text"><text:span text:style-name="Source_20_Text"><text:s text:c="4"/>name: chrony</text:span></text:p>
        <text:p text:style-name="P18"><text:span text:style-name="Source_20_Text"><text:s text:c="4"/>state: restarted</text:span></text:p>
        <table:table table:name="Tabla29" table:style-name="Tabla29">
          <table:table-column table:style-name="Tabla29.A"/>
          <table:table-column table:style-name="Tabla29.B"/>
          <table:table-row>
            <table:table-cell table:style-name="Tabla29.A1" office:value-type="string">
              <text:p text:style-name="P15"/>
            </table:table-cell>
            <table:table-cell table:style-name="Tabla29.A1" office:value-type="string">
              <text:p text:style-name="Table_20_Contents">El nombre del <text:span text:style-name="Emphasis">handler</text:span> tiene que corresponder con el indicado en la cláusula <text:span text:style-name="Source_20_Text">notify</text:span> de la tarea</text:p>
            </table:table-cell>
          </table:table-row>
        </table:table>
        <text:h text:style-name="Heading_20_2" text:outline-level="2"><text:bookmark text:name="truecreaci-n-de-un-playbook-para-el-despliegue-de-una-aplicaci-n-php-desde-un-repositorio-github"/>9. Creación de un playbook para el despliegue de una aplicación PHP desde un repositorio GitHub</text:h>
        <text:p text:style-name="Text_20_body">Ansible dispone de un módulo <text:a xlink:type="simple" xlink:href="https://docs.ansible.com/ansible/latest/modules/git_module.html?highlight=git" text:style-name="Internet_20_link" text:visited-style-name="Visited_20_Internet_20_Link"><text:span text:style-name="Source_20_Text">git</text:span></text:a> que permite realizar operaciones <text:span text:style-name="Source_20_Text">git</text:span> en los equipos administrados. A continuación se muestra un ejemplo de tarea para clonar un repositorio de GitHub en la carpeta <text:span text:style-name="Source_20_Text">/var/www/html/diariostic</text:span></text:p>
        <text:p text:style-name="Preformatted_20_Text"><text:span text:style-name="Source_20_Text">- name: Clone diariostic repository</text:span></text:p>
        <text:p text:style-name="Preformatted_20_Text"><text:span text:style-name="Source_20_Text"><text:s text:c="2"/>git:</text:span></text:p>
        <text:p text:style-name="Preformatted_20_Text"><text:span text:style-name="Source_20_Text"><text:s text:c="4"/>repo: 'https://github.com/ualmtorres/diariostic.git'</text:span></text:p>
        <text:p text:style-name="P18"><text:span text:style-name="Source_20_Text"><text:s text:c="4"/>dest: /var/www/html/diariostic</text:span></text:p>
        <text:p text:style-name="Text_20_body">Veamos un ejemplo de playbook (<text:span text:style-name="Source_20_Text">diariostic.yml</text:span>) que se ejecutará sobre un equipo al que denominamos <text:span text:style-name="Source_20_Text">diariostic</text:span>, que estará incluido en el archivo de inventario de hosts. El playbook incluye un rol, denominado <text:span text:style-name="Source_20_Text">diariostic</text:span>.</text:p>
        <text:p text:style-name="Text_20_body">Ejemplo 30. Playbook <text:span text:style-name="Source_20_Text">diariostic.yml</text:span></text:p>
        <text:p text:style-name="Preformatted_20_Text"><text:span text:style-name="Source_20_Text">---</text:span></text:p>
        <text:p text:style-name="Preformatted_20_Text"/>
        <text:p text:style-name="Preformatted_20_Text"><text:span text:style-name="Source_20_Text">- name: Deploy diariostic PHP application from scratch</text:span></text:p>
        <text:p text:style-name="Preformatted_20_Text"><text:span text:style-name="Source_20_Text"><text:s text:c="2"/>hosts: diariostic</text:span></text:p>
        <text:p text:style-name="Preformatted_20_Text"><text:span text:style-name="Source_20_Text"><text:s text:c="2"/>roles:</text:span></text:p>
        <text:p text:style-name="P18"><text:span text:style-name="Source_20_Text"><text:s text:c="4"/>- diariostic</text:span></text:p>
        <text:p text:style-name="Text_20_body">El rol <text:span text:style-name="Source_20_Text">diariostic</text:span> descarga Apache, PHP y el repositorio de aplicación. Además, personaliza Apache para que trabaje sobre el puerto 8080 en lugar de sobre el 80.</text:p>
        <text:p text:style-name="Text_20_body">Ejemplo 31. Rol <text:span text:style-name="Source_20_Text">diariostic</text:span></text:p>
        <text:p text:style-name="Preformatted_20_Text"><text:span text:style-name="Source_20_Text">---</text:span></text:p>
        <text:p text:style-name="Preformatted_20_Text"/>
        <text:p text:style-name="Preformatted_20_Text"><text:span text:style-name="Source_20_Text">- name: Update package cache</text:span></text:p>
        <text:p text:style-name="Preformatted_20_Text"><text:span text:style-name="Source_20_Text"><text:s text:c="2"/>apt:</text:span></text:p>
        <text:p text:style-name="Preformatted_20_Text"><text:span text:style-name="Source_20_Text"><text:s text:c="4"/>update_cache: yes</text:span></text:p>
        <text:p text:style-name="Preformatted_20_Text"/>
        <text:p text:style-name="Preformatted_20_Text"><text:span text:style-name="Source_20_Text">- name: Install Apache and PHP</text:span></text:p>
        <text:p text:style-name="Preformatted_20_Text"><text:span text:style-name="Source_20_Text"><text:s text:c="2"/>apt:</text:span></text:p>
        <text:p text:style-name="Preformatted_20_Text"><text:span text:style-name="Source_20_Text"><text:s text:c="4"/>name: ['apache2', 'php']</text:span></text:p>
        <text:p text:style-name="Preformatted_20_Text"/>
        <text:p text:style-name="Preformatted_20_Text"><text:soft-page-break/><text:span text:style-name="Source_20_Text">- name: Clone diariostic repository</text:span></text:p>
        <text:p text:style-name="Preformatted_20_Text"><text:span text:style-name="Source_20_Text"><text:s text:c="2"/>git:</text:span></text:p>
        <text:p text:style-name="Preformatted_20_Text"><text:span text:style-name="Source_20_Text"><text:s text:c="4"/>repo: 'https://github.com/ualmtorres/diariostic.git'</text:span></text:p>
        <text:p text:style-name="Preformatted_20_Text"><text:span text:style-name="Source_20_Text"><text:s text:c="4"/>dest: /var/www/html/diariostic</text:span></text:p>
        <text:p text:style-name="Preformatted_20_Text"/>
        <text:p text:style-name="Preformatted_20_Text"><text:span text:style-name="Source_20_Text">- name: Change port to 8080 in /etc/apache2/ports.conf</text:span></text:p>
        <text:p text:style-name="Preformatted_20_Text"><text:span text:style-name="Source_20_Text"><text:s text:c="2"/>lineinfile:</text:span></text:p>
        <text:p text:style-name="Preformatted_20_Text"><text:span text:style-name="Source_20_Text"><text:s text:c="4"/>path: /etc/apache2/ports.conf</text:span></text:p>
        <text:p text:style-name="Preformatted_20_Text"><text:span text:style-name="Source_20_Text"><text:s text:c="4"/>regexp: '^Listen 80'</text:span></text:p>
        <text:p text:style-name="Preformatted_20_Text"><text:span text:style-name="Source_20_Text"><text:s text:c="4"/>line: 'Listen 8080'</text:span></text:p>
        <text:p text:style-name="Preformatted_20_Text"/>
        <text:p text:style-name="Preformatted_20_Text"><text:span text:style-name="Source_20_Text">- name: Change port to 8080 in /etc/apache2/sites-enabled/000-default.conf</text:span></text:p>
        <text:p text:style-name="Preformatted_20_Text"><text:span text:style-name="Source_20_Text"><text:s text:c="2"/>lineinfile:</text:span></text:p>
        <text:p text:style-name="Preformatted_20_Text"><text:span text:style-name="Source_20_Text"><text:s text:c="4"/>path: /etc/apache2/sites-enabled/000-default.conf</text:span></text:p>
        <text:p text:style-name="Preformatted_20_Text"><text:span text:style-name="Source_20_Text"><text:s text:c="4"/>regexp: '^&lt;VirtualHost \*:80&gt;'</text:span></text:p>
        <text:p text:style-name="Preformatted_20_Text"><text:span text:style-name="Source_20_Text"><text:s text:c="4"/>line: '&lt;VirtualHost *:8080&gt;'</text:span></text:p>
        <text:p text:style-name="Preformatted_20_Text"/>
        <text:p text:style-name="Preformatted_20_Text"><text:span text:style-name="Source_20_Text">- name: Restart Apache</text:span></text:p>
        <text:p text:style-name="Preformatted_20_Text"><text:span text:style-name="Source_20_Text"><text:s text:c="2"/>service:</text:span></text:p>
        <text:p text:style-name="Preformatted_20_Text"><text:span text:style-name="Source_20_Text"><text:s text:c="4"/>name: apache2</text:span></text:p>
        <text:p text:style-name="P18"><text:span text:style-name="Source_20_Text"><text:s text:c="4"/>state: restarted</text:span></text:p>
        <text:p text:style-name="Text_20_body">Después de ejecutar el playbook con</text:p>
        <text:p text:style-name="P18"><text:span text:style-name="Source_20_Text">$ ansible-playbook diariostic.yml --become</text:span></text:p>
        <text:p text:style-name="Text_20_body">la aplicación estará disponible en la carpeta <text:span text:style-name="Source_20_Text">diariostic</text:span> del servidor aprovisionado.</text:p>
        <text:p text:style-name="Text_20_body"><text:soft-page-break/><draw:frame draw:style-name="fr1" draw:name="Imagen2" text:anchor-type="as-char" svg:width="21.325cm" svg:height="20.505cm" draw:z-index="0"><draw:image xlink:href="https://ualmtorres.github.io/CursoAnsible/tutorial/images/diariostic.png" xlink:type="simple" xlink:show="embed" xlink:actuate="onLoad" loext:mime-type="image/png"/><svg:title>diariostic.png</svg:title></draw:frame><text:s/></text:p>
        <text:h text:style-name="Heading_20_2" text:outline-level="2"><text:bookmark text:name="trueansible-galaxy"/>10. Ansible Galaxy</text:h>
        <text:p text:style-name="Text_20_body">Los roles son un concepto básico en Ansible. Con objeto de poder reutilizar roles en diferentes playbooks es interesante organizar los roles en carpetas independientes y tener un repositorio para cada uno de ellos.</text:p>
        <text:p text:style-name="Text_20_body"><text:soft-page-break/>Dada la posibilidad entonces de organizar así los roles se ha organizado una comunidad para la publicación e intercambio de roles denominada <text:a xlink:type="simple" xlink:href="https://galaxy.ansible.com/" text:style-name="Internet_20_link" text:visited-style-name="Visited_20_Internet_20_Link">Ansible Galaxy</text:a>. Cada rol en Ansible Galaxy está enlazado a su código fuente.</text:p>
        <text:h text:style-name="Heading_20_3" text:outline-level="3"><text:bookmark text:name="trueinstalaci-n-de-un-rol-de-ansible-galaxy"/>10.1. Instalación de un rol de Ansible Galaxy</text:h>
        <text:p text:style-name="Text_20_body">Es conveniente disponer entonces de una carpeta donde tengamos almacenados todos los roles (p.e. <text:span text:style-name="Source_20_Text">roles</text:span>). Después, en un nivel superior tendremos los playbooks y los archivos de inventario correspondientes a cada proyecto. Pero quizá sería mejor tener todos los playbooks y archivos de inventario en una carpeta al mismo nivel que los roles. En este caso los playbooks subirían un nivel y luego bajarían por la carpeta <text:span text:style-name="Source_20_Text">roles</text:span> para usar los roles correspondientes.</text:p>
        <text:p text:style-name="Text_20_body">Ejemplo 32. Organización de playbooks y roles</text:p>
        <text:p text:style-name="Preformatted_20_Text"><text:span text:style-name="Source_20_Text">.</text:span></text:p>
        <text:p text:style-name="Preformatted_20_Text"><text:span text:style-name="Source_20_Text">├── playbooks</text:span></text:p>
        <text:p text:style-name="Preformatted_20_Text"><text:span text:style-name="Source_20_Text">│   ├── nginx-hosts.cfg</text:span></text:p>
        <text:p text:style-name="Preformatted_20_Text"><text:span text:style-name="Source_20_Text">│   ├── nginx-playbook.yml</text:span></text:p>
        <text:p text:style-name="Preformatted_20_Text"><text:span text:style-name="Source_20_Text">│   ├── php-hosts.cfg</text:span></text:p>
        <text:p text:style-name="Preformatted_20_Text"><text:span text:style-name="Source_20_Text">│   ├── php-playbook.yml</text:span></text:p>
        <text:p text:style-name="Preformatted_20_Text"><text:span text:style-name="Source_20_Text">│   ├── phpwebserver-hosts.cfg</text:span></text:p>
        <text:p text:style-name="Preformatted_20_Text"><text:span text:style-name="Source_20_Text">│   └── phpwebserver-playbook.yml</text:span></text:p>
        <text:p text:style-name="Preformatted_20_Text"><text:span text:style-name="Source_20_Text">└── roles</text:span></text:p>
        <text:p text:style-name="Preformatted_20_Text"><text:span text:style-name="Source_20_Text"><text:s text:c="4"/>├── geerlingguy.git</text:span></text:p>
        <text:p text:style-name="Preformatted_20_Text"><text:span text:style-name="Source_20_Text"><text:s text:c="4"/>│   ├── ...</text:span></text:p>
        <text:p text:style-name="Preformatted_20_Text"><text:span text:style-name="Source_20_Text"><text:s text:c="4"/>├── geerlingguy.php</text:span></text:p>
        <text:p text:style-name="Preformatted_20_Text"><text:span text:style-name="Source_20_Text"><text:s text:c="4"/>│   ├── ...</text:span></text:p>
        <text:p text:style-name="Preformatted_20_Text"><text:span text:style-name="Source_20_Text"><text:s text:c="4"/>├── ualmtorres.apache</text:span></text:p>
        <text:p text:style-name="Preformatted_20_Text"><text:span text:style-name="Source_20_Text"><text:s text:c="4"/>│   ├── ...</text:span></text:p>
        <text:p text:style-name="Preformatted_20_Text"><text:span text:style-name="Source_20_Text"><text:s text:c="4"/>└── ualmtorres.apache2</text:span></text:p>
        <text:p text:style-name="P18"><text:span text:style-name="Source_20_Text"><text:s text:c="8"/>├── ...</text:span></text:p>
        <text:p text:style-name="Text_20_body">Sea <text:span text:style-name="Source_20_Text">roles</text:span> la carpeta donde guardamos todos nuestros roles y sea <text:span text:style-name="Source_20_Text">geerlingguy.php</text:span> el rol que queremos instalar, disponible en Ansible Galaxy. Para descargar e instalar el rol localmente escribiríamos:</text:p>
        <text:p text:style-name="P18"><text:span text:style-name="Source_20_Text">$ ansible-galaxy install geerlingguy.php –p roles</text:span></text:p>
        <text:p text:style-name="Text_20_body">Luego, en nuestra carpeta de playbooks, crearíamos el archivo de inventario de hosts para nuestro proyecto y el del playbook.</text:p>
        <text:p text:style-name="Text_20_body">Ejemplo 33. El archivo <text:span text:style-name="Source_20_Text">php-hosts.cfg</text:span></text:p>
        <text:p text:style-name="Preformatted_20_Text"><text:span text:style-name="Source_20_Text">20.0.1.11</text:span></text:p>
        <text:p text:style-name="P18"><text:span text:style-name="Source_20_Text">20.0.1.4</text:span></text:p>
        <text:p text:style-name="Text_20_body">Ejemplo 34. El archivo <text:span text:style-name="Source_20_Text">php-playbook.yml</text:span></text:p>
        <text:p text:style-name="Preformatted_20_Text"><text:span text:style-name="Source_20_Text">---</text:span></text:p>
        <text:p text:style-name="Preformatted_20_Text"><text:span text:style-name="Source_20_Text">- hosts: all</text:span></text:p>
        <text:p text:style-name="Preformatted_20_Text"><text:span text:style-name="Source_20_Text"><text:s text:c="2"/>become: true</text:span></text:p>
        <text:p text:style-name="Preformatted_20_Text"><text:span text:style-name="Source_20_Text"><text:s text:c="2"/>roles:</text:span></text:p>
        <text:p text:style-name="P18"><text:span text:style-name="Source_20_Text"><text:s text:c="4"/>- ../roles/geerlingguy.php</text:span></text:p>
        <text:p text:style-name="Text_20_body">Para ejecutar este playbook desde la carpeta de playbooks basta con:</text:p>
        <text:p text:style-name="P18"><text:span text:style-name="Source_20_Text">$ ansible-playbook -i nginx-hosts.cfg nginx-playbook.yml</text:span></text:p>
        <text:h text:style-name="Heading_20_3" text:outline-level="3"><text:bookmark text:name="truecreaci-n-de-un-rol-con-ansible-galaxy"/><text:soft-page-break/>10.2. Creación de un rol con Ansible Galaxy</text:h>
        <text:p text:style-name="Text_20_body">Ansible Galaxy también permite la creación de roles. Esto tiene como ventaja la inicialización de una serie de carpetas y archivos que hará que nuestros roles sigan los estándares establecidos para el desarrollo en Ansible y seguidos por la comunidad de Ansible.</text:p>
        <text:p text:style-name="Text_20_body">Para crear un rol, sobre la carpeta <text:span text:style-name="Source_20_Text">roles</text:span> ejecutaremos el comando siguiente para crear un rol denominado <text:span text:style-name="Source_20_Text">ualmtorres.apache</text:span>. Seguiremos como regla de nomenclatura un nombre de usuario (p.e. el nombre de usuario en Ansible Galaxy) seguido de punto (<text:span text:style-name="Source_20_Text">.</text:span>) y el nombre del rol. Así, podríamos tener varios roles similares, pero de usuarios diferentes y usar cada uno de ellos según corresponda.</text:p>
        <text:p text:style-name="P18"><text:span text:style-name="Source_20_Text">$ ansible-galaxy init ualmtorres.apache</text:span></text:p>
        <text:p text:style-name="Text_20_body">Esto creará la estructura siguiente:</text:p>
        <text:p text:style-name="Preformatted_20_Text"><text:span text:style-name="Source_20_Text">ualmtorres.apache</text:span></text:p>
        <text:p text:style-name="Preformatted_20_Text"><text:span text:style-name="Source_20_Text">├── defaults </text:span></text:p>
        <text:p text:style-name="Preformatted_20_Text"><text:span text:style-name="Source_20_Text">│   └── main.yml</text:span></text:p>
        <text:p text:style-name="Preformatted_20_Text"><text:span text:style-name="Source_20_Text">├── files </text:span></text:p>
        <text:p text:style-name="Preformatted_20_Text"><text:span text:style-name="Source_20_Text">├── handlers </text:span></text:p>
        <text:p text:style-name="Preformatted_20_Text"><text:span text:style-name="Source_20_Text">│   └── main.yml</text:span></text:p>
        <text:p text:style-name="Preformatted_20_Text"><text:span text:style-name="Source_20_Text">├── meta </text:span></text:p>
        <text:p text:style-name="Preformatted_20_Text"><text:span text:style-name="Source_20_Text">│   └── main.yml</text:span></text:p>
        <text:p text:style-name="Preformatted_20_Text"><text:span text:style-name="Source_20_Text">├── README.md </text:span></text:p>
        <text:p text:style-name="Preformatted_20_Text"><text:span text:style-name="Source_20_Text">├── tasks </text:span></text:p>
        <text:p text:style-name="Preformatted_20_Text"><text:span text:style-name="Source_20_Text">│   └── main.yml</text:span></text:p>
        <text:p text:style-name="Preformatted_20_Text"><text:span text:style-name="Source_20_Text">├── templates </text:span></text:p>
        <text:p text:style-name="Preformatted_20_Text"><text:span text:style-name="Source_20_Text">├── tests </text:span></text:p>
        <text:p text:style-name="Preformatted_20_Text"><text:span text:style-name="Source_20_Text">│   ├── inventory</text:span></text:p>
        <text:p text:style-name="Preformatted_20_Text"><text:span text:style-name="Source_20_Text">│   └── test.yml</text:span></text:p>
        <text:p text:style-name="Preformatted_20_Text"><text:span text:style-name="Source_20_Text">└── vars </text:span></text:p>
        <text:p text:style-name="P18"><text:span text:style-name="Source_20_Text"><text:s text:c="4"/>└── main.yml</text:span></text:p>
        <table:table table:name="Tabla30" table:style-name="Tabla30">
          <table:table-column table:style-name="Tabla30.A"/>
          <table:table-column table:style-name="Tabla30.B"/>
          <table:table-row>
            <table:table-cell table:style-name="Tabla30.A1" office:value-type="string">
              <text:p text:style-name="P15"/>
            </table:table-cell>
            <table:table-cell table:style-name="Tabla30.A1" office:value-type="string">
              <text:p text:style-name="Table_20_Contents">Valores por defecto para varables usadas en el rol. Serán sobrescritas por las definidas en <text:span text:style-name="Source_20_Text">vars</text:span></text:p>
            </table:table-cell>
          </table:table-row>
          <table:table-row>
            <table:table-cell table:style-name="Tabla30.A1" office:value-type="string">
              <text:p text:style-name="P15"/>
            </table:table-cell>
            <table:table-cell table:style-name="Tabla30.A1" office:value-type="string">
              <text:p text:style-name="Table_20_Contents">Archivos requeridos para la ejecución del rol. Estos archivos, a diferencia de los situados en <text:span text:style-name="Source_20_Text">templates</text:span> no pueden ser mmanipulados.</text:p>
            </table:table-cell>
          </table:table-row>
          <table:table-row>
            <table:table-cell table:style-name="Tabla30.A1" office:value-type="string">
              <text:p text:style-name="P15"/>
            </table:table-cell>
            <table:table-cell table:style-name="Tabla30.A1" office:value-type="string">
              <text:p text:style-name="Table_20_Contents">Carpeta de <text:span text:style-name="Emphasis">handlers</text:span> con las tareas pendientes de ejecución generadas por <text:span text:style-name="Source_20_Text">notify</text:span> en tareas ya ejecutadas (p.e. reiniciar servicios tras una modificación de la configuración)</text:p>
            </table:table-cell>
          </table:table-row>
          <table:table-row>
            <table:table-cell table:style-name="Tabla30.A1" office:value-type="string">
              <text:p text:style-name="P15"/>
            </table:table-cell>
            <table:table-cell table:style-name="Tabla30.A1" office:value-type="string">
              <text:p text:style-name="Table_20_Contents">Metadatos que usar Ansible Galaxy para publicar el rol (p.e. versión mínima de Ansible, plataformas soportadas, dependencias, …​)</text:p>
            </table:table-cell>
          </table:table-row>
          <table:table-row>
            <table:table-cell table:style-name="Tabla30.A1" office:value-type="string">
              <text:p text:style-name="P15"/>
            </table:table-cell>
            <table:table-cell table:style-name="Tabla30.A1" office:value-type="string">
              <text:p text:style-name="Table_20_Contents">Información descriptiva y de uso del rol</text:p>
            </table:table-cell>
          </table:table-row>
          <table:table-row>
            <table:table-cell table:style-name="Tabla30.A1" office:value-type="string">
              <text:p text:style-name="P15"/>
            </table:table-cell>
            <table:table-cell table:style-name="Tabla30.A1" office:value-type="string">
              <text:p text:style-name="Table_20_Contents">Tareas del rol</text:p>
            </table:table-cell>
          </table:table-row>
          <table:table-row>
            <table:table-cell table:style-name="Tabla30.A1" office:value-type="string">
              <text:p text:style-name="P15"/>
            </table:table-cell>
            <table:table-cell table:style-name="Tabla30.A1" office:value-type="string">
              <text:p text:style-name="Table_20_Contents">Archivos para procesar en el proceso de despliegue y que se modificarán de acuerdo a las variables que usen</text:p>
            </table:table-cell>
          </table:table-row>
          <table:table-row>
            <table:table-cell table:style-name="Tabla30.A1" office:value-type="string">
              <text:p text:style-name="P15"/>
            </table:table-cell>
            <table:table-cell table:style-name="Tabla30.A1" office:value-type="string">
              <text:p text:style-name="Table_20_Contents">Casos de prueba para soporte a sistemas de integración continua como Jenkins o Travis</text:p>
            </table:table-cell>
          </table:table-row>
          <table:table-row>
            <table:table-cell table:style-name="Tabla30.A1" office:value-type="string">
              <text:p text:style-name="P15"/>
            </table:table-cell>
            <table:table-cell table:style-name="Tabla30.A1" office:value-type="string">
              <text:p text:style-name="Table_20_Contents">Variables usadas en el rol. Sobrescriben a las que aparezcan en <text:span text:style-name="Source_20_Text">defaults</text:span></text:p>
            </table:table-cell>
          </table:table-row>
        </table:table>
        <text:p text:style-name="Text_20_body">Por ejemplo, podemos incluir la tarea siguiente en el archivo <text:span text:style-name="Source_20_Text">tasks/main.yml</text:span> para asegurar que Apache queda instalado.</text:p>
        <text:p text:style-name="Preformatted_20_Text"><text:span text:style-name="Source_20_Text">---</text:span></text:p>
        <text:p text:style-name="Preformatted_20_Text"><text:span text:style-name="Source_20_Text"># tasks file for ualmtorres.apache</text:span></text:p>
        <text:p text:style-name="Preformatted_20_Text"><text:span text:style-name="Source_20_Text">- name: Install Apache</text:span></text:p>
        <text:p text:style-name="P18"><text:span text:style-name="Source_20_Text"><text:s text:c="2"/>apt: name=apache2 state=present</text:span></text:p>
        <text:h text:style-name="Heading_20_3" text:outline-level="3"><text:bookmark text:name="trueorganizaci-n-de-playbooks-y-roles"/><text:soft-page-break/>10.3. Organización de playbooks y roles</text:h>
        <text:p text:style-name="Text_20_body">Con el paso del tiempo, la carpeta <text:span text:style-name="Source_20_Text">roles</text:span> irá creciendo con los roles usados y desarrollados. Todos ellos serán reutilizados en los distintos proyectos en lo que sean últiles. A continuación se muestra un ejemplo de la organización propuesta para playbooks y roles.</text:p>
        <text:p text:style-name="Preformatted_20_Text"><text:span text:style-name="Source_20_Text">.</text:span></text:p>
        <text:p text:style-name="Preformatted_20_Text"><text:span text:style-name="Source_20_Text">├── playbooks </text:span></text:p>
        <text:p text:style-name="Preformatted_20_Text"><text:span text:style-name="Source_20_Text">│   ├── nginx-hosts.cfg</text:span></text:p>
        <text:p text:style-name="Preformatted_20_Text"><text:span text:style-name="Source_20_Text">│   ├── nginx-playbook.yml</text:span></text:p>
        <text:p text:style-name="Preformatted_20_Text"><text:span text:style-name="Source_20_Text">│   ├── php-hosts.cfg</text:span></text:p>
        <text:p text:style-name="Preformatted_20_Text"><text:span text:style-name="Source_20_Text">│   ├── php-playbook.yml</text:span></text:p>
        <text:p text:style-name="Preformatted_20_Text"><text:span text:style-name="Source_20_Text">│   ├── phpwebserver-hosts.cfg</text:span></text:p>
        <text:p text:style-name="Preformatted_20_Text"><text:span text:style-name="Source_20_Text">│   └── phpwebserver-playbook.yml</text:span></text:p>
        <text:p text:style-name="Preformatted_20_Text"><text:span text:style-name="Source_20_Text">└── roles </text:span></text:p>
        <text:p text:style-name="Preformatted_20_Text"><text:span text:style-name="Source_20_Text"><text:s text:c="4"/>├── geerlingguy.git </text:span></text:p>
        <text:p text:style-name="Preformatted_20_Text"><text:span text:style-name="Source_20_Text"><text:s text:c="4"/>│   ├── ...</text:span></text:p>
        <text:p text:style-name="Preformatted_20_Text"><text:span text:style-name="Source_20_Text"><text:s text:c="4"/>├── geerlingguy.php </text:span></text:p>
        <text:p text:style-name="Preformatted_20_Text"><text:span text:style-name="Source_20_Text"><text:s text:c="4"/>│   ├── ...</text:span></text:p>
        <text:p text:style-name="Preformatted_20_Text"><text:span text:style-name="Source_20_Text"><text:s text:c="4"/>└── ualmtorres.apache </text:span></text:p>
        <text:p text:style-name="P18"><text:span text:style-name="Source_20_Text"><text:s text:c="8"/>├── ...</text:span></text:p>
        <table:table table:name="Tabla31" table:style-name="Tabla31">
          <table:table-column table:style-name="Tabla31.A"/>
          <table:table-column table:style-name="Tabla31.B"/>
          <table:table-row>
            <table:table-cell table:style-name="Tabla31.A1" office:value-type="string">
              <text:p text:style-name="P15"/>
            </table:table-cell>
            <table:table-cell table:style-name="Tabla31.A1" office:value-type="string">
              <text:p text:style-name="Table_20_Contents">Carpeta para playbooks y arhivos de inventario</text:p>
            </table:table-cell>
          </table:table-row>
          <table:table-row>
            <table:table-cell table:style-name="Tabla31.A1" office:value-type="string">
              <text:p text:style-name="P15"/>
            </table:table-cell>
            <table:table-cell table:style-name="Tabla31.A1" office:value-type="string">
              <text:p text:style-name="Table_20_Contents">Carpeta para roles</text:p>
            </table:table-cell>
          </table:table-row>
          <table:table-row>
            <table:table-cell table:style-name="Tabla31.A1" office:value-type="string">
              <text:p text:style-name="P15"/>
            </table:table-cell>
            <table:table-cell table:style-name="Tabla31.A1" office:value-type="string">
              <text:p text:style-name="Table_20_Contents">Rol de instalación de Git</text:p>
            </table:table-cell>
          </table:table-row>
          <table:table-row>
            <table:table-cell table:style-name="Tabla31.A1" office:value-type="string">
              <text:p text:style-name="P15"/>
            </table:table-cell>
            <table:table-cell table:style-name="Tabla31.A1" office:value-type="string">
              <text:p text:style-name="Table_20_Contents">Rol de instalación de PHP</text:p>
            </table:table-cell>
          </table:table-row>
          <table:table-row>
            <table:table-cell table:style-name="Tabla31.A1" office:value-type="string">
              <text:p text:style-name="P15"/>
            </table:table-cell>
            <table:table-cell table:style-name="Tabla31.A1" office:value-type="string">
              <text:p text:style-name="Table_20_Contents">Rol propio de instalación de Apache</text:p>
            </table:table-cell>
          </table:table-row>
        </table:table>
        <text:p text:style-name="Text_20_body">Si ahora queremos desarrollar un playbook con Apache y PHP que use los roles <text:span text:style-name="Source_20_Text">ualmtorres.apache</text:span> y <text:span text:style-name="Source_20_Text">geerlingguy.php</text:span>, bastaría con crear un nuevo playbook como el siguiente</text:p>
        <text:p text:style-name="Text_20_body">Ejemplo 35. Playbook <text:span text:style-name="Source_20_Text">phpwebserver-playbook.yml</text:span> para la instalación de un servidor web Apache y PHP</text:p>
        <text:p text:style-name="Preformatted_20_Text"><text:span text:style-name="Source_20_Text">---</text:span></text:p>
        <text:p text:style-name="Preformatted_20_Text"><text:span text:style-name="Source_20_Text">- hosts: all</text:span></text:p>
        <text:p text:style-name="Preformatted_20_Text"><text:span text:style-name="Source_20_Text"><text:s text:c="2"/>become: true</text:span></text:p>
        <text:p text:style-name="Preformatted_20_Text"><text:span text:style-name="Source_20_Text"><text:s text:c="2"/>roles:</text:span></text:p>
        <text:p text:style-name="Preformatted_20_Text"><text:span text:style-name="Source_20_Text"><text:s text:c="4"/>- ../roles/ualmtorres.apache</text:span></text:p>
        <text:p text:style-name="P18"><text:span text:style-name="Source_20_Text"><text:s text:c="4"/>- ../roles/geerlingguy.php</text:span></text:p>
        <text:p text:style-name="Text_20_body">Para ejecutarlo, desde la carpeta de playbooks escribiríamos:</text:p>
        <text:p text:style-name="P18"><text:span text:style-name="Source_20_Text">$ ansible-playbook -i phpwebserver-hosts.cfg phpwebserver-playbook.yml </text:span></text:p>
        <table:table table:name="Tabla32" table:style-name="Tabla32">
          <table:table-column table:style-name="Tabla32.A"/>
          <table:table-column table:style-name="Tabla32.B"/>
          <table:table-row>
            <table:table-cell table:style-name="Tabla32.A1" office:value-type="string">
              <text:p text:style-name="P15"/>
            </table:table-cell>
            <table:table-cell table:style-name="Tabla32.A1" office:value-type="string">
              <text:p text:style-name="Table_20_Contents">El archivo <text:span text:style-name="Source_20_Text">phpwebserver-hosts.cfg</text:span> contendría la lista de hosts en la que se desea ejecutar el playbook</text:p>
            </table:table-cell>
          </table:table-row>
        </table:table>
        <table:table table:name="Tabla33" table:style-name="Tabla33">
          <table:table-column table:style-name="Tabla33.A"/>
          <table:table-column table:style-name="Tabla33.B"/>
          <table:table-row>
            <table:table-cell table:style-name="Tabla33.A1" office:value-type="string">
              <text:p text:style-name="P15"/>
            </table:table-cell>
            <table:table-cell table:style-name="Tabla33.A1" office:value-type="string">
              <text:p text:style-name="P16">También se podrían sacar los archivos de inventario de la carpeta de playbooks y colocarlos en una carpeta aparte (p.e. <text:span text:style-name="Source_20_Text">inventory</text:span>).</text:p>
            </table:table-cell>
          </table:table-row>
        </table:table>
        <text:h text:style-name="Heading_20_2" text:outline-level="2"><text:bookmark text:name="trueplaybook-para-inicializar-una-base-de-datos-mysql"/>11. Playbook para inicializar una base de datos MySQL</text:h>
        <text:p text:style-name="Text_20_body">En este ejemplo veremos cómo inicializar un servidor con MySQL con una base de datos precargada. El servidor MySQL lo instalaremos con un rol de Ansible Galaxy. El script de la base <text:soft-page-break/>de datos lo descargaremos con una tarea Ansible para la descarga de archivos. La carga la haremos con una tarea Ansible del módulo MySQL para la carga de datos.</text:p>
        <text:h text:style-name="Heading_20_3" text:outline-level="3"><text:bookmark text:name="trueinstalaci-n-de-mysql"/>11.1. Instalación de MySQL</text:h>
        <text:p text:style-name="Text_20_body">Un nivel por encima de nuestra carpeta de roles instalaremos el rol de MySQL de <text:span text:style-name="Source_20_Text">geerlingguy</text:span>.</text:p>
        <text:p text:style-name="P18"><text:span text:style-name="Source_20_Text">$ ansible-galaxy install geerlingguy.mysql -p roles</text:span></text:p>
        <text:p text:style-name="Text_20_body">El archivo <text:span text:style-name="Source_20_Text">geerlingguy.mysq/defaults/main.yml</text:span> contiene variables para la personalización de la instalación de MySQL. Cambiaremos los valores de las dos variables que establecen la contraseña del usuarios <text:span text:style-name="Source_20_Text">root</text:span></text:p>
        <text:p text:style-name="Preformatted_20_Text"><text:span text:style-name="Source_20_Text">...</text:span></text:p>
        <text:p text:style-name="Preformatted_20_Text"><text:span text:style-name="Source_20_Text">mysql_user_password: changeme</text:span></text:p>
        <text:p text:style-name="Preformatted_20_Text"><text:span text:style-name="Source_20_Text">...</text:span></text:p>
        <text:p text:style-name="Preformatted_20_Text"><text:span text:style-name="Source_20_Text">mysql_root_password: changeme</text:span></text:p>
        <text:p text:style-name="P18"><text:span text:style-name="Source_20_Text">...</text:span></text:p>
        <text:p text:style-name="Text_20_body">Crearemos un playbook (<text:span text:style-name="Source_20_Text">mysql.yml</text:span>) para la instalación del rol</text:p>
        <text:p text:style-name="Preformatted_20_Text"><text:span text:style-name="Source_20_Text">---</text:span></text:p>
        <text:p text:style-name="Preformatted_20_Text"/>
        <text:p text:style-name="Preformatted_20_Text"><text:span text:style-name="Source_20_Text">- name: MySQL Playbook</text:span></text:p>
        <text:p text:style-name="Preformatted_20_Text"><text:span text:style-name="Source_20_Text"><text:s text:c="2"/>hosts: dbserver</text:span></text:p>
        <text:p text:style-name="Preformatted_20_Text"><text:span text:style-name="Source_20_Text"><text:s text:c="2"/>roles:</text:span></text:p>
        <text:p text:style-name="P18"><text:span text:style-name="Source_20_Text"><text:s text:c="4"/>- geerlingguy.mysql</text:span></text:p>
        <text:p text:style-name="Text_20_body">Ejecutaremos el playbook</text:p>
        <text:p text:style-name="P18"><text:span text:style-name="Source_20_Text">$ ansible-playbook mysql.yml --become</text:span></text:p>
        <text:p text:style-name="Text_20_body">Esto habrá instalado MySQL en el host <text:span text:style-name="Source_20_Text">dbserver</text:span>. La contraseña del usuario <text:span text:style-name="Source_20_Text">root</text:span> será <text:span text:style-name="Source_20_Text">changeme</text:span>.</text:p>
        <text:h text:style-name="Heading_20_3" text:outline-level="3"><text:bookmark text:name="truecreaci-n-de-la-bd"/>11.2. Creación de la BD</text:h>
        <text:p text:style-name="Text_20_body">La creación de la base de datos la haremos en dos pasos. Primero descargaremos a la máquina administrada el script que contiene el código de inicialización de la base de datos. Después, importaremos el script descargado a la base de datos.</text:p>
        <text:p text:style-name="Text_20_body">Ejemplo 36. Rol (<text:span text:style-name="Source_20_Text">crearbdSG</text:span>) para descargar el script SQL e importarlo a la base de datos</text:p>
        <text:p text:style-name="Preformatted_20_Text"><text:span text:style-name="Source_20_Text">---</text:span></text:p>
        <text:p text:style-name="Preformatted_20_Text"/>
        <text:p text:style-name="Preformatted_20_Text"><text:span text:style-name="Source_20_Text">- name: Download SG.sql</text:span></text:p>
        <text:p text:style-name="Preformatted_20_Text"><text:span text:style-name="Source_20_Text"><text:s text:c="2"/>get_url: </text:span></text:p>
        <text:p text:style-name="Preformatted_20_Text"><text:span text:style-name="Source_20_Text"><text:s text:c="4"/>url: https://raw.githubusercontent.com/ualmtorres/docker_customer_catalog/master/init.sql</text:span></text:p>
        <text:p text:style-name="Preformatted_20_Text"><text:span text:style-name="Source_20_Text"><text:s text:c="4"/>dest: /home/ubuntu/SG.sql</text:span></text:p>
        <text:p text:style-name="Preformatted_20_Text"/>
        <text:p text:style-name="Preformatted_20_Text"><text:span text:style-name="Source_20_Text">- name: Import SG database</text:span></text:p>
        <text:p text:style-name="Preformatted_20_Text"><text:span text:style-name="Source_20_Text"><text:s text:c="2"/>mysql_db: </text:span></text:p>
        <text:p text:style-name="Preformatted_20_Text"><text:span text:style-name="Source_20_Text"><text:s text:c="4"/>name: SG</text:span></text:p>
        <text:p text:style-name="Preformatted_20_Text"><text:span text:style-name="Source_20_Text"><text:s text:c="4"/>state: import</text:span></text:p>
        <text:p text:style-name="P18"><text:span text:style-name="Source_20_Text"><text:s text:c="4"/>target: /home/ubuntu/SG.sql </text:span></text:p>
        <table:table table:name="Tabla34" table:style-name="Tabla34">
          <table:table-column table:style-name="Tabla34.A"/>
          <table:table-column table:style-name="Tabla34.B"/>
          <table:table-row>
            <table:table-cell table:style-name="Tabla34.A1" office:value-type="string">
              <text:p text:style-name="P15"/>
            </table:table-cell>
            <table:table-cell table:style-name="Tabla34.A1" office:value-type="string">
              <text:p text:style-name="Table_20_Contents">Descargar el archivo indicado en la ruta especificada en <text:span text:style-name="Source_20_Text">dest</text:span></text:p>
            </table:table-cell>
          </table:table-row>
          <text:soft-page-break/>
          <table:table-row>
            <table:table-cell table:style-name="Tabla34.A1" office:value-type="string">
              <text:p text:style-name="P15"/>
            </table:table-cell>
            <table:table-cell table:style-name="Tabla34.A1" office:value-type="string">
              <text:p text:style-name="Table_20_Contents">El módulo <text:span text:style-name="Source_20_Text">mysql_db</text:span> permite la creación y eliminación de bases de datos, así como operaciones de importación y exportación</text:p>
            </table:table-cell>
          </table:table-row>
          <table:table-row>
            <table:table-cell table:style-name="Tabla34.A1" office:value-type="string">
              <text:p text:style-name="P15"/>
            </table:table-cell>
            <table:table-cell table:style-name="Tabla34.A1" office:value-type="string">
              <text:p text:style-name="Table_20_Contents">Ruta de la máquina remota en la que se encuentra el archivo a importar</text:p>
            </table:table-cell>
          </table:table-row>
        </table:table>
        <text:p text:style-name="Text_20_body">A continuación, modificaremos el playbook anterior (<text:span text:style-name="Source_20_Text">mysql.yml</text:span>) para añadir el nuevo rol</text:p>
        <text:p text:style-name="Preformatted_20_Text"><text:span text:style-name="Source_20_Text">---</text:span></text:p>
        <text:p text:style-name="Preformatted_20_Text"/>
        <text:p text:style-name="Preformatted_20_Text"><text:span text:style-name="Source_20_Text">- name: MySQL Playbook</text:span></text:p>
        <text:p text:style-name="Preformatted_20_Text"><text:span text:style-name="Source_20_Text"><text:s text:c="2"/>hosts: dbserver</text:span></text:p>
        <text:p text:style-name="Preformatted_20_Text"><text:span text:style-name="Source_20_Text"><text:s text:c="2"/>roles:</text:span></text:p>
        <text:p text:style-name="Preformatted_20_Text"><text:span text:style-name="Source_20_Text"><text:s text:c="4"/>- geerlingguy.mysql</text:span></text:p>
        <text:p text:style-name="P18"><text:span text:style-name="Source_20_Text"><text:s text:c="4"/>- crearbdSG </text:span></text:p>
        <table:table table:name="Tabla35" table:style-name="Tabla35">
          <table:table-column table:style-name="Tabla35.A"/>
          <table:table-column table:style-name="Tabla35.B"/>
          <table:table-row>
            <table:table-cell table:style-name="Tabla35.A1" office:value-type="string">
              <text:p text:style-name="P15"/>
            </table:table-cell>
            <table:table-cell table:style-name="Tabla35.A1" office:value-type="string">
              <text:p text:style-name="Table_20_Contents">Nuevo rol añadido para la carga de datos</text:p>
            </table:table-cell>
          </table:table-row>
        </table:table>
        <table:table table:name="Tabla36" table:style-name="Tabla36">
          <table:table-column table:style-name="Tabla36.A"/>
          <table:table-column table:style-name="Tabla36.B"/>
          <table:table-row>
            <table:table-cell table:style-name="Tabla36.A1" office:value-type="string">
              <text:p text:style-name="P15"/>
            </table:table-cell>
            <table:table-cell table:style-name="Tabla36.A1" office:value-type="string">
              <text:p text:style-name="P16">No es necesario ejecutar el playbook completo desde el principio. Podemos indicar que se comience a ejecutar a partir de una tarea determinada con el parámetro <text:span text:style-name="Source_20_Text">start-at-task</text:span></text:p>
              <text:p text:style-name="P18"><text:span text:style-name="Source_20_Text">$ ansible-playbook mysql.yml --become --start-at-task "Download SG.sql"</text:span></text:p>
            </table:table-cell>
          </table:table-row>
        </table:table>
        <text:h text:style-name="Heading_20_3" text:outline-level="3"><text:bookmark text:name="truea-adir-una-aplicaci-n-php-a-la-base-de-datos-sg"/>11.3. Añadir una aplicación PHP a la base de datos SG</text:h>
        <text:p text:style-name="Text_20_body">A continuacion podríamos crear otro playbook para añadir al host anterior un servidor Apache y un intérprete PHP. Como ejemplo, podríamos descargar un <text:a xlink:type="simple" xlink:href="https://raw.githubusercontent.com/ualmtorres/CustomerCatalog/master/index.php" text:style-name="Internet_20_link" text:visited-style-name="Visited_20_Internet_20_Link">script PHP que muestra el listado de clientes de la base de datos SG</text:a>.</text:p>
        <table:table table:name="Tabla37" table:style-name="Tabla37">
          <table:table-column table:style-name="Tabla37.A"/>
          <table:table-column table:style-name="Tabla37.B"/>
          <table:table-row>
            <table:table-cell table:style-name="Tabla37.A1" office:value-type="string">
              <text:p text:style-name="P15"/>
            </table:table-cell>
            <table:table-cell table:style-name="Tabla37.A1" office:value-type="string">
              <text:p text:style-name="P16">El script está configurado sólo para una prueba de concepto y usa la cuenta de <text:span text:style-name="Source_20_Text">root</text:span> y la contraseña en el mismo código. La base de datos se denomina <text:span text:style-name="Source_20_Text">SG</text:span>, y se accede a través de la cuenta <text:span text:style-name="Source_20_Text">root</text:span> y con la contraseña <text:span text:style-name="Source_20_Text">changeme</text:span>.</text:p>
            </table:table-cell>
          </table:table-row>
        </table:table>
        <text:p text:style-name="Preformatted_20_Text"><text:span text:style-name="Source_20_Text">---</text:span></text:p>
        <text:p text:style-name="Preformatted_20_Text"/>
        <text:p text:style-name="Preformatted_20_Text"><text:span text:style-name="Source_20_Text">- name: Update package cache</text:span></text:p>
        <text:p text:style-name="Preformatted_20_Text"><text:span text:style-name="Source_20_Text"><text:s text:c="2"/>apt:</text:span></text:p>
        <text:p text:style-name="Preformatted_20_Text"><text:span text:style-name="Source_20_Text"><text:s text:c="4"/>update_cache: yes</text:span></text:p>
        <text:p text:style-name="Preformatted_20_Text"/>
        <text:p text:style-name="Preformatted_20_Text"><text:span text:style-name="Source_20_Text">- name: Install Apache and PHP</text:span></text:p>
        <text:p text:style-name="Preformatted_20_Text"><text:span text:style-name="Source_20_Text"><text:s text:c="2"/>apt:</text:span></text:p>
        <text:p text:style-name="Preformatted_20_Text"><text:span text:style-name="Source_20_Text"><text:s text:c="4"/>name: ['apache2', 'php', 'libapache2-mod-php', 'php-mysql']</text:span></text:p>
        <text:p text:style-name="Preformatted_20_Text"/>
        <text:p text:style-name="Preformatted_20_Text"><text:span text:style-name="Source_20_Text">- name: Restart Apache</text:span></text:p>
        <text:p text:style-name="Preformatted_20_Text"><text:span text:style-name="Source_20_Text"><text:s text:c="2"/>service:</text:span></text:p>
        <text:p text:style-name="Preformatted_20_Text"><text:span text:style-name="Source_20_Text"><text:s text:c="4"/>name: apache2</text:span></text:p>
        <text:p text:style-name="Preformatted_20_Text"><text:span text:style-name="Source_20_Text"><text:s text:c="4"/>state: restarted</text:span></text:p>
        <text:p text:style-name="Preformatted_20_Text"/>
        <text:p text:style-name="Preformatted_20_Text"><text:span text:style-name="Source_20_Text">- name: Download customer_catalog</text:span></text:p>
        <text:p text:style-name="Preformatted_20_Text"><text:span text:style-name="Source_20_Text"><text:s text:c="2"/>get_url:</text:span></text:p>
        <text:p text:style-name="Preformatted_20_Text"><text:span text:style-name="Source_20_Text"><text:s text:c="4"/>url: https://raw.githubusercontent.com/ualmtorres/CustomerCatalog/master/index.php</text:span></text:p>
        <text:p text:style-name="P18"><text:span text:style-name="Source_20_Text"><text:s text:c="4"/>dest: /var/www/html/index.php</text:span></text:p>
        <text:h text:style-name="Heading_20_2" text:outline-level="2"><text:bookmark text:name="trueyaml"/>Anexo A: YAML</text:h>
        <text:p text:style-name="Text_20_body">YAML es un lenguaje de serialización de datos legible. Permite definir tipos de datos comunes, como listas, mapas y valores escalares.</text:p>
        <text:p text:style-name="Text_20_body"><text:soft-page-break/>YAML es sensible a los espacios en blanco y usa indentación para el anidado de datos.</text:p>
        <text:h text:style-name="Heading_20_3" text:outline-level="3"><text:bookmark text:name="trueinicio-de-un-documento-yaml"/>A.1. Inicio de un documento YAML</text:h>
        <text:p text:style-name="Text_20_body">Es posible añadir dos directivas al inicio de los documentos YAML (<text:span text:style-name="Source_20_Text">%YAML</text:span> y <text:span text:style-name="Source_20_Text">%TAG</text:span>), aunque en la práctica no se suelen usar.</text:p>
        <text:list xml:id="list4074021478" text:style-name="L9">
          <text:list-item>
            <text:p text:style-name="P9"><text:span text:style-name="Source_20_Text">%YAML</text:span>: Especifica la versión YAML del documento</text:p>
          </text:list-item>
          <text:list-item>
            <text:p text:style-name="P9"><text:span text:style-name="Source_20_Text">%TAG</text:span>: Define un <text:span text:style-name="Emphasis">tag</text:span>. Los <text:span text:style-name="Emphasis">tags</text:span> se usan para definir tipos de datos en documentos YAML.</text:p>
          </text:list-item>
        </text:list>
        <text:p text:style-name="Text_20_body">Después de las dos directivas se añade una línea con tres guiones (<text:span text:style-name="Source_20_Text">---</text:span>) para marcar el inicio del documento YAML. La mayoría de los documentos YAML comienzan directamente con los tres guiones (<text:span text:style-name="Source_20_Text">---</text:span>) ignorando el uso de las directivas <text:span text:style-name="Source_20_Text">%YAML</text:span> y <text:span text:style-name="Source_20_Text">%TAG</text:span>.</text:p>
        <text:h text:style-name="Heading_20_3" text:outline-level="3"><text:bookmark text:name="trueescalares"/>A.2. Escalares</text:h>
        <text:p text:style-name="Text_20_body">Usaremos valores escalares para cadenas y números</text:p>
        <text:p text:style-name="Preformatted_20_Text"><text:span text:style-name="Source_20_Text">---</text:span></text:p>
        <text:p text:style-name="Preformatted_20_Text"><text:span text:style-name="Source_20_Text">name: Michael</text:span></text:p>
        <text:p text:style-name="P18"><text:span text:style-name="Source_20_Text">power_level: 9001</text:span></text:p>
        <text:h text:style-name="Heading_20_3" text:outline-level="3"><text:bookmark text:name="truelistas"/>A.3. Listas</text:h>
        <text:p text:style-name="Text_20_body">Podemos definir listas de dos formas: En un listado por líneas en el que cada item aparecerá indentando y con un guión, o bien de forma compacta separando los items por comas y encerrando los elementos de la lista entre corchetes</text:p>
        <text:p text:style-name="Preformatted_20_Text"><text:span text:style-name="Source_20_Text">---</text:span></text:p>
        <text:p text:style-name="Preformatted_20_Text"><text:span text:style-name="Source_20_Text">ansible_statements:</text:span></text:p>
        <text:p text:style-name="Preformatted_20_Text"><text:span text:style-name="Source_20_Text">- Easy to learn</text:span></text:p>
        <text:p text:style-name="Preformatted_20_Text"><text:span text:style-name="Source_20_Text">- Powerful</text:span></text:p>
        <text:p text:style-name="P18"><text:span text:style-name="Source_20_Text">- Extensive module support</text:span></text:p>
        <text:p text:style-name="Preformatted_20_Text"><text:span text:style-name="Source_20_Text">---</text:span></text:p>
        <text:p text:style-name="P18"><text:span text:style-name="Source_20_Text">ansible_statements: [Easy to learn, Powerful, Extensive module support]</text:span></text:p>
        <text:h text:style-name="Heading_20_3" text:outline-level="3"><text:bookmark text:name="truemapas"/>A.4. Mapas</text:h>
        <text:p text:style-name="Text_20_body">Un mapa permite definir pares clave→valor. También son conocidos como arrays asociativos o <text:span text:style-name="Source_20_Text">hashmaps</text:span>. Anteriormente ya usamos un mapa</text:p>
        <text:p text:style-name="Preformatted_20_Text"><text:span text:style-name="Source_20_Text">---</text:span></text:p>
        <text:p text:style-name="Preformatted_20_Text"><text:span text:style-name="Source_20_Text">name: Michael</text:span></text:p>
        <text:p text:style-name="P18"><text:span text:style-name="Source_20_Text">power_level: 9001</text:span></text:p>
        <text:p text:style-name="Text_20_body">El mapa es el todo, que está formado por pares clave→valor. De forma compacta, podemos expresar el mapa anterior como:</text:p>
        <text:p text:style-name="Preformatted_20_Text"><text:span text:style-name="Source_20_Text">---</text:span></text:p>
        <text:p text:style-name="P18"><text:span text:style-name="Source_20_Text">{ name: Michael, power_level: 9001 }</text:span></text:p>
        <text:p text:style-name="Text_20_body">Pero podemos definir estructuras más complejas:</text:p>
        <text:p text:style-name="Preformatted_20_Text"><text:span text:style-name="Source_20_Text">---</text:span></text:p>
        <text:p text:style-name="Preformatted_20_Text"><text:span text:style-name="Source_20_Text">person:</text:span></text:p>
        <text:p text:style-name="Preformatted_20_Text"><text:soft-page-break/><text:span text:style-name="Source_20_Text"><text:s text:c="4"/>first_name: Michael</text:span></text:p>
        <text:p text:style-name="Preformatted_20_Text"><text:span text:style-name="Source_20_Text"><text:s text:c="4"/>last_name: Heap</text:span></text:p>
        <text:p text:style-name="Preformatted_20_Text"><text:span text:style-name="Source_20_Text"><text:s text:c="4"/>skills: </text:span></text:p>
        <text:p text:style-name="Preformatted_20_Text"><text:span text:style-name="Source_20_Text"><text:s text:c="8"/>- Ansible</text:span></text:p>
        <text:p text:style-name="Preformatted_20_Text"><text:span text:style-name="Source_20_Text"><text:s text:c="8"/>- Golang</text:span></text:p>
        <text:p text:style-name="Preformatted_20_Text"><text:span text:style-name="Source_20_Text"><text:s text:c="8"/>- Python</text:span></text:p>
        <text:p text:style-name="Preformatted_20_Text"><text:span text:style-name="Source_20_Text"><text:s text:c="8"/>- PHP</text:span></text:p>
        <text:p text:style-name="Preformatted_20_Text"><text:span text:style-name="Source_20_Text"><text:s text:c="4"/>likes: [dogs, walking, programming] </text:span></text:p>
        <text:p text:style-name="Preformatted_20_Text"><text:span text:style-name="Source_20_Text"><text:s text:c="4"/>favorites: </text:span></text:p>
        <text:p text:style-name="Preformatted_20_Text"><text:span text:style-name="Source_20_Text"><text:s text:c="8"/>drink: Pepsi Max</text:span></text:p>
        <text:p text:style-name="Preformatted_20_Text"><text:span text:style-name="Source_20_Text"><text:s text:c="8"/>color: Red</text:span></text:p>
        <text:p text:style-name="Preformatted_20_Text"><text:span text:style-name="Source_20_Text"><text:s text:c="4"/>other: </text:span></text:p>
        <text:p text:style-name="Preformatted_20_Text"><text:span text:style-name="Source_20_Text"><text:s text:c="8"/>- key: value </text:span></text:p>
        <text:p text:style-name="Preformatted_20_Text"><text:span text:style-name="Source_20_Text"><text:s text:c="10"/>another: val</text:span></text:p>
        <text:p text:style-name="Preformatted_20_Text"><text:span text:style-name="Source_20_Text"><text:s text:c="8"/>- key: foo</text:span></text:p>
        <text:p text:style-name="P18"><text:span text:style-name="Source_20_Text"><text:s text:c="10"/>another: bar </text:span></text:p>
        <table:table table:name="Tabla38" table:style-name="Tabla38">
          <table:table-column table:style-name="Tabla38.A"/>
          <table:table-column table:style-name="Tabla38.B"/>
          <table:table-row>
            <table:table-cell table:style-name="Tabla38.A1" office:value-type="string">
              <text:p text:style-name="P15"/>
            </table:table-cell>
            <table:table-cell table:style-name="Tabla38.A1" office:value-type="string">
              <text:p text:style-name="Table_20_Contents">Lista</text:p>
            </table:table-cell>
          </table:table-row>
          <table:table-row>
            <table:table-cell table:style-name="Tabla38.A1" office:value-type="string">
              <text:p text:style-name="P15"/>
            </table:table-cell>
            <table:table-cell table:style-name="Tabla38.A1" office:value-type="string">
              <text:p text:style-name="Table_20_Contents">Lista compacta</text:p>
            </table:table-cell>
          </table:table-row>
          <table:table-row>
            <table:table-cell table:style-name="Tabla38.A1" office:value-type="string">
              <text:p text:style-name="P15"/>
            </table:table-cell>
            <table:table-cell table:style-name="Tabla38.A1" office:value-type="string">
              <text:p text:style-name="Table_20_Contents">Mapa</text:p>
            </table:table-cell>
          </table:table-row>
          <table:table-row>
            <table:table-cell table:style-name="Tabla38.A1" office:value-type="string">
              <text:p text:style-name="P15"/>
            </table:table-cell>
            <table:table-cell table:style-name="Tabla38.A1" office:value-type="string">
              <text:p text:style-name="Table_20_Contents">Mapa de listas</text:p>
            </table:table-cell>
          </table:table-row>
          <table:table-row>
            <table:table-cell table:style-name="Tabla38.A1" office:value-type="string">
              <text:p text:style-name="P15"/>
            </table:table-cell>
            <table:table-cell table:style-name="Tabla38.A1" office:value-type="string">
              <text:p text:style-name="Table_20_Contents">Mapa</text:p>
            </table:table-cell>
          </table:table-row>
          <table:table-row>
            <table:table-cell table:style-name="Tabla38.A1" office:value-type="string">
              <text:p text:style-name="P15"/>
            </table:table-cell>
            <table:table-cell table:style-name="Tabla38.A1" office:value-type="string">
              <text:p text:style-name="Table_20_Contents">Mapa</text:p>
            </table:table-cell>
          </table:table-row>
        </table:table>
        <text:h text:style-name="Heading_20_3" text:outline-level="3"><text:bookmark text:name="trueliterales"/>A.5. Literales</text:h>
        <text:p text:style-name="Text_20_body">Permiten definir cadenas largas</text:p>
        <text:p text:style-name="Preformatted_20_Text"><text:span text:style-name="Source_20_Text">message: &gt;</text:span></text:p>
        <text:p text:style-name="Preformatted_20_Text"><text:span text:style-name="Source_20_Text"><text:s text:c="4"/>This is a message that is</text:span></text:p>
        <text:p text:style-name="Preformatted_20_Text"><text:span text:style-name="Source_20_Text"><text:s text:c="4"/>going to span several lines</text:span></text:p>
        <text:p text:style-name="Preformatted_20_Text"><text:span text:style-name="Source_20_Text"><text:s text:c="4"/>but is going to be placed on</text:span></text:p>
        <text:p text:style-name="P18"><text:span text:style-name="Source_20_Text"><text:s text:c="4"/>a single line when evaluated</text:span></text:p>
        <text:p text:style-name="Text_20_body">Si usamos el operador <text:span text:style-name="Emphasis">pipe</text:span> (<text:span text:style-name="Source_20_Text">|</text:span>) respetará los saltos de línea definidos en el literal</text:p>
        <text:p text:style-name="Preformatted_20_Text"><text:span text:style-name="Source_20_Text">message: |</text:span></text:p>
        <text:p text:style-name="Preformatted_20_Text"><text:span text:style-name="Source_20_Text"><text:s text:c="4"/>This is a message that is</text:span></text:p>
        <text:p text:style-name="Preformatted_20_Text"><text:span text:style-name="Source_20_Text"><text:s text:c="4"/>going to span several lines</text:span></text:p>
        <text:p text:style-name="Preformatted_20_Text"><text:span text:style-name="Source_20_Text"><text:s text:c="4"/>whilst keeping whitespace</text:span></text:p>
        <text:p text:style-name="P18"><text:span text:style-name="Source_20_Text"><text:s text:c="4"/>intact</text:span></text:p>
        <text:h text:style-name="Heading_20_2" text:outline-level="2"><text:bookmark text:name="trueobtener-informaci-n-de-los-nodos-administrados"/>Anexo B: Obtener información de los nodos administrados</text:h>
        <text:p text:style-name="Text_20_body">Al lanzar la ejecución de un playbook se ejecuta una tarea que recopila información sobre los hosts sobre los que se lanza el playbook. Entre esta información se encuentra información del procesador, red, fecha y hora, variables de entorno y gran cantidad de información de los sistemas remotos.</text:p>
        <text:p text:style-name="Text_20_body">El comando siguiente muestra la información que se recupera de los hosts remotos:</text:p>
        <text:p text:style-name="P18"><text:span text:style-name="Source_20_Text">$ ansible all -m setup</text:span></text:p>
        <text:p text:style-name="Text_20_body">Para acceder a la información recopilada usaremos la variable <text:span text:style-name="Source_20_Text">hostvars</text:span>. El ejemplo siguiente muestra la recuperación de la dirección IP de una interfaz de red de un equipo remoto.</text:p>
        <text:p text:style-name="P18"><text:span text:style-name="Source_20_Text">hostvars['myserver.com']['ansible_ens3']['ipv4']['address']</text:span></text:p>
        <text:p text:style-name="Text_20_body"><text:soft-page-break/>También se puede usar la notación punto (<text:span text:style-name="Source_20_Text">.</text:span>) para navegar por los distintos elementos:</text:p>
        <text:p text:style-name="P18"><text:span text:style-name="Source_20_Text">hostvars['20.0.1.4'].ansible_ens3.ipv4.address</text:span></text:p>
        <text:p text:style-name="Text_20_body">También podemos usar <text:span text:style-name="Source_20_Text">ansible_facts</text:span> para acceder a información de los hosts remotos.</text:p>
        <text:p text:style-name="Preformatted_20_Text"><text:span text:style-name="Source_20_Text">---</text:span></text:p>
        <text:p text:style-name="Preformatted_20_Text"><text:span text:style-name="Source_20_Text">- hosts: all</text:span></text:p>
        <text:p text:style-name="Preformatted_20_Text"><text:span text:style-name="Source_20_Text"><text:s text:c="2"/>tasks:</text:span></text:p>
        <text:p text:style-name="P18"><text:span text:style-name="Source_20_Text"><text:s text:c="4"/>- debug: msg="Nombre {{ ansible_facts.nodename }} Procesador {{ ansible_facts.processor }}"</text:span></text:p>
        <text:p text:style-name="Text_20_body">Para desactivar la recopilación de información de los sistemas remotos añadiremos <text:span text:style-name="Source_20_Text">gather_facts: false</text:span> al playbook. Esto hará que la ejecución sea más rápida en aquellos casos en que no necesitemos obtener información sobre los sistemas remotos.</text:p>
        <text:p text:style-name="Preformatted_20_Text"><text:span text:style-name="Source_20_Text">---</text:span></text:p>
        <text:p text:style-name="Preformatted_20_Text"><text:span text:style-name="Source_20_Text">- hosts: all</text:span></text:p>
        <text:p text:style-name="Preformatted_20_Text"><text:span text:style-name="Source_20_Text"><text:s text:c="2"/>gather_facts: false </text:span></text:p>
        <text:p text:style-name="Preformatted_20_Text"><text:span text:style-name="Source_20_Text"><text:s text:c="2"/>vars_prompt:</text:span></text:p>
        <text:p text:style-name="Preformatted_20_Text"><text:span text:style-name="Source_20_Text"><text:s text:c="4"/>- name: your_name</text:span></text:p>
        <text:p text:style-name="Preformatted_20_Text"><text:span text:style-name="Source_20_Text"><text:s text:c="6"/>prompt: "What is your name?"</text:span></text:p>
        <text:p text:style-name="Preformatted_20_Text"><text:span text:style-name="Source_20_Text"><text:s text:c="2"/>tasks:</text:span></text:p>
        <text:p text:style-name="P18"><text:span text:style-name="Source_20_Text"><text:s text:c="4"/>- debug: msg="Hello {{your_name}}"</text:span></text:p>
        <table:table table:name="Tabla39" table:style-name="Tabla39">
          <table:table-column table:style-name="Tabla39.A"/>
          <table:table-column table:style-name="Tabla39.B"/>
          <table:table-row>
            <table:table-cell table:style-name="Tabla39.A1" office:value-type="string">
              <text:p text:style-name="P15"/>
            </table:table-cell>
            <table:table-cell table:style-name="Tabla39.A1" office:value-type="string">
              <text:p text:style-name="Table_20_Contents">Desactivación de recopilación de información de hosts remotos</text:p>
            </table:table-cell>
          </table:table-row>
        </table:table>
        <text:h text:style-name="Heading_20_2" text:outline-level="2"><text:bookmark text:name="trueuso-de-variables"/>Anexo C: Uso de variables</text:h>
        <text:p text:style-name="Text_20_body">Las variables en Ansible son gestionadas por el motor de plantillas <text:a xlink:type="simple" xlink:href="http://jinja.pocoo.org/" text:style-name="Internet_20_link" text:visited-style-name="Visited_20_Internet_20_Link">Jinja2</text:a>. Jinja2 propociona sustitución de variables usando la sintaxis de doble llave <text:span text:style-name="Source_20_Text">{{ variable }}</text:span>.</text:p>
        <text:p text:style-name="Text_20_body">En Ansible se pueden definir variables a varios niveles, cada uno con un nivel de prioridad. Las variables definidas en variables con mayor nivel de prioridad sobrescriben los valores definidos en lugares con mayor nivel de prioridad.</text:p>
        <text:p text:style-name="Text_20_body">Niveles de prioridad crecientes de variables en Ansible</text:p>
        <text:list xml:id="list2684798622" text:style-name="L10">
          <text:list-item>
            <text:p text:style-name="P10">command line values (eg “-u user”)</text:p>
          </text:list-item>
          <text:list-item>
            <text:p text:style-name="P10">role defaults</text:p>
          </text:list-item>
          <text:list-item>
            <text:p text:style-name="P10">inventory file or script group vars</text:p>
          </text:list-item>
          <text:list-item>
            <text:p text:style-name="P10">inventory group_vars/all</text:p>
          </text:list-item>
          <text:list-item>
            <text:p text:style-name="P10">playbook group_vars/all</text:p>
          </text:list-item>
          <text:list-item>
            <text:p text:style-name="P10">inventory group_vars/*</text:p>
          </text:list-item>
          <text:list-item>
            <text:p text:style-name="P10">playbook group_vars/*</text:p>
          </text:list-item>
          <text:list-item>
            <text:p text:style-name="P10">inventory file or script host vars</text:p>
          </text:list-item>
          <text:list-item>
            <text:p text:style-name="P10">inventory host_vars/*</text:p>
          </text:list-item>
          <text:list-item>
            <text:p text:style-name="P10">playbook host_vars/*</text:p>
          </text:list-item>
          <text:list-item>
            <text:p text:style-name="P10">host facts / cached set_facts</text:p>
          </text:list-item>
          <text:list-item>
            <text:p text:style-name="P10"><text:soft-page-break/>play vars</text:p>
          </text:list-item>
          <text:list-item>
            <text:p text:style-name="P10">play vars_prompt</text:p>
          </text:list-item>
          <text:list-item>
            <text:p text:style-name="P10">play vars_files</text:p>
          </text:list-item>
          <text:list-item>
            <text:p text:style-name="P10">role vars (defined in role/vars/main.yml)</text:p>
          </text:list-item>
          <text:list-item>
            <text:p text:style-name="P10">block vars (only for tasks in block)</text:p>
          </text:list-item>
          <text:list-item>
            <text:p text:style-name="P10">task vars (only for the task)</text:p>
          </text:list-item>
          <text:list-item>
            <text:p text:style-name="P10">include_vars</text:p>
          </text:list-item>
          <text:list-item>
            <text:p text:style-name="P10">set_facts / registered vars</text:p>
          </text:list-item>
          <text:list-item>
            <text:p text:style-name="P10">role (and include_role) params</text:p>
          </text:list-item>
          <text:list-item>
            <text:p text:style-name="P10">include params</text:p>
          </text:list-item>
          <text:list-item>
            <text:p text:style-name="P10">extra vars (always win precedence)</text:p>
          </text:list-item>
        </text:list>
        <text:h text:style-name="Heading_20_3" text:outline-level="3"><text:bookmark text:name="truedefinici-n-de-variables-para-playbooks"/>C.1. Definición de variables para playbooks</text:h>
        <text:p text:style-name="Text_20_body">En <text:span text:style-name="Source_20_Text">group_vars/all.yml</text:span> estableceremos las variables que queremos que sean comunes a todos los playbooks.</text:p>
        <text:p text:style-name="Preformatted_20_Text"><text:span text:style-name="Source_20_Text">nodes_by_name:</text:span></text:p>
        <text:p text:style-name="Preformatted_20_Text"><text:span text:style-name="Source_20_Text"><text:s text:c="4"/>controller: {name: testcontroller, type: controller, management_ip: 10.0.0.51, tunnel_ip: 10.0.1.51, provider_ip: 192.168.64.18}</text:span></text:p>
        <text:p text:style-name="Preformatted_20_Text"><text:span text:style-name="Source_20_Text"><text:s text:c="4"/>network: {name: testnetwork, type: network, management_ip: 10.0.0.52, tunnel_ip: 10.0.1.52, provider_ip: 192.168.64.19}</text:span></text:p>
        <text:p text:style-name="Preformatted_20_Text"><text:span text:style-name="Source_20_Text"><text:s text:c="4"/>compute01: {name: testcompute01, type: compute, management_ip: 10.0.0.53, tunnel_ip: 10.0.1.53}</text:span></text:p>
        <text:p text:style-name="Preformatted_20_Text"><text:span text:style-name="Source_20_Text"><text:s text:c="4"/>compute02: {name: testcompute02, type: compute, management_ip: 10.0.0.54, tunnel_ip: 10.0.1.54}</text:span></text:p>
        <text:p text:style-name="Preformatted_20_Text"><text:span text:style-name="Source_20_Text"><text:s text:c="4"/>compute03: {name: testcompute03, type: compute, management_ip: 10.0.0.55, tunnel_ip: 10.0.1.55}</text:span></text:p>
        <text:p text:style-name="Preformatted_20_Text"><text:span text:style-name="Source_20_Text"><text:s text:c="4"/>compute04: {name: testcompute04, type: compute, management_ip: 10.0.0.56, tunnel_ip: 10.0.1.56}</text:span></text:p>
        <text:p text:style-name="Preformatted_20_Text"><text:span text:style-name="Source_20_Text"><text:s text:c="4"/>block: {name: testcontroller, type: block, management_ip: 10.0.0.51, tunnel_ip: 10.0.1.51}</text:span></text:p>
        <text:p text:style-name="Preformatted_20_Text"><text:span text:style-name="Source_20_Text"><text:s text:c="4"/>object01: {name: testobject01, type: object, management_ip: 10.0.0.61, tunnel_ip: 10.0.1.61}</text:span></text:p>
        <text:p text:style-name="Preformatted_20_Text"><text:span text:style-name="Source_20_Text"><text:s text:c="4"/>object02: {name: testobject02, type: object, management_ip: 10.0.0.62, tunnel_ip: 10.0.1.62}</text:span></text:p>
        <text:p text:style-name="P18"><text:span text:style-name="Source_20_Text"><text:s text:c="4"/>shared: {name: testshared, type: shared, management_ip: 10.0.0.63, tunnel_ip: 10.0.1.63, provider_ip: 10.0.0.63}</text:span></text:p>
        <text:p text:style-name="Text_20_body">En las tareas o en las plantillas de archivos podremos acceder a estos valores posteriormente con la notacion punto (<text:span text:style-name="Source_20_Text">.</text:span>). Como las variables están definidas en <text:span text:style-name="Source_20_Text">group_vars/all.yml</text:span> no tendremos que indicar nada para poder acceder a sus valores.</text:p>
        <text:p text:style-name="P18"><text:span text:style-name="Source_20_Text">{{ nodes_by_name.controller.management_ip }}</text:span></text:p>
        <text:h text:style-name="Heading_20_3" text:outline-level="3"><text:bookmark text:name="truedefinici-n-de-variables-en-archivos"/>C.2. Definición de variables en archivos</text:h>
        <text:p text:style-name="Text_20_body">Ejemplo 37. Archivo <text:span text:style-name="Source_20_Text">variables.yml</text:span></text:p>
        <text:p text:style-name="Preformatted_20_Text"><text:span text:style-name="Source_20_Text">---</text:span></text:p>
        <text:p text:style-name="Preformatted_20_Text"><text:soft-page-break/><text:span text:style-name="Source_20_Text">username: johndoe</text:span></text:p>
        <text:p text:style-name="P18"><text:span text:style-name="Source_20_Text">fullname: John Doe</text:span></text:p>
        <text:p text:style-name="Text_20_body">Ejemplo 38. Archivo <text:span text:style-name="Source_20_Text">playbook-variables-en-archivo.yml</text:span></text:p>
        <text:p text:style-name="Preformatted_20_Text"><text:span text:style-name="Source_20_Text">---</text:span></text:p>
        <text:p text:style-name="Preformatted_20_Text"><text:span text:style-name="Source_20_Text">- hosts: all</text:span></text:p>
        <text:p text:style-name="Preformatted_20_Text"><text:span text:style-name="Source_20_Text"><text:s text:c="2"/>vars_files:</text:span></text:p>
        <text:p text:style-name="Preformatted_20_Text"><text:span text:style-name="Source_20_Text"><text:s text:c="4"/>- variables.yml</text:span></text:p>
        <text:p text:style-name="Preformatted_20_Text"><text:span text:style-name="Source_20_Text"><text:s text:c="2"/>tasks:</text:span></text:p>
        <text:p text:style-name="Preformatted_20_Text"><text:span text:style-name="Source_20_Text"><text:s text:c="4"/>- debug: msg="Username {{ username }}"</text:span></text:p>
        <text:p text:style-name="P18"><text:span text:style-name="Source_20_Text"><text:s text:c="4"/>- debug: msg="Nombre completo {{ fullname }}"</text:span></text:p>
        <text:h text:style-name="Heading_20_3" text:outline-level="3"><text:bookmark text:name="truedefinici-n-local-de-variables"/>C.3. Definición local de variables</text:h>
        <text:p text:style-name="Preformatted_20_Text"><text:span text:style-name="Source_20_Text">---</text:span></text:p>
        <text:p text:style-name="Preformatted_20_Text"><text:span text:style-name="Source_20_Text">- hosts: all</text:span></text:p>
        <text:p text:style-name="Preformatted_20_Text"><text:span text:style-name="Source_20_Text"><text:s text:c="2"/>vars:</text:span></text:p>
        <text:p text:style-name="Preformatted_20_Text"><text:span text:style-name="Source_20_Text"><text:s text:c="4"/>username: johndoe</text:span></text:p>
        <text:p text:style-name="Preformatted_20_Text"><text:span text:style-name="Source_20_Text"><text:s text:c="4"/>fullname: John Doe</text:span></text:p>
        <text:p text:style-name="Preformatted_20_Text"><text:span text:style-name="Source_20_Text"><text:s text:c="2"/>tasks:</text:span></text:p>
        <text:p text:style-name="Preformatted_20_Text"><text:span text:style-name="Source_20_Text"><text:s text:c="4"/>- debug: msg="Username {{ username }}</text:span></text:p>
        <text:p text:style-name="P18"><text:span text:style-name="Source_20_Text"><text:s text:c="4"/>- debug: msg="Nombre completo {{ fullname }}</text:span></text:p>
        <text:h text:style-name="Heading_20_3" text:outline-level="3"><text:bookmark text:name="truepaso-de-variables-en-la-l-nea-de-comandos"/>C.4. Paso de variables en la línea de comandos</text:h>
        <text:p text:style-name="Text_20_body">Usaremos el parámetro <text:span text:style-name="Source_20_Text">--extra-vars</text:span> o <text:span text:style-name="Source_20_Text">-e</text:span> para pasar la lista de pares variable valor la línea de comandos. Esta opción sobrescribirá cualquier valor asignado previamente</text:p>
        <text:p text:style-name="P18"><text:span text:style-name="Source_20_Text">$ ansible-playbook playbook-variables-en-archivo.yml -e 'username=mtorres fullname="Manuel Torres"'</text:span></text:p>
        <table:table table:name="Tabla40" table:style-name="Tabla40">
          <table:table-column table:style-name="Tabla40.A"/>
          <table:table-column table:style-name="Tabla40.B"/>
          <table:table-row>
            <table:table-cell table:style-name="Tabla40.A1" office:value-type="string">
              <text:p text:style-name="P15"/>
            </table:table-cell>
            <table:table-cell table:style-name="Tabla40.A1" office:value-type="string">
              <text:p text:style-name="P16">De forma predeterminada los valores son pasados como cadenas. Si necesitamos pasar valores númericos, booleanos, listas u otro tipo, las variables se deben pasar como JSON</text:p>
              <text:p text:style-name="P18"><text:span text:style-name="Source_20_Text">$ <text:s/>ansible-playbook playbook-variables-en-archivo.yml -e '{"username":"mtorres", "fullname":"Manuel Torres"}'</text:span></text:p>
            </table:table-cell>
          </table:table-row>
        </table:table>
        <text:h text:style-name="Heading_20_3" text:outline-level="3"><text:bookmark text:name="truepetici-n-de-variables-en-la-ejecuci-n"/>C.5. Petición de variables en la ejecución</text:h>
        <text:p text:style-name="Text_20_body">Ejemplo 39. Ejemplo de petición de petición de variables en la ejecución</text:p>
        <text:p text:style-name="Preformatted_20_Text"><text:span text:style-name="Source_20_Text">---</text:span></text:p>
        <text:p text:style-name="Preformatted_20_Text"><text:span text:style-name="Source_20_Text">- hosts: all</text:span></text:p>
        <text:p text:style-name="Preformatted_20_Text"><text:span text:style-name="Source_20_Text"><text:s text:c="2"/>vars_prompt:</text:span></text:p>
        <text:p text:style-name="Preformatted_20_Text"><text:span text:style-name="Source_20_Text"><text:s text:c="4"/>- name: your_name</text:span></text:p>
        <text:p text:style-name="Preformatted_20_Text"><text:span text:style-name="Source_20_Text"><text:s text:c="6"/>prompt: "What is your name?"</text:span></text:p>
        <text:p text:style-name="Preformatted_20_Text"><text:span text:style-name="Source_20_Text"><text:s text:c="2"/>tasks:</text:span></text:p>
        <text:p text:style-name="P18"><text:span text:style-name="Source_20_Text"><text:s text:c="4"/>- debug: msg="Hello {{your_name}}"</text:span></text:p>
        <text:h text:style-name="Heading_20_3" text:outline-level="3"><text:bookmark text:name="trueiteraci-n-sobre-variables"/>C.6. Iteración sobre variables</text:h>
        <text:p text:style-name="Preformatted_20_Text"><text:span text:style-name="Source_20_Text">---</text:span></text:p>
        <text:p text:style-name="Preformatted_20_Text"><text:span text:style-name="Source_20_Text">- hosts: all</text:span></text:p>
        <text:p text:style-name="Preformatted_20_Text"><text:span text:style-name="Source_20_Text"><text:s text:c="2"/>become: true</text:span></text:p>
        <text:p text:style-name="Preformatted_20_Text"><text:span text:style-name="Source_20_Text"><text:s text:c="2"/>vars_files:</text:span></text:p>
        <text:p text:style-name="Preformatted_20_Text"><text:span text:style-name="Source_20_Text"><text:s text:c="4"/>- utilities.yml </text:span></text:p>
        <text:p text:style-name="Preformatted_20_Text"><text:span text:style-name="Source_20_Text"><text:s text:c="2"/>tasks:</text:span></text:p>
        <text:p text:style-name="Preformatted_20_Text"><text:span text:style-name="Source_20_Text"><text:s text:c="4"/>- name: Instalar utilidades</text:span></text:p>
        <text:p text:style-name="Preformatted_20_Text"><text:soft-page-break/><text:span text:style-name="Source_20_Text"><text:s text:c="6"/>apt:</text:span></text:p>
        <text:p text:style-name="Preformatted_20_Text"><text:span text:style-name="Source_20_Text"><text:s text:c="8"/>name: "{{ utilities }}" </text:span></text:p>
        <text:p text:style-name="P18"><text:span text:style-name="Source_20_Text"><text:s text:c="8"/>state: present</text:span></text:p>
        <table:table table:name="Tabla41" table:style-name="Tabla41">
          <table:table-column table:style-name="Tabla41.A"/>
          <table:table-column table:style-name="Tabla41.B"/>
          <table:table-row>
            <table:table-cell table:style-name="Tabla41.A1" office:value-type="string">
              <text:p text:style-name="P15"/>
            </table:table-cell>
            <table:table-cell table:style-name="Tabla41.A1" office:value-type="string">
              <text:p text:style-name="Table_20_Contents">Archivo que contiene la lista de paquetes a instalar</text:p>
            </table:table-cell>
          </table:table-row>
          <table:table-row>
            <table:table-cell table:style-name="Tabla41.A1" office:value-type="string">
              <text:p text:style-name="P15"/>
            </table:table-cell>
            <table:table-cell table:style-name="Tabla41.A1" office:value-type="string">
              <text:p text:style-name="Table_20_Contents">Variable con la lista de paquetes a instalar</text:p>
            </table:table-cell>
          </table:table-row>
        </table:table>
        <text:p text:style-name="Text_20_body">Iteración en versiones anteriores de Ansible</text:p>
        <text:p text:style-name="Text_20_body">En versiones anteriores de Ansible, el recorrido de la lista de paquetes anterior se habría hecho iterando sobre la lista con una construcción `with_items_.</text:p>
        <text:p text:style-name="Preformatted_20_Text"><text:span text:style-name="Source_20_Text">---</text:span></text:p>
        <text:p text:style-name="Preformatted_20_Text"><text:span text:style-name="Source_20_Text">- hosts: all</text:span></text:p>
        <text:p text:style-name="Preformatted_20_Text"><text:span text:style-name="Source_20_Text"><text:s text:c="2"/>become: true</text:span></text:p>
        <text:p text:style-name="Preformatted_20_Text"><text:span text:style-name="Source_20_Text"><text:s text:c="2"/>vars_files:</text:span></text:p>
        <text:p text:style-name="Preformatted_20_Text"><text:span text:style-name="Source_20_Text"><text:s text:c="4"/>- utilities.yml</text:span></text:p>
        <text:p text:style-name="Preformatted_20_Text"><text:span text:style-name="Source_20_Text"><text:s text:c="2"/>tasks:</text:span></text:p>
        <text:p text:style-name="Preformatted_20_Text"><text:span text:style-name="Source_20_Text"><text:s text:c="4"/>- name: Instalar utilidades</text:span></text:p>
        <text:p text:style-name="Preformatted_20_Text"><text:span text:style-name="Source_20_Text"><text:s text:c="6"/>apt:</text:span></text:p>
        <text:p text:style-name="Preformatted_20_Text"><text:span text:style-name="Source_20_Text"><text:s text:c="8"/>name: "{{ item }}" </text:span></text:p>
        <text:p text:style-name="Preformatted_20_Text"><text:span text:style-name="Source_20_Text"><text:s text:c="8"/>state: present</text:span></text:p>
        <text:p text:style-name="P18"><text:span text:style-name="Source_20_Text"><text:s text:c="6"/>with_items: "{{ utilities }}" </text:span></text:p>
        <table:table table:name="Tabla42" table:style-name="Tabla42">
          <table:table-column table:style-name="Tabla42.A"/>
          <table:table-column table:style-name="Tabla42.B"/>
          <table:table-row>
            <table:table-cell table:style-name="Tabla42.A1" office:value-type="string">
              <text:p text:style-name="P15"/>
            </table:table-cell>
            <table:table-cell table:style-name="Tabla42.A1" office:value-type="string">
              <text:p text:style-name="Table_20_Contents"><text:span text:style-name="Source_20_Text">{{ item }} es la forma usada para iterar sobre la variable indicada en `with_items</text:span></text:p>
            </table:table-cell>
          </table:table-row>
          <table:table-row>
            <table:table-cell table:style-name="Tabla42.A1" office:value-type="string">
              <text:p text:style-name="P15"/>
            </table:table-cell>
            <table:table-cell table:style-name="Tabla42.A1" office:value-type="string">
              <text:p text:style-name="Table_20_Contents"><text:span text:style-name="Source_20_Text">with_items</text:span> indica la variable sobre la que iterar</text:p>
            </table:table-cell>
          </table:table-row>
        </table:table>
        <text:h text:style-name="Heading_20_2" text:outline-level="2"><text:bookmark text:name="truetareas-ad-hoc-habituales"/>Anexo D: Tareas ad-hoc habituales</text:h>
        <text:h text:style-name="Heading_20_3" text:outline-level="3"><text:bookmark text:name="truereiniciar-servidores"/>D.1. Reiniciar servidores</text:h>
        <text:p text:style-name="P18"><text:span text:style-name="Source_20_Text">$ ansible all -a "reboot" --become</text:span></text:p>
        <text:h text:style-name="Heading_20_2" text:outline-level="2"><text:bookmark text:name="trueadministraci-n-de-openstack"/>Anexo E: Administración de OpenStack</text:h>
        <text:p text:style-name="Text_20_body">Con Ansible podemos automatizar la creación de proyectos y usuarios, así como su configuración inicial. Esto nos ayuda en la tediosa tarea de configuración de la red del proyecto, el router de conexión a la red externa, cuotas, otros usuarios del proyecto, y demás.</text:p>
        <text:p text:style-name="Text_20_body">Ansible dispone de gran cantidad de <text:a xlink:type="simple" xlink:href="https://docs.ansible.com/ansible/latest/modules/list_of_cloud_modules.html#openstack" text:style-name="Internet_20_link" text:visited-style-name="Visited_20_Internet_20_Link">módulos de interacción con OpenStack</text:a>. Para poder usar estos módulos tendremos que pasar los parámetros de conexión del administrador a través de variables o usando un archivo que guarde los datos de conexión.</text:p>
        <table:table table:name="Tabla43" table:style-name="Tabla43">
          <table:table-column table:style-name="Tabla43.A"/>
          <table:table-column table:style-name="Tabla43.B"/>
          <table:table-row>
            <table:table-cell table:style-name="Tabla43.A1" office:value-type="string">
              <text:p text:style-name="P15"/>
            </table:table-cell>
            <table:table-cell table:style-name="Tabla43.A1" office:value-type="string">
              <text:p text:style-name="P16">Si optamos por usar un archivo para la conexión, el archivo se almacena en <text:span text:style-name="Source_20_Text">/etc/openstack/clouds.yaml</text:span> en la máquina de control de OpenStack. Allí, crearemos entradas dentro del elemento <text:span text:style-name="Source_20_Text">clouds:</text:span></text:p>
            </table:table-cell>
          </table:table-row>
        </table:table>
        <text:p text:style-name="Text_20_body">Ejemplo 40. Archivo <text:span text:style-name="Source_20_Text">/etc/openstack/clouds.yaml</text:span></text:p>
        <text:p text:style-name="Preformatted_20_Text"><text:span text:style-name="Source_20_Text">clouds:</text:span></text:p>
        <text:p text:style-name="Preformatted_20_Text"><text:span text:style-name="Source_20_Text"><text:s text:c="2"/>openstacktest: </text:span></text:p>
        <text:p text:style-name="Preformatted_20_Text"><text:span text:style-name="Source_20_Text"><text:s text:c="4"/>auth:</text:span></text:p>
        <text:p text:style-name="Preformatted_20_Text"><text:span text:style-name="Source_20_Text"><text:s text:c="6"/>auth_url: http://myopenstack.com:35357/v3 </text:span></text:p>
        <text:p text:style-name="Preformatted_20_Text"><text:span text:style-name="Source_20_Text"><text:s text:c="6"/>username: admin</text:span></text:p>
        <text:p text:style-name="Preformatted_20_Text"><text:span text:style-name="Source_20_Text"><text:s text:c="6"/>password: changeme </text:span></text:p>
        <text:p text:style-name="Preformatted_20_Text"><text:soft-page-break/><text:span text:style-name="Source_20_Text"><text:s text:c="6"/>project_name: admin</text:span></text:p>
        <text:p text:style-name="Preformatted_20_Text"><text:span text:style-name="Source_20_Text"><text:s text:c="6"/>user_domain_name: Default</text:span></text:p>
        <text:p text:style-name="Preformatted_20_Text"><text:span text:style-name="Source_20_Text"><text:s text:c="6"/>project_domain_name: Default</text:span></text:p>
        <text:p text:style-name="Preformatted_20_Text"><text:span text:style-name="Source_20_Text"><text:s text:c="4"/>identity_api_version: "3"</text:span></text:p>
        <text:p text:style-name="P18"><text:span text:style-name="Source_20_Text"><text:s text:c="4"/>image_api_version: "2"</text:span></text:p>
        <table:table table:name="Tabla44" table:style-name="Tabla44">
          <table:table-column table:style-name="Tabla44.A"/>
          <table:table-column table:style-name="Tabla44.B"/>
          <table:table-row>
            <table:table-cell table:style-name="Tabla44.A1" office:value-type="string">
              <text:p text:style-name="P15"/>
            </table:table-cell>
            <table:table-cell table:style-name="Tabla44.A1" office:value-type="string">
              <text:p text:style-name="Table_20_Contents">Nombre que usaremos en los scripts Ansible para referirnos a esta conexión</text:p>
            </table:table-cell>
          </table:table-row>
          <table:table-row>
            <table:table-cell table:style-name="Tabla44.A1" office:value-type="string">
              <text:p text:style-name="P15"/>
            </table:table-cell>
            <table:table-cell table:style-name="Tabla44.A1" office:value-type="string">
              <text:p text:style-name="Table_20_Contents">Endpoint de autenticación</text:p>
            </table:table-cell>
          </table:table-row>
          <table:table-row>
            <table:table-cell table:style-name="Tabla44.A1" office:value-type="string">
              <text:p text:style-name="P15"/>
            </table:table-cell>
            <table:table-cell table:style-name="Tabla44.A1" office:value-type="string">
              <text:p text:style-name="Table_20_Contents">Contraseña del administrador</text:p>
            </table:table-cell>
          </table:table-row>
        </table:table>
        <text:p text:style-name="Text_20_body">Usaremos un archivo de variables para configurar varios valores:</text:p>
        <text:list xml:id="list3893041172" text:style-name="L11">
          <text:list-item>
            <text:p text:style-name="P11">Datos de red de los proyectos creados, como red externa, CIDR de las redes creadas y DNS.</text:p>
          </text:list-item>
          <text:list-item>
            <text:p text:style-name="P11">Quotas</text:p>
          </text:list-item>
          <text:list-item>
            <text:p text:style-name="P11">Datos de proyecto y usuario (nombre de proyecto, login, password, nombre completo, email y si se aplica o no la cuota indicada -si no se aplica la cuota indicada se aplicará la cuota predeterminada).</text:p>
          </text:list-item>
          <text:list-item>
            <text:p text:style-name="P11">Otros usuarios miembros de los proyectos. Esto es útil para introducir supervisores en los proyectos creados (p.e. los profesores de una asignatura serán incluidos en los proyectos de cada alumno).</text:p>
          </text:list-item>
        </text:list>
        <text:p text:style-name="Text_20_body">Ejemplo 41. Archivo <text:span text:style-name="Source_20_Text">vars/users.yml</text:span></text:p>
        <text:p text:style-name="Preformatted_20_Text"><text:span text:style-name="Source_20_Text">network: "ext-net"</text:span></text:p>
        <text:p text:style-name="Preformatted_20_Text"><text:span text:style-name="Source_20_Text">cidr: 30.0.0.0/24</text:span></text:p>
        <text:p text:style-name="Preformatted_20_Text"><text:span text:style-name="Source_20_Text">dns:</text:span></text:p>
        <text:p text:style-name="Preformatted_20_Text"><text:span text:style-name="Source_20_Text"><text:s text:c="2"/>- 150.214.156.2</text:span></text:p>
        <text:p text:style-name="Preformatted_20_Text"><text:span text:style-name="Source_20_Text"><text:s text:c="2"/>- 8.8.8.8</text:span></text:p>
        <text:p text:style-name="Preformatted_20_Text"/>
        <text:p text:style-name="Preformatted_20_Text"><text:span text:style-name="Source_20_Text">#Para la cuota predetermianda, poner state a absent</text:span></text:p>
        <text:p text:style-name="Preformatted_20_Text"><text:span text:style-name="Source_20_Text">quota: {</text:span></text:p>
        <text:p text:style-name="Preformatted_20_Text"><text:span text:style-name="Source_20_Text"><text:s text:c="2"/>state: present,</text:span></text:p>
        <text:p text:style-name="Preformatted_20_Text"><text:span text:style-name="Source_20_Text"><text:s text:c="2"/>instances: 10,</text:span></text:p>
        <text:p text:style-name="Preformatted_20_Text"><text:span text:style-name="Source_20_Text"><text:s text:c="2"/>cores: 20,</text:span></text:p>
        <text:p text:style-name="Preformatted_20_Text"><text:span text:style-name="Source_20_Text"><text:s text:c="2"/>ram: 324800,</text:span></text:p>
        <text:p text:style-name="Preformatted_20_Text"><text:span text:style-name="Source_20_Text"><text:s text:c="2"/>gigabytes: 60,</text:span></text:p>
        <text:p text:style-name="Preformatted_20_Text"><text:span text:style-name="Source_20_Text"><text:s text:c="2"/>backups: 0,</text:span></text:p>
        <text:p text:style-name="Preformatted_20_Text"><text:span text:style-name="Source_20_Text"><text:s text:c="2"/>backup_gigabytes: 0,</text:span></text:p>
        <text:p text:style-name="Preformatted_20_Text"><text:span text:style-name="Source_20_Text"><text:s text:c="2"/>floatingip: 10,</text:span></text:p>
        <text:p text:style-name="Preformatted_20_Text"><text:span text:style-name="Source_20_Text"><text:s text:c="2"/>gigabytes_lvm: 60,</text:span></text:p>
        <text:p text:style-name="Preformatted_20_Text"><text:span text:style-name="Source_20_Text"><text:s text:c="2"/>snapshots: 0,</text:span></text:p>
        <text:p text:style-name="Preformatted_20_Text"><text:span text:style-name="Source_20_Text"><text:s text:c="2"/>snapshots_lvm: 0,</text:span></text:p>
        <text:p text:style-name="Preformatted_20_Text"><text:span text:style-name="Source_20_Text"><text:s text:c="2"/>volumes: 2,</text:span></text:p>
        <text:p text:style-name="Preformatted_20_Text"><text:span text:style-name="Source_20_Text"><text:s text:c="2"/>volumes_lvm: 2</text:span></text:p>
        <text:p text:style-name="Preformatted_20_Text"><text:span text:style-name="Source_20_Text">}</text:span></text:p>
        <text:p text:style-name="Preformatted_20_Text"/>
        <text:p text:style-name="Preformatted_20_Text"><text:span text:style-name="Source_20_Text">watchers:</text:span></text:p>
        <text:p text:style-name="Preformatted_20_Text"><text:span text:style-name="Source_20_Text"><text:s text:c="2"/>- {username: "michael.jackson", role: "user"}</text:span></text:p>
        <text:p text:style-name="Preformatted_20_Text"><text:span text:style-name="Source_20_Text"><text:s text:c="2"/>- {username: "patty.smith", role: "user"}</text:span></text:p>
        <text:p text:style-name="Preformatted_20_Text"/>
        <text:p text:style-name="Preformatted_20_Text"><text:span text:style-name="Source_20_Text">projects:</text:span></text:p>
        <text:p text:style-name="Preformatted_20_Text"><text:span text:style-name="Source_20_Text"><text:s text:c="2"/>- {project: "jsantamaria", user: "Juan Santamaría", email: "jsantamaria@nothing.com", password: "changeme", quota: "present"} </text:span></text:p>
        <text:p text:style-name="Preformatted_20_Text"><text:span text:style-name="Source_20_Text"><text:s text:c="2"/>- {project: "jgarcia", user: "Josefa García", email: "jgarcia@nothing.es", password: "changeme", quota: "present"}</text:span></text:p>
        <text:p text:style-name="P18"><text:span text:style-name="Source_20_Text"><text:s text:c="2"/>- {project: "pgomez", user: "Pedro Gómez", email: "pgomez@norhing.es", password: "changeme", quota: "absent"} </text:span></text:p>
        <table:table table:name="Tabla45" table:style-name="Tabla45">
          <table:table-column table:style-name="Tabla45.A"/>
          <table:table-column table:style-name="Tabla45.B"/>
          <text:soft-page-break/>
          <table:table-row>
            <table:table-cell table:style-name="Tabla45.A1" office:value-type="string">
              <text:p text:style-name="P15"/>
            </table:table-cell>
            <table:table-cell table:style-name="Tabla45.A1" office:value-type="string">
              <text:p text:style-name="Table_20_Contents">Con <text:span text:style-name="Source_20_Text">quota: present</text:span> indicamos que se aplican las cuotas configuradas al proyecto</text:p>
            </table:table-cell>
          </table:table-row>
          <table:table-row>
            <table:table-cell table:style-name="Tabla45.A1" office:value-type="string">
              <text:p text:style-name="P15"/>
            </table:table-cell>
            <table:table-cell table:style-name="Tabla45.A1" office:value-type="string">
              <text:p text:style-name="Table_20_Contents">Con <text:span text:style-name="Source_20_Text">quota: absent</text:span> indicamos que no se aplican las cuotas configuradas al proyecto. Se aplicarán las cuotas predeterminadas</text:p>
            </table:table-cell>
          </table:table-row>
        </table:table>
        <text:p text:style-name="Text_20_body">Ejemplo 42. Rol <text:span text:style-name="Source_20_Text">setup-new-project</text:span> para la creación y configuración de proyectos y usuarios</text:p>
        <text:p text:style-name="Preformatted_20_Text"><text:span text:style-name="Source_20_Text">- name: Include var file</text:span></text:p>
        <text:p text:style-name="Preformatted_20_Text"><text:span text:style-name="Source_20_Text"><text:s text:c="2"/>include_vars:</text:span></text:p>
        <text:p text:style-name="Preformatted_20_Text"><text:span text:style-name="Source_20_Text"><text:s text:c="4"/>file: users.yml</text:span></text:p>
        <text:p text:style-name="Preformatted_20_Text"/>
        <text:p text:style-name="Preformatted_20_Text"><text:span text:style-name="Source_20_Text">- name: Create a project</text:span></text:p>
        <text:p text:style-name="Preformatted_20_Text"><text:span text:style-name="Source_20_Text"><text:s text:c="2"/>os_project:</text:span></text:p>
        <text:p text:style-name="Preformatted_20_Text"><text:span text:style-name="Source_20_Text"><text:s text:c="4"/>cloud=openstacktest </text:span></text:p>
        <text:p text:style-name="Preformatted_20_Text"><text:span text:style-name="Source_20_Text"><text:s text:c="4"/>state=present</text:span></text:p>
        <text:p text:style-name="Preformatted_20_Text"><text:span text:style-name="Source_20_Text"><text:s text:c="4"/>name={{ item.project }}</text:span></text:p>
        <text:p text:style-name="Preformatted_20_Text"><text:span text:style-name="Source_20_Text"><text:s text:c="4"/>description="Proyecto de {{ item.user }}"</text:span></text:p>
        <text:p text:style-name="Preformatted_20_Text"><text:span text:style-name="Source_20_Text"><text:s text:c="4"/>enabled=True</text:span></text:p>
        <text:p text:style-name="Preformatted_20_Text"><text:span text:style-name="Source_20_Text"><text:s text:c="4"/>domain=default</text:span></text:p>
        <text:p text:style-name="Preformatted_20_Text"><text:span text:style-name="Source_20_Text"><text:s text:c="2"/>with_items:</text:span></text:p>
        <text:p text:style-name="Preformatted_20_Text"><text:span text:style-name="Source_20_Text"><text:s text:c="4"/>- "{{ projects }}"</text:span></text:p>
        <text:p text:style-name="Preformatted_20_Text"/>
        <text:p text:style-name="Preformatted_20_Text"><text:span text:style-name="Source_20_Text">- name: Create the user for the project</text:span></text:p>
        <text:p text:style-name="Preformatted_20_Text"><text:span text:style-name="Source_20_Text"><text:s text:c="2"/>os_user:</text:span></text:p>
        <text:p text:style-name="Preformatted_20_Text"><text:span text:style-name="Source_20_Text"><text:s text:c="4"/>cloud=openstacktest</text:span></text:p>
        <text:p text:style-name="Preformatted_20_Text"><text:span text:style-name="Source_20_Text"><text:s text:c="4"/>state=present</text:span></text:p>
        <text:p text:style-name="Preformatted_20_Text"><text:span text:style-name="Source_20_Text"><text:s text:c="4"/>name={{ item.project }}</text:span></text:p>
        <text:p text:style-name="Preformatted_20_Text"><text:span text:style-name="Source_20_Text"><text:s text:c="4"/>password={{ item.password }}</text:span></text:p>
        <text:p text:style-name="Preformatted_20_Text"><text:span text:style-name="Source_20_Text"><text:s text:c="4"/>description={{ item.user }}</text:span></text:p>
        <text:p text:style-name="Preformatted_20_Text"><text:span text:style-name="Source_20_Text"><text:s text:c="4"/>update_password=on_create</text:span></text:p>
        <text:p text:style-name="Preformatted_20_Text"><text:span text:style-name="Source_20_Text"><text:s text:c="4"/>email={{ item.email }}</text:span></text:p>
        <text:p text:style-name="Preformatted_20_Text"><text:span text:style-name="Source_20_Text"><text:s text:c="4"/>default_project={{ item.project }}</text:span></text:p>
        <text:p text:style-name="Preformatted_20_Text"><text:span text:style-name="Source_20_Text"><text:s text:c="4"/>domain=default</text:span></text:p>
        <text:p text:style-name="Preformatted_20_Text"><text:span text:style-name="Source_20_Text"><text:s text:c="2"/>with_items:</text:span></text:p>
        <text:p text:style-name="Preformatted_20_Text"><text:span text:style-name="Source_20_Text"><text:s text:c="4"/>- "{{ projects }}"</text:span></text:p>
        <text:p text:style-name="Preformatted_20_Text"/>
        <text:p text:style-name="Preformatted_20_Text"><text:span text:style-name="Source_20_Text">- name: Grant user role on user in the project</text:span></text:p>
        <text:p text:style-name="Preformatted_20_Text"><text:span text:style-name="Source_20_Text"><text:s text:c="2"/>os_user_role:</text:span></text:p>
        <text:p text:style-name="Preformatted_20_Text"><text:span text:style-name="Source_20_Text"><text:s text:c="4"/>cloud=openstacktest</text:span></text:p>
        <text:p text:style-name="Preformatted_20_Text"><text:span text:style-name="Source_20_Text"><text:s text:c="4"/>user={{ item.project }}</text:span></text:p>
        <text:p text:style-name="Preformatted_20_Text"><text:span text:style-name="Source_20_Text"><text:s text:c="4"/>role=user</text:span></text:p>
        <text:p text:style-name="Preformatted_20_Text"><text:span text:style-name="Source_20_Text"><text:s text:c="4"/>project={{ item.project }}</text:span></text:p>
        <text:p text:style-name="Preformatted_20_Text"><text:span text:style-name="Source_20_Text"><text:s text:c="2"/>with_items:</text:span></text:p>
        <text:p text:style-name="Preformatted_20_Text"><text:span text:style-name="Source_20_Text"><text:s text:c="4"/>- "{{ projects }}"</text:span></text:p>
        <text:p text:style-name="Preformatted_20_Text"/>
        <text:p text:style-name="Preformatted_20_Text"><text:span text:style-name="Source_20_Text">- name: Grant watchers to the projects</text:span></text:p>
        <text:p text:style-name="Preformatted_20_Text"><text:span text:style-name="Source_20_Text"><text:s text:c="2"/>os_user_role:</text:span></text:p>
        <text:p text:style-name="Preformatted_20_Text"><text:span text:style-name="Source_20_Text"><text:s text:c="4"/>cloud: openstacktest</text:span></text:p>
        <text:p text:style-name="Preformatted_20_Text"><text:span text:style-name="Source_20_Text"><text:s text:c="4"/>project: "{{ item[0].project }}"</text:span></text:p>
        <text:p text:style-name="Preformatted_20_Text"><text:span text:style-name="Source_20_Text"><text:s text:c="4"/>user: "{{ item[1].username }}"</text:span></text:p>
        <text:p text:style-name="Preformatted_20_Text"><text:span text:style-name="Source_20_Text"><text:s text:c="4"/>role: "{{ item[1].role }}"</text:span></text:p>
        <text:p text:style-name="Preformatted_20_Text"><text:span text:style-name="Source_20_Text"><text:s text:c="2"/>with_nested:</text:span></text:p>
        <text:p text:style-name="Preformatted_20_Text"><text:span text:style-name="Source_20_Text"><text:s text:c="4"/>- "{{ projects }}"</text:span></text:p>
        <text:p text:style-name="Preformatted_20_Text"><text:span text:style-name="Source_20_Text"><text:s text:c="4"/>- "{{ watchers }}"</text:span></text:p>
        <text:p text:style-name="Preformatted_20_Text"><text:span text:style-name="Source_20_Text"><text:s text:c="2"/>ignore_errors: True</text:span></text:p>
        <text:p text:style-name="Preformatted_20_Text"/>
        <text:p text:style-name="Preformatted_20_Text"><text:span text:style-name="Source_20_Text">- name: Create the network of the project</text:span></text:p>
        <text:p text:style-name="Preformatted_20_Text"><text:span text:style-name="Source_20_Text"><text:s text:c="2"/>os_network:</text:span></text:p>
        <text:p text:style-name="Preformatted_20_Text"><text:span text:style-name="Source_20_Text"><text:s text:c="4"/>cloud=openstacktest</text:span></text:p>
        <text:p text:style-name="Preformatted_20_Text"><text:span text:style-name="Source_20_Text"><text:s text:c="4"/>state=present</text:span></text:p>
        <text:p text:style-name="Preformatted_20_Text"><text:span text:style-name="Source_20_Text"><text:s text:c="4"/>name="{{ item.project }}-net"</text:span></text:p>
        <text:p text:style-name="Preformatted_20_Text"><text:span text:style-name="Source_20_Text"><text:s text:c="4"/>project={{ item.project }}</text:span></text:p>
        <text:p text:style-name="Preformatted_20_Text"><text:span text:style-name="Source_20_Text"><text:s text:c="2"/>with_items:</text:span></text:p>
        <text:p text:style-name="Preformatted_20_Text"><text:span text:style-name="Source_20_Text"><text:s text:c="4"/>- "{{ projects }}"</text:span></text:p>
        <text:p text:style-name="Preformatted_20_Text"><text:soft-page-break/></text:p>
        <text:p text:style-name="Preformatted_20_Text"><text:span text:style-name="Source_20_Text">- name: Create the subnet</text:span></text:p>
        <text:p text:style-name="Preformatted_20_Text"><text:span text:style-name="Source_20_Text"><text:s text:c="2"/>os_subnet:</text:span></text:p>
        <text:p text:style-name="Preformatted_20_Text"><text:span text:style-name="Source_20_Text"><text:s text:c="4"/>cloud=openstacktest</text:span></text:p>
        <text:p text:style-name="Preformatted_20_Text"><text:span text:style-name="Source_20_Text"><text:s text:c="4"/>state=present</text:span></text:p>
        <text:p text:style-name="Preformatted_20_Text"><text:span text:style-name="Source_20_Text"><text:s text:c="4"/>network_name="{{ item.project }}-net"</text:span></text:p>
        <text:p text:style-name="Preformatted_20_Text"><text:span text:style-name="Source_20_Text"><text:s text:c="4"/>name="{{ item.project }}-subnet"</text:span></text:p>
        <text:p text:style-name="Preformatted_20_Text"><text:span text:style-name="Source_20_Text"><text:s text:c="4"/>cidr={{ cidr }}</text:span></text:p>
        <text:p text:style-name="Preformatted_20_Text"><text:span text:style-name="Source_20_Text"><text:s text:c="4"/>dns_nameservers={{ dns }}</text:span></text:p>
        <text:p text:style-name="Preformatted_20_Text"><text:span text:style-name="Source_20_Text"><text:s text:c="4"/>project={{ item.project }}</text:span></text:p>
        <text:p text:style-name="Preformatted_20_Text"><text:span text:style-name="Source_20_Text"><text:s text:c="2"/>with_items:</text:span></text:p>
        <text:p text:style-name="Preformatted_20_Text"><text:span text:style-name="Source_20_Text"><text:s text:c="4"/>- "{{ projects }}"</text:span></text:p>
        <text:p text:style-name="Preformatted_20_Text"/>
        <text:p text:style-name="Preformatted_20_Text"><text:span text:style-name="Source_20_Text">- name: Create the router connecting the network and the subnet</text:span></text:p>
        <text:p text:style-name="Preformatted_20_Text"><text:span text:style-name="Source_20_Text"><text:s text:c="2"/>os_router:</text:span></text:p>
        <text:p text:style-name="Preformatted_20_Text"><text:span text:style-name="Source_20_Text"><text:s text:c="4"/>cloud=openstacktest</text:span></text:p>
        <text:p text:style-name="Preformatted_20_Text"><text:span text:style-name="Source_20_Text"><text:s text:c="4"/>state=present</text:span></text:p>
        <text:p text:style-name="Preformatted_20_Text"><text:span text:style-name="Source_20_Text"><text:s text:c="4"/>name="{{ item.project }}-router"</text:span></text:p>
        <text:p text:style-name="Preformatted_20_Text"><text:span text:style-name="Source_20_Text"><text:s text:c="4"/>network={{ network }}</text:span></text:p>
        <text:p text:style-name="Preformatted_20_Text"><text:span text:style-name="Source_20_Text"><text:s text:c="4"/>interfaces="{{ item.project }}-subnet"</text:span></text:p>
        <text:p text:style-name="Preformatted_20_Text"><text:span text:style-name="Source_20_Text"><text:s text:c="4"/>project={{ item.project }}</text:span></text:p>
        <text:p text:style-name="Preformatted_20_Text"><text:span text:style-name="Source_20_Text"><text:s text:c="2"/>with_items:</text:span></text:p>
        <text:p text:style-name="Preformatted_20_Text"><text:span text:style-name="Source_20_Text"><text:s text:c="4"/>- "{{ projects }}"</text:span></text:p>
        <text:p text:style-name="Preformatted_20_Text"/>
        <text:p text:style-name="Preformatted_20_Text"><text:span text:style-name="Source_20_Text">- name: Apply quotas</text:span></text:p>
        <text:p text:style-name="Preformatted_20_Text"><text:span text:style-name="Source_20_Text"><text:s text:c="2"/>os_quota:</text:span></text:p>
        <text:p text:style-name="Preformatted_20_Text"><text:span text:style-name="Source_20_Text"><text:s text:c="4"/>cloud: openstacktest</text:span></text:p>
        <text:p text:style-name="Preformatted_20_Text"><text:span text:style-name="Source_20_Text"><text:s text:c="4"/>name: "{{ item.project }}"</text:span></text:p>
        <text:p text:style-name="Preformatted_20_Text"><text:span text:style-name="Source_20_Text"><text:s text:c="4"/>instances: " {{ quota.instances}} "</text:span></text:p>
        <text:p text:style-name="Preformatted_20_Text"><text:span text:style-name="Source_20_Text"><text:s text:c="4"/>cores: " {{ quota.cores}} "</text:span></text:p>
        <text:p text:style-name="Preformatted_20_Text"><text:span text:style-name="Source_20_Text"><text:s text:c="4"/>ram: " {{ quota.ram }} "</text:span></text:p>
        <text:p text:style-name="Preformatted_20_Text"><text:span text:style-name="Source_20_Text"><text:s text:c="4"/>gigabytes: " {{ quota.gigabytes }} "</text:span></text:p>
        <text:p text:style-name="Preformatted_20_Text"><text:span text:style-name="Source_20_Text"><text:s text:c="4"/>backups: " {{ quota.backups }} "</text:span></text:p>
        <text:p text:style-name="Preformatted_20_Text"><text:span text:style-name="Source_20_Text"><text:s text:c="4"/>backup_gigabytes: " {{ quota.backup_gigabytes }} "</text:span></text:p>
        <text:p text:style-name="Preformatted_20_Text"><text:span text:style-name="Source_20_Text"><text:s text:c="4"/>floatingip: " {{ quota.floatingip }} "</text:span></text:p>
        <text:p text:style-name="Preformatted_20_Text"><text:span text:style-name="Source_20_Text"><text:s text:c="4"/>gigabytes_types:</text:span></text:p>
        <text:p text:style-name="Preformatted_20_Text"><text:span text:style-name="Source_20_Text"><text:s text:c="6"/>gigabytes_lvm: " {{ quota.gigabytes_lvm }} "</text:span></text:p>
        <text:p text:style-name="Preformatted_20_Text"><text:span text:style-name="Source_20_Text"><text:s text:c="4"/>snapshots: " {{ quota.snapshots }} "</text:span></text:p>
        <text:p text:style-name="Preformatted_20_Text"><text:span text:style-name="Source_20_Text"><text:s text:c="4"/>snapshots_types:</text:span></text:p>
        <text:p text:style-name="Preformatted_20_Text"><text:span text:style-name="Source_20_Text"><text:s text:c="6"/>snapshots_lvm: " {{ quota.snapshots_lvm }} "</text:span></text:p>
        <text:p text:style-name="Preformatted_20_Text"><text:span text:style-name="Source_20_Text"><text:s text:c="4"/>volumes: " {{ quota.volumes}} "</text:span></text:p>
        <text:p text:style-name="Preformatted_20_Text"><text:span text:style-name="Source_20_Text"><text:s text:c="4"/>volumes_types:</text:span></text:p>
        <text:p text:style-name="Preformatted_20_Text"><text:span text:style-name="Source_20_Text"><text:s text:c="6"/>volumes_lvm: " {{ quota.volumes_lvm }} "</text:span></text:p>
        <text:p text:style-name="Preformatted_20_Text"><text:span text:style-name="Source_20_Text"><text:s text:c="2"/>with_items:</text:span></text:p>
        <text:p text:style-name="Preformatted_20_Text"><text:span text:style-name="Source_20_Text"><text:s text:c="4"/>- "{{ projects }}"</text:span></text:p>
        <text:p text:style-name="P18"><text:span text:style-name="Source_20_Text"><text:s text:c="2"/>when: item.quota == "present"</text:span></text:p>
        <table:table table:name="Tabla46" table:style-name="Tabla46">
          <table:table-column table:style-name="Tabla46.A"/>
          <table:table-column table:style-name="Tabla46.B"/>
          <table:table-row>
            <table:table-cell table:style-name="Tabla46.A1" office:value-type="string">
              <text:p text:style-name="P15"/>
            </table:table-cell>
            <table:table-cell table:style-name="Tabla46.A1" office:value-type="string">
              <text:p text:style-name="Table_20_Contents">Referencia al elemento de credenciales del archivo <text:span text:style-name="Source_20_Text">/etc/openstack/clouds.yaml</text:span> en el nodo de control de OpenStack</text:p>
            </table:table-cell>
          </table:table-row>
        </table:table>
        <text:h text:style-name="Heading_20_3" text:outline-level="3"><text:bookmark text:name="trueconfiguraci-n-del-nodo-de-control-de-ansible"/>E.1. Configuración del nodo de control de Ansible</text:h>
        <text:p text:style-name="Preformatted_20_Text"><text:span text:style-name="Source_20_Text">export LC_ALL=C</text:span></text:p>
        <text:p text:style-name="Preformatted_20_Text"><text:span text:style-name="Source_20_Text">The root cause is: your environment variable LC_ALL is missing or invalid somehow</text:span></text:p>
        <text:p text:style-name="Preformatted_20_Text"><text:span text:style-name="Source_20_Text">If you keep getting the error in new terminal windows, add it at the bottom of your .bashrc file.</text:span></text:p>
        <text:p text:style-name="Preformatted_20_Text"/>
        <text:p text:style-name="Preformatted_20_Text"><text:span text:style-name="Source_20_Text">sudo apt-get install python-shade</text:span></text:p>
        <text:p text:style-name="Preformatted_20_Text"><text:span text:style-name="Source_20_Text">sudo apt-get install python-pip</text:span></text:p>
        <text:p text:style-name="Preformatted_20_Text"><text:span text:style-name="Source_20_Text">sudo pip install openstacksdk</text:span></text:p>
        <text:p text:style-name="Preformatted_20_Text"/>
        <text:p text:style-name="Preformatted_20_Text"><text:span text:style-name="Source_20_Text">Si se producen errores:</text:span></text:p>
        <text:p text:style-name="Preformatted_20_Text"><text:soft-page-break/><text:span text:style-name="Source_20_Text">sudo rm -rf /usr/lib/python2.7/dist-packages/OpenSSL</text:span></text:p>
        <text:p text:style-name="Preformatted_20_Text"><text:span text:style-name="Source_20_Text">sudo <text:s/>rm -rf /usr/lib/python2.7/dist-packages/pyOpenSSL-0.15.1.egg-info</text:span></text:p>
        <text:p text:style-name="P18"><text:span text:style-name="Source_20_Text">sudo pip install pyopenssl</text:span></text:p>
        <text:h text:style-name="Heading_20_2" text:outline-level="2"><text:bookmark text:name="trueenlaces-de-inter-s"/>Anexo F: Enlaces de interés</text:h>
        <text:h text:style-name="Heading_20_3" text:outline-level="3"><text:bookmark text:name="truem-dulos-interesantes"/>F.1. Módulos interesantes:</text:h>
        <text:list xml:id="list3113913050" text:style-name="L12">
          <text:list-item>
            <text:p text:style-name="P12"><text:a xlink:type="simple" xlink:href="https://docs.ansible.com/ansible/2.4/list_of_cloud_modules.html#docker" text:style-name="Internet_20_link" text:visited-style-name="Visited_20_Internet_20_Link">Docker</text:a></text:p>
          </text:list-item>
          <text:list-item>
            <text:p text:style-name="P12"><text:a xlink:type="simple" xlink:href="https://docs.ansible.com/ansible/2.4/list_of_cloud_modules.html#vmware" text:style-name="Internet_20_link" text:visited-style-name="Visited_20_Internet_20_Link">VMware</text:a></text:p>
          </text:list-item>
          <text:list-item>
            <text:p text:style-name="P12"><text:a xlink:type="simple" xlink:href="https://docs.ansible.com/ansible/2.4/expect_module.html" text:style-name="Internet_20_link" text:visited-style-name="Visited_20_Internet_20_Link">expect</text:a>: Ejecuta un comando y proporciona una respuesta</text:p>
          </text:list-item>
          <text:list-item>
            <text:p text:style-name="P12"><text:a xlink:type="simple" xlink:href="https://docs.ansible.com/ansible/2.4/list_of_crypto_modules.html" text:style-name="Internet_20_link" text:visited-style-name="Visited_20_Internet_20_Link">Certificados y pares de claves</text:a></text:p>
          </text:list-item>
          <text:list-item>
            <text:p text:style-name="P12"><text:a xlink:type="simple" xlink:href="https://docs.ansible.com/ansible/2.4/list_of_net_tools_modules.html#ldap" text:style-name="Internet_20_link" text:visited-style-name="Visited_20_Internet_20_Link">LDAP</text:a></text:p>
          </text:list-item>
          <text:list-item>
            <text:p text:style-name="P12"><text:a xlink:type="simple" xlink:href="https://docs.ansible.com/ansible/2.4/list_of_notification_modules.html" text:style-name="Internet_20_link" text:visited-style-name="Visited_20_Internet_20_Link">Notificaciones</text:a></text:p>
          </text:list-item>
          <text:list-item>
            <text:p text:style-name="P12"><text:a xlink:type="simple" xlink:href="https://docs.ansible.com/ansible/2.4/list_of_source_control_modules.html" text:style-name="Internet_20_link" text:visited-style-name="Visited_20_Internet_20_Link">Sistemas de control de versiones</text:a></text:p>
          </text:list-item>
          <text:list-item>
            <text:p text:style-name="P12"><text:a xlink:type="simple" xlink:href="https://docs.ansible.com/ansible/2.4/list_of_system_modules.html" text:style-name="Internet_20_link" text:visited-style-name="Visited_20_Internet_20_Link">Sistema</text:a></text:p>
          </text:list-item>
          <text:list-item>
            <text:p text:style-name="P12"><text:a xlink:type="simple" xlink:href="https://docs.ansible.com/ansible/2.4/list_of_windows_modules.html" text:style-name="Internet_20_link" text:visited-style-name="Visited_20_Internet_20_Link">Windows</text:a></text:p>
          </text:list-item>
        </text:list>
        <text:h text:style-name="Heading_20_3" text:outline-level="3"><text:bookmark text:name="trueansible-awx"/>F.2. Ansible AWX</text:h>
        <text:p text:style-name="Text_20_body"><text:a xlink:type="simple" xlink:href="https://github.com/ansible/awx" text:style-name="Internet_20_link" text:visited-style-name="Visited_20_Internet_20_Link">Ansible AWX</text:a> es una interfaz web para la administración de playbooks Ansible. Se trata de la versión open source de <text:a xlink:type="simple" xlink:href="https://www.ansible.com/products/tower" text:style-name="Internet_20_link" text:visited-style-name="Visited_20_Internet_20_Link">Ansible Tower</text:a>.</text:p>
        <text:p text:style-name="Text_20_body">Para una prueba, <text:a xlink:type="simple" xlink:href="https://www.jeffgeerling.com/blog/2017/get-started-using-ansible-awx-open-source-tower-version-one-minute" text:style-name="Internet_20_link" text:visited-style-name="Visited_20_Internet_20_Link">descarga Ansible AWX</text:a></text:p>
      </text:section>
      <text:section text:style-name="Sect1" text:name="footer">
        <text:p text:style-name="Standard"/>
        <text:section text:style-name="Sect1" text:name="footer-text">
          <text:p text:style-name="Standard">Last updated 2019-02-19 00:00:58 CET </text:p>
        </text:section>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8T09:05:11.134686932</meta:creation-date>
    <dc:date>2019-10-03T20:40:25.120586773</dc:date>
    <meta:editing-duration>PT3M20S</meta:editing-duration>
    <meta:editing-cycles>5</meta:editing-cycles>
    <meta:generator>LibreOffice/6.0.7.3$Linux_X86_64 LibreOffice_project/00m0$Build-3</meta:generator>
    <meta:document-statistic meta:table-count="46" meta:image-count="1" meta:object-count="0" meta:page-count="37" meta:paragraph-count="1263" meta:word-count="8495" meta:character-count="59571" meta:non-whitespace-character-count="49436"/>
  </office:meta>
</office:document-meta>
</file>